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4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00" style:cell-protect="non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00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CC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CC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CC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4">
      <style:table-cell-properties fo:border="thin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4">
      <style:table-cell-properties fo:border="thin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Default" style:data-style-name="N4">
      <style:table-cell-properties fo:border-top="thin solid #000000" fo:border-bottom="none" fo:border-left="none" fo:border-right="none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.132291666666667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1.69333333333333cm"/>
    </style:style>
    <style:style style:name="ro1" style:family="table-row">
      <style:table-row-properties style:row-height="43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22.9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Verbas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1" table:default-cell-style-name="ce1"/>
        <table:table-row table:style-name="ro1">
          <table:table-cell table:number-columns-repeated="2" table:style-name="ce2"/>
          <table:table-cell office:value-type="string" table:number-columns-spanned="19" table:number-rows-spanned="1" table:style-name="ce11">
            <text:p/>
          </table:table-cell>
          <table:covered-table-cell table:number-columns-repeated="18"/>
          <table:table-cell table:number-columns-repeated="2" table:style-name="ce2"/>
          <table:table-cell table:number-columns-repeated="16361"/>
        </table:table-row>
        <table:table-row table:style-name="ro2">
          <table:table-cell office:value-type="string" table:number-columns-spanned="23" table:number-rows-spanned="1" table:style-name="ce13">
            <text:p><text:span text:style-name="T1">VERBAS INDENIZATÓRIAS E OUTRAS REMUNERAÇÕES TEMPORÁRIAS</text:span></text:p>
          </table:table-cell>
          <table:covered-table-cell table:number-columns-repeated="22"/>
          <table:table-cell table:number-columns-repeated="16361"/>
        </table:table-row>
        <table:table-row table:style-name="ro2">
          <table:table-cell office:value-type="string" table:number-columns-spanned="23" table:number-rows-spanned="1" table:style-name="ce34">
            <text:p><text:span text:style-name="T2">RESOLUÇÃO Nº 200, DE 10 DE JULHO DE 2019</text:span></text:p>
          </table:table-cell>
          <table:covered-table-cell table:number-columns-repeated="22"/>
          <table:table-cell table:number-columns-repeated="16361"/>
        </table:table-row>
        <table:table-row table:style-name="ro3">
          <table:table-cell office:value-type="string" table:number-columns-spanned="4" table:number-rows-spanned="1" table:style-name="ce17">
            <text:p><text:span text:style-name="T3">Mês/ano de referência: 07/2021</text:span></text:p>
          </table:table-cell>
          <table:covered-table-cell table:number-columns-repeated="3"/>
          <table:table-cell office:value-type="string" table:number-columns-spanned="7" table:number-rows-spanned="1" table:style-name="ce19">
            <text:p><text:span text:style-name="T3">VERBAS INDENIZATÓRIAS¹</text:span></text:p>
          </table:table-cell>
          <table:covered-table-cell table:number-columns-repeated="6"/>
          <table:table-cell office:value-type="string" table:number-columns-spanned="12" table:number-rows-spanned="1" table:style-name="ce19">
            <text:p><text:span text:style-name="T3">OUTRAS REMUNERAÇÕES TEMPORÁRIAS²</text:span></text:p>
          </table:table-cell>
          <table:covered-table-cell table:number-columns-repeated="11"/>
          <table:table-cell table:number-columns-repeated="16361"/>
        </table:table-row>
        <table:table-row table:style-name="ro4">
          <table:table-cell office:value-type="string" table:style-name="ce21">
            <text:p><text:span text:style-name="T4">Matrícula</text:span></text:p>
          </table:table-cell>
          <table:table-cell office:value-type="string" table:number-columns-spanned="2" table:number-rows-spanned="1" table:style-name="ce22">
            <text:p><text:span text:style-name="T4">Nome</text:span></text:p>
          </table:table-cell>
          <table:covered-table-cell/>
          <table:table-cell office:value-type="string" table:style-name="ce21">
            <text:p><text:span text:style-name="T4">Cargo/Função</text:span></text:p>
          </table:table-cell>
          <table:table-cell office:value-type="string" table:style-name="ce21">
            <text:p><text:span text:style-name="T4">Lotação</text:span></text:p>
          </table:table-cell>
          <table:table-cell office:value-type="string" table:style-name="ce24">
            <text:p><text:span text:style-name="T4">Auxílio Alimentação Membros (01)</text:span></text:p>
          </table:table-cell>
          <table:table-cell office:value-type="string" table:style-name="ce24">
            <text:p><text:span text:style-name="T4">Auxílio Alimentação Servidores (02)</text:span></text:p>
          </table:table-cell>
          <table:table-cell office:value-type="string" table:style-name="ce24">
            <text:p><text:span text:style-name="T4">Auxílio Saúde Servidores (03)</text:span></text:p>
          </table:table-cell>
          <table:table-cell office:value-type="string" table:style-name="ce24">
            <text:p><text:span text:style-name="T4">Auxílio Saúde Pensão (04)</text:span></text:p>
          </table:table-cell>
          <table:table-cell office:value-type="string" table:style-name="ce24">
            <text:p><text:span text:style-name="T4">Auxílio Saúde Servidores Aposentados (05)</text:span></text:p>
          </table:table-cell>
          <table:table-cell office:value-type="string" table:style-name="ce24">
            <text:p><text:span text:style-name="T4">Auxílio Saúde (06)</text:span></text:p>
          </table:table-cell>
          <table:table-cell office:value-type="string" table:style-name="ce24">
            <text:p><text:span text:style-name="T4">Grat por Acumulação de Cargos e Funcões (7)</text:span></text:p>
          </table:table-cell>
          <table:table-cell office:value-type="string" table:style-name="ce24">
            <text:p><text:span text:style-name="T4">Dif Incor Tributada Exercício Anterior (8)</text:span></text:p>
          </table:table-cell>
          <table:table-cell office:value-type="string" table:style-name="ce24">
            <text:p><text:span text:style-name="T4">Gratificação de Capacitação Retroativa (9)</text:span></text:p>
          </table:table-cell>
          <table:table-cell office:value-type="string" table:style-name="ce24">
            <text:p><text:span text:style-name="T4">Dif Substituição Extraquadro (10)</text:span></text:p>
          </table:table-cell>
          <table:table-cell office:value-type="string" table:style-name="ce24">
            <text:p><text:span text:style-name="T4">Diferença Salarial Retroativo (11)</text:span></text:p>
          </table:table-cell>
          <table:table-cell office:value-type="string" table:style-name="ce24">
            <text:p><text:span text:style-name="T4">Abono de Permanência Retroativo (12)</text:span></text:p>
          </table:table-cell>
          <table:table-cell office:value-type="string" table:style-name="ce24">
            <text:p><text:span text:style-name="T4">PAE Tributado (13)</text:span></text:p>
          </table:table-cell>
          <table:table-cell office:value-type="string" table:style-name="ce24">
            <text:p><text:span text:style-name="T4">CCMP Retroativo (14)</text:span></text:p>
          </table:table-cell>
          <table:table-cell office:value-type="string" table:style-name="ce24">
            <text:p><text:span text:style-name="T4">Gratificação G.U.A (15)</text:span></text:p>
          </table:table-cell>
          <table:table-cell office:value-type="string" table:number-columns-spanned="2" table:number-rows-spanned="1" table:style-name="ce25">
            <text:p><text:span text:style-name="T4">Indenizações Para Inativo Civil (16)</text:span></text:p>
          </table:table-cell>
          <table:covered-table-cell/>
          <table:table-cell office:value-type="string" table:style-name="ce27">
            <text:p><text:span text:style-name="T4">Total Pago³</text:span></text:p>
          </table:table-cell>
          <table:table-cell table:number-columns-repeated="16361"/>
        </table:table-row>
        <table:table-row table:style-name="ro5">
          <table:table-cell office:value-type="float" office:value="36461" table:style-name="ce28">
            <text:p>36461</text:p>
          </table:table-cell>
          <table:table-cell office:value-type="string" table:number-columns-spanned="2" table:number-rows-spanned="1" table:style-name="ce29">
            <text:p><text:span text:style-name="T5">ABELARDO TOWNES DE CASTRO JUNIOR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4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39372" table:style-name="ce28">
            <text:p>39372</text:p>
          </table:table-cell>
          <table:table-cell office:value-type="string" table:number-columns-spanned="2" table:number-rows-spanned="1" table:style-name="ce29">
            <text:p><text:span text:style-name="T5">ABRAAO ELIAS ABUGOCHE PAES LEM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8521" table:style-name="ce28">
            <text:p>28521</text:p>
          </table:table-cell>
          <table:table-cell office:value-type="string" table:number-columns-spanned="2" table:number-rows-spanned="1" table:style-name="ce29">
            <text:p><text:span text:style-name="T5">ADAILDO SOARES MOR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1.22999999999999" table:style-name="ce31">
            <text:p>141,23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941.23" table:style-name="ce31">
            <text:p>941,23</text:p>
          </table:table-cell>
          <table:table-cell table:number-columns-repeated="16361"/>
        </table:table-row>
        <table:table-row table:style-name="ro5">
          <table:table-cell office:value-type="float" office:value="46131" table:style-name="ce28">
            <text:p>46131</text:p>
          </table:table-cell>
          <table:table-cell office:value-type="string" table:number-columns-spanned="2" table:number-rows-spanned="1" table:style-name="ce29">
            <text:p><text:span text:style-name="T5">ADAILTON JOSE SILVA DE MORA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INFRAESTRUTURA E SEG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011" table:style-name="ce28">
            <text:p>55011</text:p>
          </table:table-cell>
          <table:table-cell office:value-type="string" table:number-columns-spanned="2" table:number-rows-spanned="1" table:style-name="ce29">
            <text:p><text:span text:style-name="T5">ADAL DA SILVA MAIA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901" table:style-name="ce28">
            <text:p>54901</text:p>
          </table:table-cell>
          <table:table-cell office:value-type="string" table:number-columns-spanned="2" table:number-rows-spanned="1" table:style-name="ce29">
            <text:p><text:span text:style-name="T5">ADALBERTO RODRIGU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312" table:style-name="ce28">
            <text:p>50312</text:p>
          </table:table-cell>
          <table:table-cell office:value-type="string" table:number-columns-spanned="2" table:number-rows-spanned="1" table:style-name="ce29">
            <text:p><text:span text:style-name="T5">ADALCIANE CAMILO DANTAS DE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2121" table:style-name="ce28">
            <text:p>32121</text:p>
          </table:table-cell>
          <table:table-cell office:value-type="string" table:number-columns-spanned="2" table:number-rows-spanned="1" table:style-name="ce29">
            <text:p><text:span text:style-name="T5">ADELAIDE MARIA DE ARAUJO VIEIRA NASCIMENT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GJ SECRETARIA DOS ORGAOS COLEGI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102" table:style-name="ce28">
            <text:p>38102</text:p>
          </table:table-cell>
          <table:table-cell office:value-type="string" table:number-columns-spanned="2" table:number-rows-spanned="1" table:style-name="ce29">
            <text:p><text:span text:style-name="T5">ADENILSON DE SOUZ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ESPEC DE COMBATE EVASAO FISC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0341" table:style-name="ce28">
            <text:p>40341</text:p>
          </table:table-cell>
          <table:table-cell office:value-type="string" table:number-columns-spanned="2" table:number-rows-spanned="1" table:style-name="ce29">
            <text:p><text:span text:style-name="T5">ADIR PEREIRA VASQ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7081" table:style-name="ce28">
            <text:p>17081</text:p>
          </table:table-cell>
          <table:table-cell office:value-type="string" table:number-columns-spanned="2" table:number-rows-spanned="1" table:style-name="ce29">
            <text:p><text:span text:style-name="T5">ADMILSON OLIVEIRA E SILV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368.91" table:style-name="ce31">
            <text:p>3.368,91</text:p>
          </table:table-cell>
          <table:table-cell table:number-columns-repeated="16361"/>
        </table:table-row>
        <table:table-row table:style-name="ro5">
          <table:table-cell office:value-type="float" office:value="5830" table:style-name="ce28">
            <text:p>5830</text:p>
          </table:table-cell>
          <table:table-cell office:value-type="string" table:number-columns-spanned="2" table:number-rows-spanned="1" table:style-name="ce29">
            <text:p><text:span text:style-name="T5">AECIO LIMA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 JUST ESP DE DEFESA DO PATRIM PUBLIC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331" table:style-name="ce28">
            <text:p>55331</text:p>
          </table:table-cell>
          <table:table-cell office:value-type="string" table:number-columns-spanned="2" table:number-rows-spanned="1" table:style-name="ce29">
            <text:p><text:span text:style-name="T5">AGDA MENEZES CABRAL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XAPURI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841" table:style-name="ce28">
            <text:p>47841</text:p>
          </table:table-cell>
          <table:table-cell office:value-type="string" table:number-columns-spanned="2" table:number-rows-spanned="1" table:style-name="ce29">
            <text:p><text:span text:style-name="T5">AGENAIRA FRANCIELLY MARIANO 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121" table:style-name="ce28">
            <text:p>53121</text:p>
          </table:table-cell>
          <table:table-cell office:value-type="string" table:number-columns-spanned="2" table:number-rows-spanned="1" table:style-name="ce29">
            <text:p><text:span text:style-name="T5">AGENILDO DE MELO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9251" table:style-name="ce28">
            <text:p>29251</text:p>
          </table:table-cell>
          <table:table-cell office:value-type="string" table:number-columns-spanned="2" table:number-rows-spanned="1" table:style-name="ce29">
            <text:p><text:span text:style-name="T5">AGILEUDO FERNANDES DA SILV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UNIDADE ADMINISTRATIVA DE SENA MADU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10" table:style-name="ce28">
            <text:p>6010</text:p>
          </table:table-cell>
          <table:table-cell office:value-type="string" table:number-columns-spanned="2" table:number-rows-spanned="1" table:style-name="ce29">
            <text:p><text:span text:style-name="T5">AGNALDO TEIXEIRA DAMASCE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4091" table:style-name="ce28">
            <text:p>34091</text:p>
          </table:table-cell>
          <table:table-cell office:value-type="string" table:number-columns-spanned="2" table:number-rows-spanned="1" table:style-name="ce29">
            <text:p><text:span text:style-name="T5">AGNES DE NAZARE DOS SANTOS BRASIL WESTER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500" table:style-name="ce31">
            <text:p>2.5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500" table:style-name="ce31">
            <text:p>2.500,00</text:p>
          </table:table-cell>
          <table:table-cell table:number-columns-repeated="16361"/>
        </table:table-row>
        <table:table-row table:style-name="ro5">
          <table:table-cell office:value-type="float" office:value="50581" table:style-name="ce28">
            <text:p>50581</text:p>
          </table:table-cell>
          <table:table-cell office:value-type="string" table:number-columns-spanned="2" table:number-rows-spanned="1" table:style-name="ce29">
            <text:p><text:span text:style-name="T5">AGOSTINHO TROVAO DOS SANT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62" table:style-name="ce28">
            <text:p>5862</text:p>
          </table:table-cell>
          <table:table-cell office:value-type="string" table:number-columns-spanned="2" table:number-rows-spanned="1" table:style-name="ce29">
            <text:p><text:span text:style-name="T5">ALADIO LUIZ JARDILINO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721" table:style-name="ce28">
            <text:p>45721</text:p>
          </table:table-cell>
          <table:table-cell office:value-type="string" table:number-columns-spanned="2" table:number-rows-spanned="1" table:style-name="ce29">
            <text:p><text:span text:style-name="T5">ALAINE COSTA LEMES SILVERI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F DA CRIANCA E ADOLESCENTE CR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591" table:style-name="ce28">
            <text:p>57591</text:p>
          </table:table-cell>
          <table:table-cell office:value-type="string" table:number-columns-spanned="2" table:number-rows-spanned="1" table:style-name="ce29">
            <text:p><text:span text:style-name="T5">ALAN DE OLIVEIRA DANTAS CRU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CURAD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111" table:style-name="ce28">
            <text:p>41111</text:p>
          </table:table-cell>
          <table:table-cell office:value-type="string" table:number-columns-spanned="2" table:number-rows-spanned="1" table:style-name="ce29">
            <text:p><text:span text:style-name="T5">ALBERTINA SOMBRA DA COSTA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000" table:style-name="ce31">
            <text:p>10.000,00</text:p>
          </table:table-cell>
          <table:table-cell table:number-columns-repeated="16361"/>
        </table:table-row>
        <table:table-row table:style-name="ro5">
          <table:table-cell office:value-type="float" office:value="56951" table:style-name="ce28">
            <text:p>56951</text:p>
          </table:table-cell>
          <table:table-cell office:value-type="string" table:number-columns-spanned="2" table:number-rows-spanned="1" table:style-name="ce29">
            <text:p><text:span text:style-name="T5">ALCIBETH PESSOA DE QUEIROZ MAI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J SECRETARIA DOS ORGAOS COLEGI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6302.61" table:style-name="ce31">
            <text:p>6.302,6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7102.61" table:style-name="ce31">
            <text:p>7.102,61</text:p>
          </table:table-cell>
          <table:table-cell table:number-columns-repeated="16361"/>
        </table:table-row>
        <table:table-row table:style-name="ro5">
          <table:table-cell office:value-type="float" office:value="54191" table:style-name="ce28">
            <text:p>54191</text:p>
          </table:table-cell>
          <table:table-cell office:value-type="string" table:number-columns-spanned="2" table:number-rows-spanned="1" table:style-name="ce29">
            <text:p><text:span text:style-name="T5">ALDEMIR PINHEIRO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772" table:style-name="ce28">
            <text:p>45772</text:p>
          </table:table-cell>
          <table:table-cell office:value-type="string" table:number-columns-spanned="2" table:number-rows-spanned="1" table:style-name="ce29">
            <text:p><text:span text:style-name="T5">ALDERLENE CASTR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SENADOR GUIOMARD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381" table:style-name="ce28">
            <text:p>54381</text:p>
          </table:table-cell>
          <table:table-cell office:value-type="string" table:number-columns-spanned="2" table:number-rows-spanned="1" table:style-name="ce29">
            <text:p><text:span text:style-name="T5">ALDO COLOMBO JUNIOR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16" table:style-name="ce28">
            <text:p>5916</text:p>
          </table:table-cell>
          <table:table-cell office:value-type="string" table:number-columns-spanned="2" table:number-rows-spanned="1" table:style-name="ce29">
            <text:p><text:span text:style-name="T5">ALDO SERGIO ALVES FI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RIMINAL DE SENA MADU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81" table:style-name="ce28">
            <text:p>43781</text:p>
          </table:table-cell>
          <table:table-cell office:value-type="string" table:number-columns-spanned="2" table:number-rows-spanned="1" table:style-name="ce29">
            <text:p><text:span text:style-name="T5">ALEKINE LOPES DOS SANTO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 ESP DE HABITACAO E URBANISMO<text:s/>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9432.9500000000007" table:style-name="ce31">
            <text:p>9.432,95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4574.97" table:style-name="ce31">
            <text:p>14.574,97</text:p>
          </table:table-cell>
          <table:table-cell table:number-columns-repeated="16361"/>
        </table:table-row>
        <table:table-row table:style-name="ro5">
          <table:table-cell office:value-type="float" office:value="39201" table:style-name="ce28">
            <text:p>39201</text:p>
          </table:table-cell>
          <table:table-cell office:value-type="string" table:number-columns-spanned="2" table:number-rows-spanned="1" table:style-name="ce29">
            <text:p><text:span text:style-name="T5">ALESSANDRA ALMEIDA MEZERHAN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5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7101" table:style-name="ce28">
            <text:p>7101</text:p>
          </table:table-cell>
          <table:table-cell office:value-type="string" table:number-columns-spanned="2" table:number-rows-spanned="1" table:style-name="ce29">
            <text:p><text:span text:style-name="T5">ALESSANDRA GARCIA MARQUE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OTORIA ESP DE DEF DO CONSUMIDOR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6011" table:style-name="ce28">
            <text:p>46011</text:p>
          </table:table-cell>
          <table:table-cell office:value-type="string" table:number-columns-spanned="2" table:number-rows-spanned="1" table:style-name="ce29">
            <text:p><text:span text:style-name="T5">ALESSANDRA MEIRELES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391" table:style-name="ce28">
            <text:p>46391</text:p>
          </table:table-cell>
          <table:table-cell office:value-type="string" table:number-columns-spanned="2" table:number-rows-spanned="1" table:style-name="ce29">
            <text:p><text:span text:style-name="T5">ALESSANDRA ORTIZ D AVIL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192" table:style-name="ce28">
            <text:p>51192</text:p>
          </table:table-cell>
          <table:table-cell office:value-type="string" table:number-columns-spanned="2" table:number-rows-spanned="1" table:style-name="ce29">
            <text:p><text:span text:style-name="T5">ALESSANDRA PEREIR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6902" table:style-name="ce28">
            <text:p>26902</text:p>
          </table:table-cell>
          <table:table-cell office:value-type="string" table:number-columns-spanned="2" table:number-rows-spanned="1" table:style-name="ce29">
            <text:p><text:span text:style-name="T5">ALESSANDRO LEITE FERREI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25.43" table:style-name="ce31">
            <text:p>3.325,43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4125.43" table:style-name="ce31">
            <text:p>4.125,43</text:p>
          </table:table-cell>
          <table:table-cell table:number-columns-repeated="16361"/>
        </table:table-row>
        <table:table-row table:style-name="ro5">
          <table:table-cell office:value-type="float" office:value="5913" table:style-name="ce28">
            <text:p>5913</text:p>
          </table:table-cell>
          <table:table-cell office:value-type="string" table:number-columns-spanned="2" table:number-rows-spanned="1" table:style-name="ce29">
            <text:p><text:span text:style-name="T5">ALEX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802" table:style-name="ce28">
            <text:p>53802</text:p>
          </table:table-cell>
          <table:table-cell office:value-type="string" table:number-columns-spanned="2" table:number-rows-spanned="1" table:style-name="ce29">
            <text:p><text:span text:style-name="T5">ALEXANDRE DE SOUZA FARI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831" table:style-name="ce28">
            <text:p>46831</text:p>
          </table:table-cell>
          <table:table-cell office:value-type="string" table:number-columns-spanned="2" table:number-rows-spanned="1" table:style-name="ce29">
            <text:p><text:span text:style-name="T5">ALINE DAYANE BRUN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99" table:style-name="ce28">
            <text:p>5799</text:p>
          </table:table-cell>
          <table:table-cell office:value-type="string" table:number-columns-spanned="2" table:number-rows-spanned="1" table:style-name="ce29">
            <text:p><text:span text:style-name="T5">ALINE RARIANE PARENTE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EPITACIOLAND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8441" table:style-name="ce28">
            <text:p>28441</text:p>
          </table:table-cell>
          <table:table-cell office:value-type="string" table:number-columns-spanned="2" table:number-rows-spanned="1" table:style-name="ce29">
            <text:p><text:span text:style-name="T5">ALLEN SANTOS DE MESQUIT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6861" table:style-name="ce28">
            <text:p>16861</text:p>
          </table:table-cell>
          <table:table-cell office:value-type="string" table:number-columns-spanned="2" table:number-rows-spanned="1" table:style-name="ce29">
            <text:p><text:span text:style-name="T5">ALMIR FERNANDES BRANC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2 PROM ESP DE DEF CRIANCA E ADOLESCENTE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1842" table:style-name="ce28">
            <text:p>41842</text:p>
          </table:table-cell>
          <table:table-cell office:value-type="string" table:number-columns-spanned="2" table:number-rows-spanned="1" table:style-name="ce29">
            <text:p><text:span text:style-name="T5">ALVARO LUCAS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7281" table:style-name="ce28">
            <text:p>7281</text:p>
          </table:table-cell>
          <table:table-cell office:value-type="string" table:number-columns-spanned="2" table:number-rows-spanned="1" table:style-name="ce29">
            <text:p><text:span text:style-name="T5">ALVARO LUIZ ARAUJO PEREIR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8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5319.33" table:style-name="ce31">
            <text:p>5.319,33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638.66" table:style-name="ce31">
            <text:p>10.638,66</text:p>
          </table:table-cell>
          <table:table-cell table:number-columns-repeated="16361"/>
        </table:table-row>
        <table:table-row table:style-name="ro5">
          <table:table-cell office:value-type="float" office:value="56941" table:style-name="ce28">
            <text:p>56941</text:p>
          </table:table-cell>
          <table:table-cell office:value-type="string" table:number-columns-spanned="2" table:number-rows-spanned="1" table:style-name="ce29">
            <text:p><text:span text:style-name="T5">AMANDA SONAIRA SANTOS DA COSTA ASFURY RODRIG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SECRETA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991" table:style-name="ce28">
            <text:p>53991</text:p>
          </table:table-cell>
          <table:table-cell office:value-type="string" table:number-columns-spanned="2" table:number-rows-spanned="1" table:style-name="ce29">
            <text:p><text:span text:style-name="T5">AMIRALDO RIBEIRO JUS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71" table:style-name="ce28">
            <text:p>50471</text:p>
          </table:table-cell>
          <table:table-cell office:value-type="string" table:number-columns-spanned="2" table:number-rows-spanned="1" table:style-name="ce29">
            <text:p><text:span text:style-name="T5">ANA AMELIA CASTELO MACEDO DE BRIT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3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721" table:style-name="ce28">
            <text:p>57721</text:p>
          </table:table-cell>
          <table:table-cell office:value-type="string" table:number-columns-spanned="2" table:number-rows-spanned="1" table:style-name="ce29">
            <text:p><text:span text:style-name="T5">ANA CAROLINA XIMENES GUERRA LIM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 PROM ESP DE HABITACAO E URBANISM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161" table:style-name="ce28">
            <text:p>57161</text:p>
          </table:table-cell>
          <table:table-cell office:value-type="string" table:number-columns-spanned="2" table:number-rows-spanned="1" table:style-name="ce29">
            <text:p><text:span text:style-name="T5">ANA CAROLINE CARDOSO DE PAUL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751" table:style-name="ce28">
            <text:p>57751</text:p>
          </table:table-cell>
          <table:table-cell office:value-type="string" table:number-columns-spanned="2" table:number-rows-spanned="1" table:style-name="ce29">
            <text:p><text:span text:style-name="T5">ANA CAROLINE COSTA E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31" table:style-name="ce28">
            <text:p>5931</text:p>
          </table:table-cell>
          <table:table-cell office:value-type="string" table:number-columns-spanned="2" table:number-rows-spanned="1" table:style-name="ce29">
            <text:p><text:span text:style-name="T5">ANA CAROLINE DE FREITAS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F DO MEIO AMBIENTE DO JURU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692" table:style-name="ce28">
            <text:p>39692</text:p>
          </table:table-cell>
          <table:table-cell office:value-type="string" table:number-columns-spanned="2" table:number-rows-spanned="1" table:style-name="ce29">
            <text:p><text:span text:style-name="T5">ANA FABIOLA LIMA BES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 DEFESA DA PESSOA IDOS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021" table:style-name="ce28">
            <text:p>56021</text:p>
          </table:table-cell>
          <table:table-cell office:value-type="string" table:number-columns-spanned="2" table:number-rows-spanned="1" table:style-name="ce29">
            <text:p><text:span text:style-name="T5">ANA PAULA POJO FER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681" table:style-name="ce28">
            <text:p>57681</text:p>
          </table:table-cell>
          <table:table-cell office:value-type="string" table:number-columns-spanned="2" table:number-rows-spanned="1" table:style-name="ce29">
            <text:p><text:span text:style-name="T5">ANADIO MOREIRA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111" table:style-name="ce28">
            <text:p>46111</text:p>
          </table:table-cell>
          <table:table-cell office:value-type="string" table:number-columns-spanned="2" table:number-rows-spanned="1" table:style-name="ce29">
            <text:p><text:span text:style-name="T5">ANALU FERNANDA GOLFE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7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36" table:style-name="ce28">
            <text:p>5836</text:p>
          </table:table-cell>
          <table:table-cell office:value-type="string" table:number-columns-spanned="2" table:number-rows-spanned="1" table:style-name="ce29">
            <text:p><text:span text:style-name="T5">ANANDA KATRINE SILV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UCLEO PERM DE INCENTIVO A AUTOCOMPOSICAO NAPA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1582" table:style-name="ce28">
            <text:p>31582</text:p>
          </table:table-cell>
          <table:table-cell office:value-type="string" table:number-columns-spanned="2" table:number-rows-spanned="1" table:style-name="ce29">
            <text:p><text:span text:style-name="T5">ANGELA MARIA FERNANDES FONTES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171" table:style-name="ce28">
            <text:p>52171</text:p>
          </table:table-cell>
          <table:table-cell office:value-type="string" table:number-columns-spanned="2" table:number-rows-spanned="1" table:style-name="ce29">
            <text:p><text:span text:style-name="T5">ANGELO VICTORIO GARDENAL CABRERA CAMOLE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OUVIDO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291" table:style-name="ce28">
            <text:p>3291</text:p>
          </table:table-cell>
          <table:table-cell office:value-type="string" table:number-columns-spanned="2" table:number-rows-spanned="1" table:style-name="ce29">
            <text:p><text:span text:style-name="T5">ANTONIA ALENCAR DE ALBUQUERQUE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611" table:style-name="ce28">
            <text:p>3611</text:p>
          </table:table-cell>
          <table:table-cell office:value-type="string" table:number-columns-spanned="2" table:number-rows-spanned="1" table:style-name="ce29">
            <text:p><text:span text:style-name="T5">ANTONIA DA COSTA PEREIR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8219" table:style-name="ce28">
            <text:p>58219</text:p>
          </table:table-cell>
          <table:table-cell office:value-type="string" table:number-columns-spanned="2" table:number-rows-spanned="1" table:style-name="ce29">
            <text:p><text:span text:style-name="T5">ANTONIA FRANCISC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701" table:style-name="ce28">
            <text:p>55701</text:p>
          </table:table-cell>
          <table:table-cell office:value-type="string" table:number-columns-spanned="2" table:number-rows-spanned="1" table:style-name="ce29">
            <text:p><text:span text:style-name="T5">ANTONIA GLEICIANE BEZERRA MACIA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MANOEL URBA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041" table:style-name="ce28">
            <text:p>46041</text:p>
          </table:table-cell>
          <table:table-cell office:value-type="string" table:number-columns-spanned="2" table:number-rows-spanned="1" table:style-name="ce29">
            <text:p><text:span text:style-name="T5">ANTONIA JANAINA SILVA PACHEC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151" table:style-name="ce28">
            <text:p>53151</text:p>
          </table:table-cell>
          <table:table-cell office:value-type="string" table:number-columns-spanned="2" table:number-rows-spanned="1" table:style-name="ce29">
            <text:p><text:span text:style-name="T5">ANTONIO ACOSTA DI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921" table:style-name="ce28">
            <text:p>55921</text:p>
          </table:table-cell>
          <table:table-cell office:value-type="string" table:number-columns-spanned="2" table:number-rows-spanned="1" table:style-name="ce29">
            <text:p><text:span text:style-name="T5">ANTONIO ALCESTE CALLIL DE CASTRO</text:span></text:p>
          </table:table-cell>
          <table:covered-table-cell/>
          <table:table-cell office:value-type="string" table:style-name="ce28">
            <text:p><text:span text:style-name="T5">PROMOTOR DE JUST DE ENTRANCIA INICIAL</text:span></text:p>
          </table:table-cell>
          <table:table-cell office:value-type="string" table:style-name="ce28">
            <text:p><text:span text:style-name="T5">PROMOTORIA DE JUSTICA CUMULATIVA DE BUJARI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336.89" table:style-name="ce31">
            <text:p>336,89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762.58" table:style-name="ce31">
            <text:p>762,58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9273.52" table:style-name="ce31">
            <text:p>9.273,52</text:p>
          </table:table-cell>
          <table:table-cell table:number-columns-repeated="16361"/>
        </table:table-row>
        <table:table-row table:style-name="ro5">
          <table:table-cell office:value-type="float" office:value="57371" table:style-name="ce28">
            <text:p>57371</text:p>
          </table:table-cell>
          <table:table-cell office:value-type="string" table:number-columns-spanned="2" table:number-rows-spanned="1" table:style-name="ce29">
            <text:p><text:span text:style-name="T5">ANTONIO AMAURI ANERAO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421" table:style-name="ce28">
            <text:p>56421</text:p>
          </table:table-cell>
          <table:table-cell office:value-type="string" table:number-columns-spanned="2" table:number-rows-spanned="1" table:style-name="ce29">
            <text:p><text:span text:style-name="T5">ANTONIO CARLOS DE SOUZA MELO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281" table:style-name="ce28">
            <text:p>56281</text:p>
          </table:table-cell>
          <table:table-cell office:value-type="string" table:number-columns-spanned="2" table:number-rows-spanned="1" table:style-name="ce29">
            <text:p><text:span text:style-name="T5">ANTONIO DANTAS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471" table:style-name="ce28">
            <text:p>51471</text:p>
          </table:table-cell>
          <table:table-cell office:value-type="string" table:number-columns-spanned="2" table:number-rows-spanned="1" table:style-name="ce29">
            <text:p><text:span text:style-name="T5">ANTONIO FRANCINEY DE ALMEIDA ROC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661" table:style-name="ce28">
            <text:p>54661</text:p>
          </table:table-cell>
          <table:table-cell office:value-type="string" table:number-columns-spanned="2" table:number-rows-spanned="1" table:style-name="ce29">
            <text:p><text:span text:style-name="T5">ANTONIO GABRIEL ALMEID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SISTEMAS DE BANCO DE D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7791" table:style-name="ce28">
            <text:p>7791</text:p>
          </table:table-cell>
          <table:table-cell office:value-type="string" table:number-columns-spanned="2" table:number-rows-spanned="1" table:style-name="ce29">
            <text:p><text:span text:style-name="T5">ANTONIO GUEDES DANTAS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53071" table:style-name="ce28">
            <text:p>53071</text:p>
          </table:table-cell>
          <table:table-cell office:value-type="string" table:number-columns-spanned="2" table:number-rows-spanned="1" table:style-name="ce29">
            <text:p><text:span text:style-name="T5">ANTONIO JOSE MACEDO CASTE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791" table:style-name="ce28">
            <text:p>55791</text:p>
          </table:table-cell>
          <table:table-cell office:value-type="string" table:number-columns-spanned="2" table:number-rows-spanned="1" table:style-name="ce29">
            <text:p><text:span text:style-name="T5">ANTONIO JOSE MARQUES GADEL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DE BRASILE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551" table:style-name="ce28">
            <text:p>55551</text:p>
          </table:table-cell>
          <table:table-cell office:value-type="string" table:number-columns-spanned="2" table:number-rows-spanned="1" table:style-name="ce29">
            <text:p><text:span text:style-name="T5">ANTONIO JOSE PEREIRA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0931" table:style-name="ce28">
            <text:p>30931</text:p>
          </table:table-cell>
          <table:table-cell office:value-type="string" table:number-columns-spanned="2" table:number-rows-spanned="1" table:style-name="ce29">
            <text:p><text:span text:style-name="T5">ANTONIO MARTINS MAIA PORT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DEPARTAMENTO DE LICIT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51" table:style-name="ce28">
            <text:p>5851</text:p>
          </table:table-cell>
          <table:table-cell office:value-type="string" table:number-columns-spanned="2" table:number-rows-spanned="1" table:style-name="ce29">
            <text:p><text:span text:style-name="T5">ANTONIO NASCIMENT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0421" table:style-name="ce28">
            <text:p>30421</text:p>
          </table:table-cell>
          <table:table-cell office:value-type="string" table:number-columns-spanned="2" table:number-rows-spanned="1" table:style-name="ce29">
            <text:p><text:span text:style-name="T5">ANTONIO NEURIBERGUE DO REGO COST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NAT DILIGENC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3101" table:style-name="ce28">
            <text:p>33101</text:p>
          </table:table-cell>
          <table:table-cell office:value-type="string" table:number-columns-spanned="2" table:number-rows-spanned="1" table:style-name="ce29">
            <text:p><text:span text:style-name="T5">ANTONIO TADEU RODRIGU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TRIBUNAL REGIONAL ELEITORAL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551" table:style-name="ce28">
            <text:p>56551</text:p>
          </table:table-cell>
          <table:table-cell office:value-type="string" table:number-columns-spanned="2" table:number-rows-spanned="1" table:style-name="ce29">
            <text:p><text:span text:style-name="T5">ANTONIO TIMMERMAM DE PAIVA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041" table:style-name="ce28">
            <text:p>53041</text:p>
          </table:table-cell>
          <table:table-cell office:value-type="string" table:number-columns-spanned="2" table:number-rows-spanned="1" table:style-name="ce29">
            <text:p><text:span text:style-name="T5">ANTONIO VAZ MAGALHA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993" table:style-name="ce28">
            <text:p>51993</text:p>
          </table:table-cell>
          <table:table-cell office:value-type="string" table:number-columns-spanned="2" table:number-rows-spanned="1" table:style-name="ce29">
            <text:p><text:span text:style-name="T5">ANY EVELYN DA SILVA MO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7782" table:style-name="ce28">
            <text:p>37782</text:p>
          </table:table-cell>
          <table:table-cell office:value-type="string" table:number-columns-spanned="2" table:number-rows-spanned="1" table:style-name="ce29">
            <text:p><text:span text:style-name="T5">ARETUZA DE ALMEIDA CRUZ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8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7081" table:style-name="ce28">
            <text:p>57081</text:p>
          </table:table-cell>
          <table:table-cell office:value-type="string" table:number-columns-spanned="2" table:number-rows-spanned="1" table:style-name="ce29">
            <text:p><text:span text:style-name="T5">ARIANA NICOLE VASCONCELOS CARVA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76" table:style-name="ce28">
            <text:p>5976</text:p>
          </table:table-cell>
          <table:table-cell office:value-type="string" table:number-columns-spanned="2" table:number-rows-spanned="1" table:style-name="ce29">
            <text:p><text:span text:style-name="T5">ARLINDO ALMEIDA DE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61" table:style-name="ce28">
            <text:p>5861</text:p>
          </table:table-cell>
          <table:table-cell office:value-type="string" table:number-columns-spanned="2" table:number-rows-spanned="1" table:style-name="ce29">
            <text:p><text:span text:style-name="T5">ARLINDO VICTOR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071" table:style-name="ce28">
            <text:p>51071</text:p>
          </table:table-cell>
          <table:table-cell office:value-type="string" table:number-columns-spanned="2" table:number-rows-spanned="1" table:style-name="ce29">
            <text:p><text:span text:style-name="T5">ARTHUR BRAG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211" table:style-name="ce28">
            <text:p>42211</text:p>
          </table:table-cell>
          <table:table-cell office:value-type="string" table:number-columns-spanned="2" table:number-rows-spanned="1" table:style-name="ce29">
            <text:p><text:span text:style-name="T5">ARTHUR CESAR BRUN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5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111" table:style-name="ce28">
            <text:p>47111</text:p>
          </table:table-cell>
          <table:table-cell office:value-type="string" table:number-columns-spanned="2" table:number-rows-spanned="1" table:style-name="ce29">
            <text:p><text:span text:style-name="T5">ARTHUR CEZAR PINHEIRO LEI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63" table:style-name="ce28">
            <text:p>5863</text:p>
          </table:table-cell>
          <table:table-cell office:value-type="string" table:number-columns-spanned="2" table:number-rows-spanned="1" table:style-name="ce29">
            <text:p><text:span text:style-name="T5">ARYANE DA SILVA PA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2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67" table:style-name="ce28">
            <text:p>5967</text:p>
          </table:table-cell>
          <table:table-cell office:value-type="string" table:number-columns-spanned="2" table:number-rows-spanned="1" table:style-name="ce29">
            <text:p><text:span text:style-name="T5">ARYANE MAIA DOMING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331" table:style-name="ce28">
            <text:p>38331</text:p>
          </table:table-cell>
          <table:table-cell office:value-type="string" table:number-columns-spanned="2" table:number-rows-spanned="1" table:style-name="ce29">
            <text:p><text:span text:style-name="T5">ASSIS RODRIGU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751" table:style-name="ce28">
            <text:p>55751</text:p>
          </table:table-cell>
          <table:table-cell office:value-type="string" table:number-columns-spanned="2" table:number-rows-spanned="1" table:style-name="ce29">
            <text:p><text:span text:style-name="T5">AUDENYR AROSTILDE BELMI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FIN DEPARTAMENTO DE CONTROLE E CUST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961" table:style-name="ce28">
            <text:p>55961</text:p>
          </table:table-cell>
          <table:table-cell office:value-type="string" table:number-columns-spanned="2" table:number-rows-spanned="1" table:style-name="ce29">
            <text:p><text:span text:style-name="T5">AURE RIBEIRO NETO</text:span></text:p>
          </table:table-cell>
          <table:covered-table-cell/>
          <table:table-cell office:value-type="string" table:style-name="ce28">
            <text:p><text:span text:style-name="T5">PROMOTOR DE JUSTICA SUBSTITUTO</text:span></text:p>
          </table:table-cell>
          <table:table-cell office:value-type="string" table:style-name="ce28">
            <text:p><text:span text:style-name="T5">PROMOTORIA DE JUSTICA CUMULATIVA DE MANOEL URBAN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40.44" table:style-name="ce31">
            <text:p>3.040,44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4813.55" table:style-name="ce31">
            <text:p>4.813,55</text:p>
          </table:table-cell>
          <table:table-cell table:number-columns-repeated="16361"/>
        </table:table-row>
        <table:table-row table:style-name="ro5">
          <table:table-cell office:value-type="float" office:value="5052" table:style-name="ce28">
            <text:p>5052</text:p>
          </table:table-cell>
          <table:table-cell office:value-type="string" table:number-columns-spanned="2" table:number-rows-spanned="1" table:style-name="ce29">
            <text:p><text:span text:style-name="T5">AURELIO SOUZA DA SILVA JUNIOR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3 PROCURAD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011" table:style-name="ce28">
            <text:p>54011</text:p>
          </table:table-cell>
          <table:table-cell office:value-type="string" table:number-columns-spanned="2" table:number-rows-spanned="1" table:style-name="ce29">
            <text:p><text:span text:style-name="T5">AURIMAR MELO DA TRINDAD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 DE PLACIDO DE CASTR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082" table:style-name="ce28">
            <text:p>39082</text:p>
          </table:table-cell>
          <table:table-cell office:value-type="string" table:number-columns-spanned="2" table:number-rows-spanned="1" table:style-name="ce29">
            <text:p><text:span text:style-name="T5">BARTIRA RAIMUNDA COSTA FERNANDE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81" table:style-name="ce28">
            <text:p>43881</text:p>
          </table:table-cell>
          <table:table-cell office:value-type="string" table:number-columns-spanned="2" table:number-rows-spanned="1" table:style-name="ce29">
            <text:p><text:span text:style-name="T5">BERNARDO FITERMAN ALBAN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DE JUSTICA CIVEL DE BRASILE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6331" table:style-name="ce28">
            <text:p>56331</text:p>
          </table:table-cell>
          <table:table-cell office:value-type="string" table:number-columns-spanned="2" table:number-rows-spanned="1" table:style-name="ce29">
            <text:p><text:span text:style-name="T5">BIANCA BERNARDES DE MORAES</text:span></text:p>
          </table:table-cell>
          <table:covered-table-cell/>
          <table:table-cell office:value-type="string" table:style-name="ce28">
            <text:p><text:span text:style-name="T5">PROMOTOR DE JUST DE ENTRANCIA INICIAL</text:span></text:p>
          </table:table-cell>
          <table:table-cell office:value-type="string" table:style-name="ce28">
            <text:p><text:span text:style-name="T5">PROMOTORIA DE JUSTICA CIVEL DE FEIJ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762.58" table:style-name="ce31">
            <text:p>762,58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936.6299999999992" table:style-name="ce31">
            <text:p>8.936,63</text:p>
          </table:table-cell>
          <table:table-cell table:number-columns-repeated="16361"/>
        </table:table-row>
        <table:table-row table:style-name="ro5">
          <table:table-cell office:value-type="float" office:value="51651" table:style-name="ce28">
            <text:p>51651</text:p>
          </table:table-cell>
          <table:table-cell office:value-type="string" table:number-columns-spanned="2" table:number-rows-spanned="1" table:style-name="ce29">
            <text:p><text:span text:style-name="T5">BLANCA NUNES FARHAT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991" table:style-name="ce28">
            <text:p>54991</text:p>
          </table:table-cell>
          <table:table-cell office:value-type="string" table:number-columns-spanned="2" table:number-rows-spanned="1" table:style-name="ce29">
            <text:p><text:span text:style-name="T5">BRENDA DE SOUZA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 DO MEIO AMBIENTE E PATRIMONIO HIST.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401" table:style-name="ce28">
            <text:p>51401</text:p>
          </table:table-cell>
          <table:table-cell office:value-type="string" table:number-columns-spanned="2" table:number-rows-spanned="1" table:style-name="ce29">
            <text:p><text:span text:style-name="T5">BRENO COSTA CAMPELO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771" table:style-name="ce28">
            <text:p>50771</text:p>
          </table:table-cell>
          <table:table-cell office:value-type="string" table:number-columns-spanned="2" table:number-rows-spanned="1" table:style-name="ce29">
            <text:p><text:span text:style-name="T5">BRUNA BORGES COSTA E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 PROMOTORIA ESP DE DEF DO CONSUMIDOR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892" table:style-name="ce28">
            <text:p>44892</text:p>
          </table:table-cell>
          <table:table-cell office:value-type="string" table:number-columns-spanned="2" table:number-rows-spanned="1" table:style-name="ce29">
            <text:p><text:span text:style-name="T5">BRUNA DE ABREU ARMANI CARDOS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ESP DE DEF DO CONSUMIDOR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082" table:style-name="ce28">
            <text:p>51082</text:p>
          </table:table-cell>
          <table:table-cell office:value-type="string" table:number-columns-spanned="2" table:number-rows-spanned="1" table:style-name="ce29">
            <text:p><text:span text:style-name="T5">BRUNA OLIVEIR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6702.75" table:style-name="ce31">
            <text:p>6.702,75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7502.75" table:style-name="ce31">
            <text:p>7.502,75</text:p>
          </table:table-cell>
          <table:table-cell table:number-columns-repeated="16361"/>
        </table:table-row>
        <table:table-row table:style-name="ro5">
          <table:table-cell office:value-type="float" office:value="51842" table:style-name="ce28">
            <text:p>51842</text:p>
          </table:table-cell>
          <table:table-cell office:value-type="string" table:number-columns-spanned="2" table:number-rows-spanned="1" table:style-name="ce29">
            <text:p><text:span text:style-name="T5">BRUNA PAULA ARAUJO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85" table:style-name="ce28">
            <text:p>5085</text:p>
          </table:table-cell>
          <table:table-cell office:value-type="string" table:number-columns-spanned="2" table:number-rows-spanned="1" table:style-name="ce29">
            <text:p><text:span text:style-name="T5">BRUNNA CRISTINA BARBOSA CHAA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851" table:style-name="ce28">
            <text:p>45851</text:p>
          </table:table-cell>
          <table:table-cell office:value-type="string" table:number-columns-spanned="2" table:number-rows-spanned="1" table:style-name="ce29">
            <text:p><text:span text:style-name="T5">BRUNNA DE MENDONCA CUN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88" table:style-name="ce28">
            <text:p>5788</text:p>
          </table:table-cell>
          <table:table-cell office:value-type="string" table:number-columns-spanned="2" table:number-rows-spanned="1" table:style-name="ce29">
            <text:p><text:span text:style-name="T5">BRUNO DA SILVA NOGU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ORDENADORIA DE RECURS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043" table:style-name="ce28">
            <text:p>42043</text:p>
          </table:table-cell>
          <table:table-cell office:value-type="string" table:number-columns-spanned="2" table:number-rows-spanned="1" table:style-name="ce29">
            <text:p><text:span text:style-name="T5">BRUNO ROBERTO CAVALCANTE VA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PORTO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4" table:style-name="ce28">
            <text:p>5944</text:p>
          </table:table-cell>
          <table:table-cell office:value-type="string" table:number-columns-spanned="2" table:number-rows-spanned="1" table:style-name="ce29">
            <text:p><text:span text:style-name="T5">CAIO BRUNO DE SOUSA BARROS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RIMINAL DE BRASILE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891" table:style-name="ce28">
            <text:p>49891</text:p>
          </table:table-cell>
          <table:table-cell office:value-type="string" table:number-columns-spanned="2" table:number-rows-spanned="1" table:style-name="ce29">
            <text:p><text:span text:style-name="T5">CAMILA GOMES PIRE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651" table:style-name="ce28">
            <text:p>41651</text:p>
          </table:table-cell>
          <table:table-cell office:value-type="string" table:number-columns-spanned="2" table:number-rows-spanned="1" table:style-name="ce29">
            <text:p><text:span text:style-name="T5">CAMILA MATTOS DE PIN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911" table:style-name="ce28">
            <text:p>55911</text:p>
          </table:table-cell>
          <table:table-cell office:value-type="string" table:number-columns-spanned="2" table:number-rows-spanned="1" table:style-name="ce29">
            <text:p><text:span text:style-name="T5">CARLA SINARA DE OLIVEIRA SANTA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761" table:style-name="ce28">
            <text:p>54761</text:p>
          </table:table-cell>
          <table:table-cell office:value-type="string" table:number-columns-spanned="2" table:number-rows-spanned="1" table:style-name="ce29">
            <text:p><text:span text:style-name="T5">CARLOS AUGUSTO DA COSTA PESCADOR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OTORIA CRIMINAL DE CRUZEIRO DO SU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4800.7" table:style-name="ce31">
            <text:p>4.800,7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9942.7199999999993" table:style-name="ce31">
            <text:p>9.942,72</text:p>
          </table:table-cell>
          <table:table-cell table:number-columns-repeated="16361"/>
        </table:table-row>
        <table:table-row table:style-name="ro5">
          <table:table-cell office:value-type="float" office:value="5815" table:style-name="ce28">
            <text:p>5815</text:p>
          </table:table-cell>
          <table:table-cell office:value-type="string" table:number-columns-spanned="2" table:number-rows-spanned="1" table:style-name="ce29">
            <text:p><text:span text:style-name="T5">CARLOS AUGUSTO DE ARAUJO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1201" table:style-name="ce28">
            <text:p>11201</text:p>
          </table:table-cell>
          <table:table-cell office:value-type="string" table:number-columns-spanned="2" table:number-rows-spanned="1" table:style-name="ce29">
            <text:p><text:span text:style-name="T5">CARLOS ROBERTO DA SILVA MAI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3 PROCURAD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1516.01" table:style-name="ce31">
            <text:p>1.516,0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6835.34" table:style-name="ce31">
            <text:p>6.835,34</text:p>
          </table:table-cell>
          <table:table-cell table:number-columns-repeated="16361"/>
        </table:table-row>
        <table:table-row table:style-name="ro5">
          <table:table-cell office:value-type="float" office:value="51101" table:style-name="ce28">
            <text:p>51101</text:p>
          </table:table-cell>
          <table:table-cell office:value-type="string" table:number-columns-spanned="2" table:number-rows-spanned="1" table:style-name="ce29">
            <text:p><text:span text:style-name="T5">CAROLINA FER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593" table:style-name="ce28">
            <text:p>51593</text:p>
          </table:table-cell>
          <table:table-cell office:value-type="string" table:number-columns-spanned="2" table:number-rows-spanned="1" table:style-name="ce29">
            <text:p><text:span text:style-name="T5">CAROLINNE BEIRUTH VIA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BUJARI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831" table:style-name="ce28">
            <text:p>1831</text:p>
          </table:table-cell>
          <table:table-cell office:value-type="string" table:number-columns-spanned="2" table:number-rows-spanned="1" table:style-name="ce29">
            <text:p><text:span text:style-name="T5">CASSIA MARIA PEREIRA DE SOUZ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7621" table:style-name="ce28">
            <text:p>57621</text:p>
          </table:table-cell>
          <table:table-cell office:value-type="string" table:number-columns-spanned="2" table:number-rows-spanned="1" table:style-name="ce29">
            <text:p><text:span text:style-name="T5">CASSIA ORLANDA DE SOUZA DI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571" table:style-name="ce28">
            <text:p>47571</text:p>
          </table:table-cell>
          <table:table-cell office:value-type="string" table:number-columns-spanned="2" table:number-rows-spanned="1" table:style-name="ce29">
            <text:p><text:span text:style-name="T5">CATHERINE LAMAR DE AZEVE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741" table:style-name="ce28">
            <text:p>52741</text:p>
          </table:table-cell>
          <table:table-cell office:value-type="string" table:number-columns-spanned="2" table:number-rows-spanned="1" table:style-name="ce29">
            <text:p><text:span text:style-name="T5">CATIANA PEREIRA MARCAL DE CARVA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081" table:style-name="ce28">
            <text:p>44081</text:p>
          </table:table-cell>
          <table:table-cell office:value-type="string" table:number-columns-spanned="2" table:number-rows-spanned="1" table:style-name="ce29">
            <text:p><text:span text:style-name="T5">CELINA MARIA NASCIMENTO ARARIPE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000" table:style-name="ce31">
            <text:p>10.000,00</text:p>
          </table:table-cell>
          <table:table-cell table:number-columns-repeated="16361"/>
        </table:table-row>
        <table:table-row table:style-name="ro5">
          <table:table-cell office:value-type="float" office:value="6981" table:style-name="ce28">
            <text:p>6981</text:p>
          </table:table-cell>
          <table:table-cell office:value-type="string" table:number-columns-spanned="2" table:number-rows-spanned="1" table:style-name="ce29">
            <text:p><text:span text:style-name="T5">CELSO JERONIMO DE SOUZ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45572" table:style-name="ce28">
            <text:p>45572</text:p>
          </table:table-cell>
          <table:table-cell office:value-type="string" table:number-columns-spanned="2" table:number-rows-spanned="1" table:style-name="ce29">
            <text:p><text:span text:style-name="T5">CICERO PEREIRA BENICIO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ESA DA SAUDE E PESSOA IDOS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32" table:style-name="ce28">
            <text:p>5832</text:p>
          </table:table-cell>
          <table:table-cell office:value-type="string" table:number-columns-spanned="2" table:number-rows-spanned="1" table:style-name="ce29">
            <text:p><text:span text:style-name="T5">CILEUDO JOSE FERREIRA CHAV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90" table:style-name="ce28">
            <text:p>5790</text:p>
          </table:table-cell>
          <table:table-cell office:value-type="string" table:number-columns-spanned="2" table:number-rows-spanned="1" table:style-name="ce29">
            <text:p><text:span text:style-name="T5">CLARA MENDES GOM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IVEL DE SENA MADU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01" table:style-name="ce28">
            <text:p>5401</text:p>
          </table:table-cell>
          <table:table-cell office:value-type="string" table:number-columns-spanned="2" table:number-rows-spanned="1" table:style-name="ce29">
            <text:p><text:span text:style-name="T5">CLAUDIA MARIA DE PADUA SILV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6" table:style-name="ce28">
            <text:p>5996</text:p>
          </table:table-cell>
          <table:table-cell office:value-type="string" table:number-columns-spanned="2" table:number-rows-spanned="1" table:style-name="ce29">
            <text:p><text:span text:style-name="T5">CLAUDIO ROBERTO PONTES DIOGENES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COMB ORGANIZACOES CRIMINOSAS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9611" table:style-name="ce28">
            <text:p>19611</text:p>
          </table:table-cell>
          <table:table-cell office:value-type="string" table:number-columns-spanned="2" table:number-rows-spanned="1" table:style-name="ce29">
            <text:p><text:span text:style-name="T5">CLAUDIO ROBERTO RIBEIRO DE LIM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GESTAO COM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981" table:style-name="ce28">
            <text:p>56981</text:p>
          </table:table-cell>
          <table:table-cell office:value-type="string" table:number-columns-spanned="2" table:number-rows-spanned="1" table:style-name="ce29">
            <text:p><text:span text:style-name="T5">CLEONILSON FREITAS DO VAL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261" table:style-name="ce28">
            <text:p>49261</text:p>
          </table:table-cell>
          <table:table-cell office:value-type="string" table:number-columns-spanned="2" table:number-rows-spanned="1" table:style-name="ce29">
            <text:p><text:span text:style-name="T5">CLEYCIANE SILVA FER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771" table:style-name="ce28">
            <text:p>52771</text:p>
          </table:table-cell>
          <table:table-cell office:value-type="string" table:number-columns-spanned="2" table:number-rows-spanned="1" table:style-name="ce29">
            <text:p><text:span text:style-name="T5">CLEYSON RICCELY AMORIM DE CASTRO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761" table:style-name="ce28">
            <text:p>51761</text:p>
          </table:table-cell>
          <table:table-cell office:value-type="string" table:number-columns-spanned="2" table:number-rows-spanned="1" table:style-name="ce29">
            <text:p><text:span text:style-name="T5">COSME ALVES SERR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1121" table:style-name="ce28">
            <text:p>11121</text:p>
          </table:table-cell>
          <table:table-cell office:value-type="string" table:number-columns-spanned="2" table:number-rows-spanned="1" table:style-name="ce29">
            <text:p><text:span text:style-name="T5">COSMO LIMA DE SOUZ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2 PROCURAD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46292" table:style-name="ce28">
            <text:p>46292</text:p>
          </table:table-cell>
          <table:table-cell office:value-type="string" table:number-columns-spanned="2" table:number-rows-spanned="1" table:style-name="ce29">
            <text:p><text:span text:style-name="T5">CRISTIANE DO NASCIMENTO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ESP DO CONTROLE EXTERN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751" table:style-name="ce28">
            <text:p>38751</text:p>
          </table:table-cell>
          <table:table-cell office:value-type="string" table:number-columns-spanned="2" table:number-rows-spanned="1" table:style-name="ce29">
            <text:p><text:span text:style-name="T5">CRISTIANE GOMES VI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J SECRETARIA DOS ORGAOS COLEGI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501" table:style-name="ce28">
            <text:p>55501</text:p>
          </table:table-cell>
          <table:table-cell office:value-type="string" table:number-columns-spanned="2" table:number-rows-spanned="1" table:style-name="ce29">
            <text:p><text:span text:style-name="T5">CRISTINA CARDOSO VILAUBA NOLE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82" table:style-name="ce28">
            <text:p>5982</text:p>
          </table:table-cell>
          <table:table-cell office:value-type="string" table:number-columns-spanned="2" table:number-rows-spanned="1" table:style-name="ce29">
            <text:p><text:span text:style-name="T5">DAIANA DE ARAUJO PER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RIMINAL DE TARAUA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30" table:style-name="ce28">
            <text:p>5930</text:p>
          </table:table-cell>
          <table:table-cell office:value-type="string" table:number-columns-spanned="2" table:number-rows-spanned="1" table:style-name="ce29">
            <text:p><text:span text:style-name="T5">DAIANA MEDINA ASSAD AIRES FERNAND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84" table:style-name="ce28">
            <text:p>5784</text:p>
          </table:table-cell>
          <table:table-cell office:value-type="string" table:number-columns-spanned="2" table:number-rows-spanned="1" table:style-name="ce29">
            <text:p><text:span text:style-name="T5">DAISSON GOMES TELES</text:span></text:p>
          </table:table-cell>
          <table:covered-table-cell/>
          <table:table-cell office:value-type="string" table:style-name="ce28">
            <text:p><text:span text:style-name="T5">PROMOTOR DE JUSTICA SUBSTITUTO</text:span></text:p>
          </table:table-cell>
          <table:table-cell office:value-type="string" table:style-name="ce28">
            <text:p><text:span text:style-name="T5">2 PROM JUST ESP DE DEFESA DO PATRIM PUBLIC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40.44" table:style-name="ce31">
            <text:p>3.040,44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4813.55" table:style-name="ce31">
            <text:p>4.813,55</text:p>
          </table:table-cell>
          <table:table-cell table:number-columns-repeated="16361"/>
        </table:table-row>
        <table:table-row table:style-name="ro5">
          <table:table-cell office:value-type="float" office:value="20381" table:style-name="ce28">
            <text:p>20381</text:p>
          </table:table-cell>
          <table:table-cell office:value-type="string" table:number-columns-spanned="2" table:number-rows-spanned="1" table:style-name="ce29">
            <text:p><text:span text:style-name="T5">DANIEL ALVES LOPES PESSO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1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391" table:style-name="ce28">
            <text:p>57391</text:p>
          </table:table-cell>
          <table:table-cell office:value-type="string" table:number-columns-spanned="2" table:number-rows-spanned="1" table:style-name="ce29">
            <text:p><text:span text:style-name="T5">DANIELA MARIA BARROS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801" table:style-name="ce28">
            <text:p>46801</text:p>
          </table:table-cell>
          <table:table-cell office:value-type="string" table:number-columns-spanned="2" table:number-rows-spanned="1" table:style-name="ce29">
            <text:p><text:span text:style-name="T5">DANIELA SINHAZIQUE ARAUJO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7221" table:style-name="ce28">
            <text:p>57221</text:p>
          </table:table-cell>
          <table:table-cell office:value-type="string" table:number-columns-spanned="2" table:number-rows-spanned="1" table:style-name="ce29">
            <text:p><text:span text:style-name="T5">DANIELE HEIDERICH SANTIAG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 DEFESA DA PESSOA IDOS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3501" table:style-name="ce28">
            <text:p>13501</text:p>
          </table:table-cell>
          <table:table-cell office:value-type="string" table:number-columns-spanned="2" table:number-rows-spanned="1" table:style-name="ce29">
            <text:p><text:span text:style-name="T5">DANILO LOVISARO DO NASCIMENT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2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5065" table:style-name="ce28">
            <text:p>5065</text:p>
          </table:table-cell>
          <table:table-cell office:value-type="string" table:number-columns-spanned="2" table:number-rows-spanned="1" table:style-name="ce29">
            <text:p><text:span text:style-name="T5">DANILO SCRAMIN ALVE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CEAF CENTRO DE EST APERF FUN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661" table:style-name="ce28">
            <text:p>49661</text:p>
          </table:table-cell>
          <table:table-cell office:value-type="string" table:number-columns-spanned="2" table:number-rows-spanned="1" table:style-name="ce29">
            <text:p><text:span text:style-name="T5">DANNA SOUSA DE FRANC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2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561" table:style-name="ce28">
            <text:p>54561</text:p>
          </table:table-cell>
          <table:table-cell office:value-type="string" table:number-columns-spanned="2" table:number-rows-spanned="1" table:style-name="ce29">
            <text:p><text:span text:style-name="T5">DARLING LOPES VASQ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221" table:style-name="ce28">
            <text:p>52221</text:p>
          </table:table-cell>
          <table:table-cell office:value-type="string" table:number-columns-spanned="2" table:number-rows-spanned="1" table:style-name="ce29">
            <text:p><text:span text:style-name="T5">DAVID GOMES FARI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7271" table:style-name="ce28">
            <text:p>37271</text:p>
          </table:table-cell>
          <table:table-cell office:value-type="string" table:number-columns-spanned="2" table:number-rows-spanned="1" table:style-name="ce29">
            <text:p><text:span text:style-name="T5">DAYAN MOREIRA ALBUQUERQUE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3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3032.02" table:style-name="ce31">
            <text:p>3.032,0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174.04" table:style-name="ce31">
            <text:p>8.174,04</text:p>
          </table:table-cell>
          <table:table-cell table:number-columns-repeated="16361"/>
        </table:table-row>
        <table:table-row table:style-name="ro5">
          <table:table-cell office:value-type="float" office:value="49781" table:style-name="ce28">
            <text:p>49781</text:p>
          </table:table-cell>
          <table:table-cell office:value-type="string" table:number-columns-spanned="2" table:number-rows-spanned="1" table:style-name="ce29">
            <text:p><text:span text:style-name="T5">DEBORA BIASOLI MARQUE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871" table:style-name="ce28">
            <text:p>56871</text:p>
          </table:table-cell>
          <table:table-cell office:value-type="string" table:number-columns-spanned="2" table:number-rows-spanned="1" table:style-name="ce29">
            <text:p><text:span text:style-name="T5">DEBORA MARIA LOPES DA SILVA OLIVEIR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301" table:style-name="ce28">
            <text:p>46301</text:p>
          </table:table-cell>
          <table:table-cell office:value-type="string" table:number-columns-spanned="2" table:number-rows-spanned="1" table:style-name="ce29">
            <text:p><text:span text:style-name="T5">DEISE NINA DUTR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 EXEC MEDIDAS SOCIOEDUCATIV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89" table:style-name="ce28">
            <text:p>5789</text:p>
          </table:table-cell>
          <table:table-cell office:value-type="string" table:number-columns-spanned="2" table:number-rows-spanned="1" table:style-name="ce29">
            <text:p><text:span text:style-name="T5">DENER AUGUSTO BARBOS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ACRELAND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561" table:style-name="ce28">
            <text:p>56561</text:p>
          </table:table-cell>
          <table:table-cell office:value-type="string" table:number-columns-spanned="2" table:number-rows-spanned="1" table:style-name="ce29">
            <text:p><text:span text:style-name="T5">DENISE ANDRADE DE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7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221" table:style-name="ce28">
            <text:p>56221</text:p>
          </table:table-cell>
          <table:table-cell office:value-type="string" table:number-columns-spanned="2" table:number-rows-spanned="1" table:style-name="ce29">
            <text:p><text:span text:style-name="T5">DEYVISSON GOMES BATI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GESTAO COM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31" table:style-name="ce28">
            <text:p>43831</text:p>
          </table:table-cell>
          <table:table-cell office:value-type="string" table:number-columns-spanned="2" table:number-rows-spanned="1" table:style-name="ce29">
            <text:p><text:span text:style-name="T5">DIANA SORAIA TABALIPA PIMENTEL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3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049" table:style-name="ce28">
            <text:p>5049</text:p>
          </table:table-cell>
          <table:table-cell office:value-type="string" table:number-columns-spanned="2" table:number-rows-spanned="1" table:style-name="ce29">
            <text:p><text:span text:style-name="T5">DIANGLEI MACIEL CAVALCANTE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2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051" table:style-name="ce28">
            <text:p>55051</text:p>
          </table:table-cell>
          <table:table-cell office:value-type="string" table:number-columns-spanned="2" table:number-rows-spanned="1" table:style-name="ce29">
            <text:p><text:span text:style-name="T5">DIEGO COST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932" table:style-name="ce28">
            <text:p>51932</text:p>
          </table:table-cell>
          <table:table-cell office:value-type="string" table:number-columns-spanned="2" table:number-rows-spanned="1" table:style-name="ce29">
            <text:p><text:span text:style-name="T5">DIEGO NEGREIROS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J DEPARTAMENTO DE CERIMON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601" table:style-name="ce28">
            <text:p>54601</text:p>
          </table:table-cell>
          <table:table-cell office:value-type="string" table:number-columns-spanned="2" table:number-rows-spanned="1" table:style-name="ce29">
            <text:p><text:span text:style-name="T5">DILCILENE SALES UCHOA DA CONCEIC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2801" table:style-name="ce28">
            <text:p>32801</text:p>
          </table:table-cell>
          <table:table-cell office:value-type="string" table:number-columns-spanned="2" table:number-rows-spanned="1" table:style-name="ce29">
            <text:p><text:span text:style-name="T5">DIMES AFONSO DIAS PER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TI COORD DE SISTEMAS DE BANCO DE D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17" table:style-name="ce28">
            <text:p>5917</text:p>
          </table:table-cell>
          <table:table-cell office:value-type="string" table:number-columns-spanned="2" table:number-rows-spanned="1" table:style-name="ce29">
            <text:p><text:span text:style-name="T5">DIMITRIA MESQUITA SOARES PI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ORDENADORIA DE RECURS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7" table:style-name="ce28">
            <text:p>5957</text:p>
          </table:table-cell>
          <table:table-cell office:value-type="string" table:number-columns-spanned="2" table:number-rows-spanned="1" table:style-name="ce29">
            <text:p><text:span text:style-name="T5">DJALMA FIRMIANO DA SILV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53" table:style-name="ce28">
            <text:p>5853</text:p>
          </table:table-cell>
          <table:table-cell office:value-type="string" table:number-columns-spanned="2" table:number-rows-spanned="1" table:style-name="ce29">
            <text:p><text:span text:style-name="T5">DORIAN MONTEIRO BRAGA DE CARVA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811" table:style-name="ce28">
            <text:p>51811</text:p>
          </table:table-cell>
          <table:table-cell office:value-type="string" table:number-columns-spanned="2" table:number-rows-spanned="1" table:style-name="ce29">
            <text:p><text:span text:style-name="T5">DOUGLAS DA SILVA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22" table:style-name="ce28">
            <text:p>43722</text:p>
          </table:table-cell>
          <table:table-cell office:value-type="string" table:number-columns-spanned="2" table:number-rows-spanned="1" table:style-name="ce29">
            <text:p><text:span text:style-name="T5">DULCE HELENA DE FREITAS FRANC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3 PROMOTORIA DE JUST CRIMINAL <text:s/>VIOL DOM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673.78" table:style-name="ce31">
            <text:p>673,78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815.8" table:style-name="ce31">
            <text:p>5.815,80</text:p>
          </table:table-cell>
          <table:table-cell table:number-columns-repeated="16361"/>
        </table:table-row>
        <table:table-row table:style-name="ro5">
          <table:table-cell office:value-type="float" office:value="8091" table:style-name="ce28">
            <text:p>8091</text:p>
          </table:table-cell>
          <table:table-cell office:value-type="string" table:number-columns-spanned="2" table:number-rows-spanned="1" table:style-name="ce29">
            <text:p><text:span text:style-name="T5">DURVAL VIEIRA MAI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42521" table:style-name="ce28">
            <text:p>42521</text:p>
          </table:table-cell>
          <table:table-cell office:value-type="string" table:number-columns-spanned="2" table:number-rows-spanned="1" table:style-name="ce29">
            <text:p><text:span text:style-name="T5">DYEGO FRANCISCO ALBUQUERQUE CAMP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ENACAO DE SUP AO PROC ELETRONIC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471" table:style-name="ce28">
            <text:p>45471</text:p>
          </table:table-cell>
          <table:table-cell office:value-type="string" table:number-columns-spanned="2" table:number-rows-spanned="1" table:style-name="ce29">
            <text:p><text:span text:style-name="T5">EDELMAR FERREIR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 DE TEC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86" table:style-name="ce28">
            <text:p>5986</text:p>
          </table:table-cell>
          <table:table-cell office:value-type="string" table:number-columns-spanned="2" table:number-rows-spanned="1" table:style-name="ce29">
            <text:p><text:span text:style-name="T5">EDGAR LIM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881" table:style-name="ce28">
            <text:p>49881</text:p>
          </table:table-cell>
          <table:table-cell office:value-type="string" table:number-columns-spanned="2" table:number-rows-spanned="1" table:style-name="ce29">
            <text:p><text:span text:style-name="T5">EDGARD DE OLIVEIRA NET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0311" table:style-name="ce28">
            <text:p>10311</text:p>
          </table:table-cell>
          <table:table-cell office:value-type="string" table:number-columns-spanned="2" table:number-rows-spanned="1" table:style-name="ce29">
            <text:p><text:span text:style-name="T5">EDILINA LIMA ARARIPE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859" table:style-name="ce28">
            <text:p>5859</text:p>
          </table:table-cell>
          <table:table-cell office:value-type="string" table:number-columns-spanned="2" table:number-rows-spanned="1" table:style-name="ce29">
            <text:p><text:span text:style-name="T5">EDIMAR MOURA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8871" table:style-name="ce28">
            <text:p>28871</text:p>
          </table:table-cell>
          <table:table-cell office:value-type="string" table:number-columns-spanned="2" table:number-rows-spanned="1" table:style-name="ce29">
            <text:p><text:span text:style-name="T5">EDIVALDO TAVARES BARBOS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MOTORIA DE JUSTICA CUMULATIVA DE FEIJ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901" table:style-name="ce28">
            <text:p>56901</text:p>
          </table:table-cell>
          <table:table-cell office:value-type="string" table:number-columns-spanned="2" table:number-rows-spanned="1" table:style-name="ce29">
            <text:p><text:span text:style-name="T5">EDIVANDRO CARMO DO NASCIMENTO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0581" table:style-name="ce28">
            <text:p>10581</text:p>
          </table:table-cell>
          <table:table-cell office:value-type="string" table:number-columns-spanned="2" table:number-rows-spanned="1" table:style-name="ce29">
            <text:p><text:span text:style-name="T5">EDMAR AZEVEDO MONTEIRO FILH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546.22" table:style-name="ce31">
            <text:p>3.546,22</text:p>
          </table:table-cell>
          <table:table-cell table:number-columns-repeated="16361"/>
        </table:table-row>
        <table:table-row table:style-name="ro5">
          <table:table-cell office:value-type="float" office:value="5860" table:style-name="ce28">
            <text:p>5860</text:p>
          </table:table-cell>
          <table:table-cell office:value-type="string" table:number-columns-spanned="2" table:number-rows-spanned="1" table:style-name="ce29">
            <text:p><text:span text:style-name="T5">EDMUNDO DE ARAUJO AGUIA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361" table:style-name="ce28">
            <text:p>53361</text:p>
          </table:table-cell>
          <table:table-cell office:value-type="string" table:number-columns-spanned="2" table:number-rows-spanned="1" table:style-name="ce29">
            <text:p><text:span text:style-name="T5">EDSON ARAUJO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22" table:style-name="ce28">
            <text:p>58222</text:p>
          </table:table-cell>
          <table:table-cell office:value-type="string" table:number-columns-spanned="2" table:number-rows-spanned="1" table:style-name="ce29">
            <text:p><text:span text:style-name="T5">EDUARDA FIGUEIREDO MACH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BRASILE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33.96" table:style-name="ce31">
            <text:p>1.433,96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233.96" table:style-name="ce31">
            <text:p>2.233,96</text:p>
          </table:table-cell>
          <table:table-cell table:number-columns-repeated="16361"/>
        </table:table-row>
        <table:table-row table:style-name="ro5">
          <table:table-cell office:value-type="float" office:value="20971" table:style-name="ce28">
            <text:p>20971</text:p>
          </table:table-cell>
          <table:table-cell office:value-type="string" table:number-columns-spanned="2" table:number-rows-spanned="1" table:style-name="ce29">
            <text:p><text:span text:style-name="T5">EDUARDO CUNHA DUARTE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3841" table:style-name="ce28">
            <text:p>13841</text:p>
          </table:table-cell>
          <table:table-cell office:value-type="string" table:number-columns-spanned="2" table:number-rows-spanned="1" table:style-name="ce29">
            <text:p><text:span text:style-name="T5">EFRAIN ENRIQUE MENDOZA MENDIVIL FI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6 PROM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800" table:style-name="ce31">
            <text:p>14.8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9942.02" table:style-name="ce31">
            <text:p>19.942,02</text:p>
          </table:table-cell>
          <table:table-cell table:number-columns-repeated="16361"/>
        </table:table-row>
        <table:table-row table:style-name="ro5">
          <table:table-cell office:value-type="float" office:value="44493" table:style-name="ce28">
            <text:p>44493</text:p>
          </table:table-cell>
          <table:table-cell office:value-type="string" table:number-columns-spanned="2" table:number-rows-spanned="1" table:style-name="ce29">
            <text:p><text:span text:style-name="T5">EKYLANE RESENDE MOREIRA FILGUEIR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UNIDADE ADMINISTRATIVA DE BRASILE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651" table:style-name="ce28">
            <text:p>53651</text:p>
          </table:table-cell>
          <table:table-cell office:value-type="string" table:number-columns-spanned="2" table:number-rows-spanned="1" table:style-name="ce29">
            <text:p><text:span text:style-name="T5">ELAINE LIMA FER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0461" table:style-name="ce28">
            <text:p>20461</text:p>
          </table:table-cell>
          <table:table-cell office:value-type="string" table:number-columns-spanned="2" table:number-rows-spanned="1" table:style-name="ce29">
            <text:p><text:span text:style-name="T5">ELIANA MENDONCA DA SILVA ARAUJ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FIN DEPARTAMENTO ORCAMENTAR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42" table:style-name="ce28">
            <text:p>43742</text:p>
          </table:table-cell>
          <table:table-cell office:value-type="string" table:number-columns-spanned="2" table:number-rows-spanned="1" table:style-name="ce29">
            <text:p><text:span text:style-name="T5">ELIANE MISAE KINOSHIT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DE JUSTICA CIVEL DE SENADOR GUIOMARD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510.93" table:style-name="ce31">
            <text:p>8.510,93</text:p>
          </table:table-cell>
          <table:table-cell table:number-columns-repeated="16361"/>
        </table:table-row>
        <table:table-row table:style-name="ro5">
          <table:table-cell office:value-type="float" office:value="51602" table:style-name="ce28">
            <text:p>51602</text:p>
          </table:table-cell>
          <table:table-cell office:value-type="string" table:number-columns-spanned="2" table:number-rows-spanned="1" table:style-name="ce29">
            <text:p><text:span text:style-name="T5">ELIAS ANDRADE DE FREIT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RIMINAL DE SENADOR GUIOMARD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0691" table:style-name="ce28">
            <text:p>30691</text:p>
          </table:table-cell>
          <table:table-cell office:value-type="string" table:number-columns-spanned="2" table:number-rows-spanned="1" table:style-name="ce29">
            <text:p><text:span text:style-name="T5">ELIAS DE LIMA CARNEIR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78" table:style-name="ce28">
            <text:p>5078</text:p>
          </table:table-cell>
          <table:table-cell office:value-type="string" table:number-columns-spanned="2" table:number-rows-spanned="1" table:style-name="ce29">
            <text:p><text:span text:style-name="T5">ELIAS FRANCISCO DOS SANTOS JUNIOR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OTORIA ESP DO CONTROLE EXTERN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231" table:style-name="ce28">
            <text:p>43231</text:p>
          </table:table-cell>
          <table:table-cell office:value-type="string" table:number-columns-spanned="2" table:number-rows-spanned="1" table:style-name="ce29">
            <text:p><text:span text:style-name="T5">ELIDA VIEIRA DE FREIT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181" table:style-name="ce28">
            <text:p>52181</text:p>
          </table:table-cell>
          <table:table-cell office:value-type="string" table:number-columns-spanned="2" table:number-rows-spanned="1" table:style-name="ce29">
            <text:p><text:span text:style-name="T5">ELILDO SAMPAIO DE ALBUQUERQU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0741" table:style-name="ce28">
            <text:p>10741</text:p>
          </table:table-cell>
          <table:table-cell office:value-type="string" table:number-columns-spanned="2" table:number-rows-spanned="1" table:style-name="ce29">
            <text:p><text:span text:style-name="T5">ELISEU BUCHMEIER DE OLIVEIR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47552" table:style-name="ce28">
            <text:p>47552</text:p>
          </table:table-cell>
          <table:table-cell office:value-type="string" table:number-columns-spanned="2" table:number-rows-spanned="1" table:style-name="ce29">
            <text:p><text:span text:style-name="T5">ELISSANDRA NASCIMENT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151" table:style-name="ce28">
            <text:p>45151</text:p>
          </table:table-cell>
          <table:table-cell office:value-type="string" table:number-columns-spanned="2" table:number-rows-spanned="1" table:style-name="ce29">
            <text:p><text:span text:style-name="T5">ELIZETE DA SILVA CAMP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FIN DEPARTAMENTO ORCAMENTAR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691" table:style-name="ce28">
            <text:p>45691</text:p>
          </table:table-cell>
          <table:table-cell office:value-type="string" table:number-columns-spanned="2" table:number-rows-spanned="1" table:style-name="ce29">
            <text:p><text:span text:style-name="T5">ENAYLE ALVES FAINO PATRICIO DOS REI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ENACAO DE SUP AO PROC ELETRONIC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741" table:style-name="ce28">
            <text:p>51741</text:p>
          </table:table-cell>
          <table:table-cell office:value-type="string" table:number-columns-spanned="2" table:number-rows-spanned="1" table:style-name="ce29">
            <text:p><text:span text:style-name="T5">ENISSON ALMEIDA QUEIRO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421" table:style-name="ce28">
            <text:p>49421</text:p>
          </table:table-cell>
          <table:table-cell office:value-type="string" table:number-columns-spanned="2" table:number-rows-spanned="1" table:style-name="ce29">
            <text:p><text:span text:style-name="T5">ERICK CAVALCANTI LINHARES LIM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5000" table:style-name="ce31">
            <text:p>5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000" table:style-name="ce31">
            <text:p>5.000,00</text:p>
          </table:table-cell>
          <table:table-cell table:number-columns-repeated="16361"/>
        </table:table-row>
        <table:table-row table:style-name="ro5">
          <table:table-cell office:value-type="float" office:value="54131" table:style-name="ce28">
            <text:p>54131</text:p>
          </table:table-cell>
          <table:table-cell office:value-type="string" table:number-columns-spanned="2" table:number-rows-spanned="1" table:style-name="ce29">
            <text:p><text:span text:style-name="T5">ERLESSON RODRIGU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981" table:style-name="ce28">
            <text:p>52981</text:p>
          </table:table-cell>
          <table:table-cell office:value-type="string" table:number-columns-spanned="2" table:number-rows-spanned="1" table:style-name="ce29">
            <text:p><text:span text:style-name="T5">ERNANDES MARTINS DE MA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641" table:style-name="ce28">
            <text:p>51641</text:p>
          </table:table-cell>
          <table:table-cell office:value-type="string" table:number-columns-spanned="2" table:number-rows-spanned="1" table:style-name="ce29">
            <text:p><text:span text:style-name="T5">ESTEFANIA DE SOUZA BRANDAO ME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EPARTAMENTO DE LICIT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011" table:style-name="ce28">
            <text:p>50011</text:p>
          </table:table-cell>
          <table:table-cell office:value-type="string" table:number-columns-spanned="2" table:number-rows-spanned="1" table:style-name="ce29">
            <text:p><text:span text:style-name="T5">ETHIENE CRISTIANA DUARTE AGUIAR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541" table:style-name="ce28">
            <text:p>50541</text:p>
          </table:table-cell>
          <table:table-cell office:value-type="string" table:number-columns-spanned="2" table:number-rows-spanned="1" table:style-name="ce29">
            <text:p><text:span text:style-name="T5">EUGENIO MOURA DA COST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 ESP DEF DO MEIO AMBIENTE DO JURU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371" table:style-name="ce28">
            <text:p>46371</text:p>
          </table:table-cell>
          <table:table-cell office:value-type="string" table:number-columns-spanned="2" table:number-rows-spanned="1" table:style-name="ce29">
            <text:p><text:span text:style-name="T5">EVELYN YASMIN SOUZA LOBO DA CUN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491" table:style-name="ce28">
            <text:p>42491</text:p>
          </table:table-cell>
          <table:table-cell office:value-type="string" table:number-columns-spanned="2" table:number-rows-spanned="1" table:style-name="ce29">
            <text:p><text:span text:style-name="T5">EVERTON BRITO ALBUQUERQU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CURAD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242" table:style-name="ce28">
            <text:p>49242</text:p>
          </table:table-cell>
          <table:table-cell office:value-type="string" table:number-columns-spanned="2" table:number-rows-spanned="1" table:style-name="ce29">
            <text:p><text:span text:style-name="T5">FABIANNY DIANY DE ARAUJ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AS PROC E PROM CRIMINAI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8111" table:style-name="ce28">
            <text:p>48111</text:p>
          </table:table-cell>
          <table:table-cell office:value-type="string" table:number-columns-spanned="2" table:number-rows-spanned="1" table:style-name="ce29">
            <text:p><text:span text:style-name="T5">FABIO ARAUJO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731" table:style-name="ce28">
            <text:p>55731</text:p>
          </table:table-cell>
          <table:table-cell office:value-type="string" table:number-columns-spanned="2" table:number-rows-spanned="1" table:style-name="ce29">
            <text:p><text:span text:style-name="T5">FABIO FABRICIO PEREIR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COORD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661" table:style-name="ce28">
            <text:p>52661</text:p>
          </table:table-cell>
          <table:table-cell office:value-type="string" table:number-columns-spanned="2" table:number-rows-spanned="1" table:style-name="ce29">
            <text:p><text:span text:style-name="T5">FABRICIA MIRZAELLEN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991" table:style-name="ce28">
            <text:p>46991</text:p>
          </table:table-cell>
          <table:table-cell office:value-type="string" table:number-columns-spanned="2" table:number-rows-spanned="1" table:style-name="ce29">
            <text:p><text:span text:style-name="T5">FABRICIO RODRIGUES FERREIRA DE PAUL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SECRETA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081" table:style-name="ce28">
            <text:p>47081</text:p>
          </table:table-cell>
          <table:table-cell office:value-type="string" table:number-columns-spanned="2" table:number-rows-spanned="1" table:style-name="ce29">
            <text:p><text:span text:style-name="T5">FARLEY SILVA FONSEC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SENADOR GUIOMARD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031" table:style-name="ce28">
            <text:p>57031</text:p>
          </table:table-cell>
          <table:table-cell office:value-type="string" table:number-columns-spanned="2" table:number-rows-spanned="1" table:style-name="ce29">
            <text:p><text:span text:style-name="T5">FATIMA PEREIRA BATI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98" table:style-name="ce28">
            <text:p>5798</text:p>
          </table:table-cell>
          <table:table-cell office:value-type="string" table:number-columns-spanned="2" table:number-rows-spanned="1" table:style-name="ce29">
            <text:p><text:span text:style-name="T5">FELIPE DA SILVA ALMEI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711" table:style-name="ce28">
            <text:p>6711</text:p>
          </table:table-cell>
          <table:table-cell office:value-type="string" table:number-columns-spanned="2" table:number-rows-spanned="1" table:style-name="ce29">
            <text:p><text:span text:style-name="T5">FELISBERTO FERNANDES DA SILVA FI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368.91" table:style-name="ce31">
            <text:p>3.368,91</text:p>
          </table:table-cell>
          <table:table-cell table:number-columns-repeated="16361"/>
        </table:table-row>
        <table:table-row table:style-name="ro5">
          <table:table-cell office:value-type="float" office:value="56431" table:style-name="ce28">
            <text:p>56431</text:p>
          </table:table-cell>
          <table:table-cell office:value-type="string" table:number-columns-spanned="2" table:number-rows-spanned="1" table:style-name="ce29">
            <text:p><text:span text:style-name="T5">FERNANDA CABRAL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8921" table:style-name="ce28">
            <text:p>48921</text:p>
          </table:table-cell>
          <table:table-cell office:value-type="string" table:number-columns-spanned="2" table:number-rows-spanned="1" table:style-name="ce29">
            <text:p><text:span text:style-name="T5">FERNANDA KARLA MAI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321" table:style-name="ce28">
            <text:p>56321</text:p>
          </table:table-cell>
          <table:table-cell office:value-type="string" table:number-columns-spanned="2" table:number-rows-spanned="1" table:style-name="ce29">
            <text:p><text:span text:style-name="T5">FERNANDA LIMA BARROS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 ESP DE EXEC MEDIDAS SOCIOEDUCATIV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611" table:style-name="ce28">
            <text:p>50611</text:p>
          </table:table-cell>
          <table:table-cell office:value-type="string" table:number-columns-spanned="2" table:number-rows-spanned="1" table:style-name="ce29">
            <text:p><text:span text:style-name="T5">FERNANDA PEDROZO LOPES PINT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SECRETA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43" table:style-name="ce28">
            <text:p>5843</text:p>
          </table:table-cell>
          <table:table-cell office:value-type="string" table:number-columns-spanned="2" table:number-rows-spanned="1" table:style-name="ce29">
            <text:p><text:span text:style-name="T5">FERNANDA SOUZA DA ROC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241" table:style-name="ce28">
            <text:p>53241</text:p>
          </table:table-cell>
          <table:table-cell office:value-type="string" table:number-columns-spanned="2" table:number-rows-spanned="1" table:style-name="ce29">
            <text:p><text:span text:style-name="T5">FERNANDO AMIM DE MOU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023" table:style-name="ce28">
            <text:p>46023</text:p>
          </table:table-cell>
          <table:table-cell office:value-type="string" table:number-columns-spanned="2" table:number-rows-spanned="1" table:style-name="ce29">
            <text:p><text:span text:style-name="T5">FERNANDO HENRIQUE SANTOS TERR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2 PROMOTORIA CRIMINAL DE CRUZEIRO DO SU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1516.01" table:style-name="ce31">
            <text:p>1.516,0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6658.03" table:style-name="ce31">
            <text:p>6.658,03</text:p>
          </table:table-cell>
          <table:table-cell table:number-columns-repeated="16361"/>
        </table:table-row>
        <table:table-row table:style-name="ro5">
          <table:table-cell office:value-type="float" office:value="44341" table:style-name="ce28">
            <text:p>44341</text:p>
          </table:table-cell>
          <table:table-cell office:value-type="string" table:number-columns-spanned="2" table:number-rows-spanned="1" table:style-name="ce29">
            <text:p><text:span text:style-name="T5">FERNANDO REGIS CEMBRANEL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DE JUSTICA CRIMINAL DE BRASILE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8213" table:style-name="ce28">
            <text:p>58213</text:p>
          </table:table-cell>
          <table:table-cell office:value-type="string" table:number-columns-spanned="2" table:number-rows-spanned="1" table:style-name="ce29">
            <text:p><text:span text:style-name="T5">FERNANDO SALVATO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1" table:style-name="ce28">
            <text:p>5951</text:p>
          </table:table-cell>
          <table:table-cell office:value-type="string" table:number-columns-spanned="2" table:number-rows-spanned="1" table:style-name="ce29">
            <text:p><text:span text:style-name="T5">FLADSON PEREIRA PAIX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DE PORTO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0821" table:style-name="ce28">
            <text:p>10821</text:p>
          </table:table-cell>
          <table:table-cell office:value-type="string" table:number-columns-spanned="2" table:number-rows-spanned="1" table:style-name="ce29">
            <text:p><text:span text:style-name="T5">FLAVIO AUGUSTO SIQUEIRA DE OLIVEIR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5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43752" table:style-name="ce28">
            <text:p>43752</text:p>
          </table:table-cell>
          <table:table-cell office:value-type="string" table:number-columns-spanned="2" table:number-rows-spanned="1" table:style-name="ce29">
            <text:p><text:span text:style-name="T5">FLAVIO BUSSAB DELLA LIBERA</text:span></text:p>
          </table:table-cell>
          <table:covered-table-cell/>
          <table:table-cell office:value-type="string" table:style-name="ce28">
            <text:p><text:span text:style-name="T5">PROMOTOR DE JUST DE ENTRANCIA INICIAL</text:span></text:p>
          </table:table-cell>
          <table:table-cell office:value-type="string" table:style-name="ce28">
            <text:p><text:span text:style-name="T5">PROMOTORIA DE JUSTICA CUMULATIVA DE PORTO ACRE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336.89" table:style-name="ce31">
            <text:p>336,89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0.47" table:style-name="ce31">
            <text:p>5.310,47</text:p>
          </table:table-cell>
          <table:table-cell table:number-columns-repeated="16361"/>
        </table:table-row>
        <table:table-row table:style-name="ro5">
          <table:table-cell office:value-type="float" office:value="55761" table:style-name="ce28">
            <text:p>55761</text:p>
          </table:table-cell>
          <table:table-cell office:value-type="string" table:number-columns-spanned="2" table:number-rows-spanned="1" table:style-name="ce29">
            <text:p><text:span text:style-name="T5">FRANC NATRA FERREIRA BEZERRA VI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EPARTAMENTO DE LICIT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9021" table:style-name="ce28">
            <text:p>19021</text:p>
          </table:table-cell>
          <table:table-cell office:value-type="string" table:number-columns-spanned="2" table:number-rows-spanned="1" table:style-name="ce29">
            <text:p><text:span text:style-name="T5">FRANCEILDO MACIEL AVELINO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PROCURADORIA GERAL ADJ ASS JURID DISTRIBUI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821" table:style-name="ce28">
            <text:p>55821</text:p>
          </table:table-cell>
          <table:table-cell office:value-type="string" table:number-columns-spanned="2" table:number-rows-spanned="1" table:style-name="ce29">
            <text:p><text:span text:style-name="T5">FRANCIANE GOMES MACH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ACRELAND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81" table:style-name="ce28">
            <text:p>5581</text:p>
          </table:table-cell>
          <table:table-cell office:value-type="string" table:number-columns-spanned="2" table:number-rows-spanned="1" table:style-name="ce29">
            <text:p><text:span text:style-name="T5">FRANCISCA ALVES DE MOU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GABINETE DR ALVARO LUIZ DE A PE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411" table:style-name="ce28">
            <text:p>57411</text:p>
          </table:table-cell>
          <table:table-cell office:value-type="string" table:number-columns-spanned="2" table:number-rows-spanned="1" table:style-name="ce29">
            <text:p><text:span text:style-name="T5">FRANCISCO CAETANO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271" table:style-name="ce28">
            <text:p>57271</text:p>
          </table:table-cell>
          <table:table-cell office:value-type="string" table:number-columns-spanned="2" table:number-rows-spanned="1" table:style-name="ce29">
            <text:p><text:span text:style-name="T5">FRANCISCO DE ASSIS VIANA NE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291" table:style-name="ce28">
            <text:p>56291</text:p>
          </table:table-cell>
          <table:table-cell office:value-type="string" table:number-columns-spanned="2" table:number-rows-spanned="1" table:style-name="ce29">
            <text:p><text:span text:style-name="T5">FRANCISCO DIMAS DE DEU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922" table:style-name="ce28">
            <text:p>52922</text:p>
          </table:table-cell>
          <table:table-cell office:value-type="string" table:number-columns-spanned="2" table:number-rows-spanned="1" table:style-name="ce29">
            <text:p><text:span text:style-name="T5">FRANCISCO ELIAS BENEDI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461" table:style-name="ce28">
            <text:p>55461</text:p>
          </table:table-cell>
          <table:table-cell office:value-type="string" table:number-columns-spanned="2" table:number-rows-spanned="1" table:style-name="ce29">
            <text:p><text:span text:style-name="T5">FRANCISCO FERNANDES DE ASSUNC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441" table:style-name="ce28">
            <text:p>52441</text:p>
          </table:table-cell>
          <table:table-cell office:value-type="string" table:number-columns-spanned="2" table:number-rows-spanned="1" table:style-name="ce29">
            <text:p><text:span text:style-name="T5">FRANCISCO GOMES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3761" table:style-name="ce28">
            <text:p>13761</text:p>
          </table:table-cell>
          <table:table-cell office:value-type="string" table:number-columns-spanned="2" table:number-rows-spanned="1" table:style-name="ce29">
            <text:p><text:span text:style-name="T5">FRANCISCO JOSE MAIA GUEDE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3 PROM ESP DE DEF CRIANCA E ADOLESCENTE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8422.2800000000007" table:style-name="ce31">
            <text:p>8.422,28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64.3" table:style-name="ce31">
            <text:p>13.564,30</text:p>
          </table:table-cell>
          <table:table-cell table:number-columns-repeated="16361"/>
        </table:table-row>
        <table:table-row table:style-name="ro5">
          <table:table-cell office:value-type="float" office:value="36891" table:style-name="ce28">
            <text:p>36891</text:p>
          </table:table-cell>
          <table:table-cell office:value-type="string" table:number-columns-spanned="2" table:number-rows-spanned="1" table:style-name="ce29">
            <text:p><text:span text:style-name="T5">FRANCISCO JOSE NUNES CAVALCANTE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1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2991" table:style-name="ce28">
            <text:p>52991</text:p>
          </table:table-cell>
          <table:table-cell office:value-type="string" table:number-columns-spanned="2" table:number-rows-spanned="1" table:style-name="ce29">
            <text:p><text:span text:style-name="T5">FRANCISCO LIMA DA CRU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051" table:style-name="ce28">
            <text:p>2051</text:p>
          </table:table-cell>
          <table:table-cell office:value-type="string" table:number-columns-spanned="2" table:number-rows-spanned="1" table:style-name="ce29">
            <text:p><text:span text:style-name="T5">FRANCISCO LIMA RODRIGU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7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539.39" table:style-name="ce31">
            <text:p>2.539,39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339.39" table:style-name="ce31">
            <text:p>3.339,39</text:p>
          </table:table-cell>
          <table:table-cell table:number-columns-repeated="16361"/>
        </table:table-row>
        <table:table-row table:style-name="ro5">
          <table:table-cell office:value-type="float" office:value="3101" table:style-name="ce28">
            <text:p>3101</text:p>
          </table:table-cell>
          <table:table-cell office:value-type="string" table:number-columns-spanned="2" table:number-rows-spanned="1" table:style-name="ce29">
            <text:p><text:span text:style-name="T5">FRANCISCO MACHADO LIMA E SILV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MAC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161" table:style-name="ce28">
            <text:p>56161</text:p>
          </table:table-cell>
          <table:table-cell office:value-type="string" table:number-columns-spanned="2" table:number-rows-spanned="1" table:style-name="ce29">
            <text:p><text:span text:style-name="T5">FRANCISCO ORLEIR SANTIAGO DE HOLAN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711" table:style-name="ce28">
            <text:p>52711</text:p>
          </table:table-cell>
          <table:table-cell office:value-type="string" table:number-columns-spanned="2" table:number-rows-spanned="1" table:style-name="ce29">
            <text:p><text:span text:style-name="T5">FRANCISCO PEREIRA GOM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GP DEPARTAMENTO DE ADM DE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10" table:style-name="ce28">
            <text:p>5810</text:p>
          </table:table-cell>
          <table:table-cell office:value-type="string" table:number-columns-spanned="2" table:number-rows-spanned="1" table:style-name="ce29">
            <text:p><text:span text:style-name="T5">FRANCISCO PESSOA DE BRITO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3281" table:style-name="ce28">
            <text:p>33281</text:p>
          </table:table-cell>
          <table:table-cell office:value-type="string" table:number-columns-spanned="2" table:number-rows-spanned="1" table:style-name="ce29">
            <text:p><text:span text:style-name="T5">FRANCISCO REIS MAI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191" table:style-name="ce28">
            <text:p>55191</text:p>
          </table:table-cell>
          <table:table-cell office:value-type="string" table:number-columns-spanned="2" table:number-rows-spanned="1" table:style-name="ce29">
            <text:p><text:span text:style-name="T5">FRANCISCO RIBEIR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162" table:style-name="ce28">
            <text:p>52162</text:p>
          </table:table-cell>
          <table:table-cell office:value-type="string" table:number-columns-spanned="2" table:number-rows-spanned="1" table:style-name="ce29">
            <text:p><text:span text:style-name="T5">FRANCISCO RODRIGUES DE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831" table:style-name="ce28">
            <text:p>52831</text:p>
          </table:table-cell>
          <table:table-cell office:value-type="string" table:number-columns-spanned="2" table:number-rows-spanned="1" table:style-name="ce29">
            <text:p><text:span text:style-name="T5">FRANCISCO SILVA PEDRO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781" table:style-name="ce28">
            <text:p>46781</text:p>
          </table:table-cell>
          <table:table-cell office:value-type="string" table:number-columns-spanned="2" table:number-rows-spanned="1" table:style-name="ce29">
            <text:p><text:span text:style-name="T5">FRANCISCO SILVIO DOS SANTOS BRASIL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500" table:style-name="ce31">
            <text:p>2.5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500" table:style-name="ce31">
            <text:p>2.500,00</text:p>
          </table:table-cell>
          <table:table-cell table:number-columns-repeated="16361"/>
        </table:table-row>
        <table:table-row table:style-name="ro5">
          <table:table-cell office:value-type="float" office:value="46401" table:style-name="ce28">
            <text:p>46401</text:p>
          </table:table-cell>
          <table:table-cell office:value-type="string" table:number-columns-spanned="2" table:number-rows-spanned="1" table:style-name="ce29">
            <text:p><text:span text:style-name="T5">FREDSON BARROS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3 PROMOTORIA DE JUST CRIMINAL <text:s/>VIOL DOM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12" table:style-name="ce28">
            <text:p>6012</text:p>
          </table:table-cell>
          <table:table-cell office:value-type="string" table:number-columns-spanned="2" table:number-rows-spanned="1" table:style-name="ce29">
            <text:p><text:span text:style-name="T5">GABRIEL CAVALCANTE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5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94" table:style-name="ce28">
            <text:p>5794</text:p>
          </table:table-cell>
          <table:table-cell office:value-type="string" table:number-columns-spanned="2" table:number-rows-spanned="1" table:style-name="ce29">
            <text:p><text:span text:style-name="T5">GABRIEL MEIRELES DE SOU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981" table:style-name="ce28">
            <text:p>49981</text:p>
          </table:table-cell>
          <table:table-cell office:value-type="string" table:number-columns-spanned="2" table:number-rows-spanned="1" table:style-name="ce29">
            <text:p><text:span text:style-name="T5">GABRIEL PACHECO DE OLIVEI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8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95" table:style-name="ce28">
            <text:p>5795</text:p>
          </table:table-cell>
          <table:table-cell office:value-type="string" table:number-columns-spanned="2" table:number-rows-spanned="1" table:style-name="ce29">
            <text:p><text:span text:style-name="T5">GABRIELA DOS SANTOS LOPES E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ESP DE DEFESA DO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471" table:style-name="ce28">
            <text:p>46471</text:p>
          </table:table-cell>
          <table:table-cell office:value-type="string" table:number-columns-spanned="2" table:number-rows-spanned="1" table:style-name="ce29">
            <text:p><text:span text:style-name="T5">GABRIELA GONCALVES DE SOUZA BRIGI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FIN DEPARTAMENTO ORCAMENTAR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681" table:style-name="ce28">
            <text:p>51681</text:p>
          </table:table-cell>
          <table:table-cell office:value-type="string" table:number-columns-spanned="2" table:number-rows-spanned="1" table:style-name="ce29">
            <text:p><text:span text:style-name="T5">GAINETE LIMA SAADE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841" table:style-name="ce28">
            <text:p>56841</text:p>
          </table:table-cell>
          <table:table-cell office:value-type="string" table:number-columns-spanned="2" table:number-rows-spanned="1" table:style-name="ce29">
            <text:p><text:span text:style-name="T5">GENESIO ALV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1" table:style-name="ce28">
            <text:p>5941</text:p>
          </table:table-cell>
          <table:table-cell office:value-type="string" table:number-columns-spanned="2" table:number-rows-spanned="1" table:style-name="ce29">
            <text:p><text:span text:style-name="T5">GENESIS DE FARIA MENDONC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041" table:style-name="ce28">
            <text:p>51041</text:p>
          </table:table-cell>
          <table:table-cell office:value-type="string" table:number-columns-spanned="2" table:number-rows-spanned="1" table:style-name="ce29">
            <text:p><text:span text:style-name="T5">GERMANO PIMENTEL FARI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EPTO DE ARQUITETURA E ENGENHAR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991" table:style-name="ce28">
            <text:p>45991</text:p>
          </table:table-cell>
          <table:table-cell office:value-type="string" table:number-columns-spanned="2" table:number-rows-spanned="1" table:style-name="ce29">
            <text:p><text:span text:style-name="T5">GERSON DE FREITAS JORD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041" table:style-name="ce28">
            <text:p>49041</text:p>
          </table:table-cell>
          <table:table-cell office:value-type="string" table:number-columns-spanned="2" table:number-rows-spanned="1" table:style-name="ce29">
            <text:p><text:span text:style-name="T5">GERSON DE OLIVEIRA MAI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151" table:style-name="ce28">
            <text:p>57151</text:p>
          </table:table-cell>
          <table:table-cell office:value-type="string" table:number-columns-spanned="2" table:number-rows-spanned="1" table:style-name="ce29">
            <text:p><text:span text:style-name="T5">GERUZA BEZERRA DA CUN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631" table:style-name="ce28">
            <text:p>6631</text:p>
          </table:table-cell>
          <table:table-cell office:value-type="string" table:number-columns-spanned="2" table:number-rows-spanned="1" table:style-name="ce29">
            <text:p><text:span text:style-name="T5">GETULIO BARBOSA DE ANDRADE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7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5053.37" table:style-name="ce31">
            <text:p>5.053,3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195.39" table:style-name="ce31">
            <text:p>10.195,39</text:p>
          </table:table-cell>
          <table:table-cell table:number-columns-repeated="16361"/>
        </table:table-row>
        <table:table-row table:style-name="ro5">
          <table:table-cell office:value-type="float" office:value="7361" table:style-name="ce28">
            <text:p>7361</text:p>
          </table:table-cell>
          <table:table-cell office:value-type="string" table:number-columns-spanned="2" table:number-rows-spanned="1" table:style-name="ce29">
            <text:p><text:span text:style-name="T5">GILCELY EVANGELISTA DE ARAUJO SOUZ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9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5826" table:style-name="ce28">
            <text:p>5826</text:p>
          </table:table-cell>
          <table:table-cell office:value-type="string" table:number-columns-spanned="2" table:number-rows-spanned="1" table:style-name="ce29">
            <text:p><text:span text:style-name="T5">GILMARA ALMEIDA PI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O CONTROLE EXTERNO ATIV POLI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781" table:style-name="ce28">
            <text:p>44781</text:p>
          </table:table-cell>
          <table:table-cell office:value-type="string" table:number-columns-spanned="2" table:number-rows-spanned="1" table:style-name="ce29">
            <text:p><text:span text:style-name="T5">GISELE COSTA JAB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ESA DA SAUDE E PESSOA IDOS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781" table:style-name="ce28">
            <text:p>781</text:p>
          </table:table-cell>
          <table:table-cell office:value-type="string" table:number-columns-spanned="2" table:number-rows-spanned="1" table:style-name="ce29">
            <text:p><text:span text:style-name="T5">GISELLE MUBARAC DETONI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1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500" table:style-name="ce31">
            <text:p>1.500,00</text:p>
          </table:table-cell>
          <table:table-cell office:value-type="float" office:value="14800" table:style-name="ce31">
            <text:p>14.8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1619.33" table:style-name="ce31">
            <text:p>21.619,33</text:p>
          </table:table-cell>
          <table:table-cell table:number-columns-repeated="16361"/>
        </table:table-row>
        <table:table-row table:style-name="ro5">
          <table:table-cell office:value-type="float" office:value="42321" table:style-name="ce28">
            <text:p>42321</text:p>
          </table:table-cell>
          <table:table-cell office:value-type="string" table:number-columns-spanned="2" table:number-rows-spanned="1" table:style-name="ce29">
            <text:p><text:span text:style-name="T5">GISLENE ALVES SABOI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ESPEC DE DEFESA DA SAUD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13" table:style-name="ce28">
            <text:p>5813</text:p>
          </table:table-cell>
          <table:table-cell office:value-type="string" table:number-columns-spanned="2" table:number-rows-spanned="1" table:style-name="ce29">
            <text:p><text:span text:style-name="T5">GLAUCIA ARIANE PARENTE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EPITACIOLAND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051" table:style-name="ce28">
            <text:p>44051</text:p>
          </table:table-cell>
          <table:table-cell office:value-type="string" table:number-columns-spanned="2" table:number-rows-spanned="1" table:style-name="ce29">
            <text:p><text:span text:style-name="T5">GLAUCIA DA SILVA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OUVIDO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061" table:style-name="ce28">
            <text:p>41061</text:p>
          </table:table-cell>
          <table:table-cell office:value-type="string" table:number-columns-spanned="2" table:number-rows-spanned="1" table:style-name="ce29">
            <text:p><text:span text:style-name="T5">GLAUCIO NEY SHIROMA OSHIR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ESPEC DE DEFESA DA SAUDE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6181" table:style-name="ce28">
            <text:p>46181</text:p>
          </table:table-cell>
          <table:table-cell office:value-type="string" table:number-columns-spanned="2" table:number-rows-spanned="1" table:style-name="ce29">
            <text:p><text:span text:style-name="T5">GLEICE KELLE SOUZA DE ALMEI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571" table:style-name="ce28">
            <text:p>42571</text:p>
          </table:table-cell>
          <table:table-cell office:value-type="string" table:number-columns-spanned="2" table:number-rows-spanned="1" table:style-name="ce29">
            <text:p><text:span text:style-name="T5">GLEIDSON SOUZA DE ANDRAD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8841" table:style-name="ce28">
            <text:p>48841</text:p>
          </table:table-cell>
          <table:table-cell office:value-type="string" table:number-columns-spanned="2" table:number-rows-spanned="1" table:style-name="ce29">
            <text:p><text:span text:style-name="T5">GREYCIANE SOUZA DA SILV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01" table:style-name="ce28">
            <text:p>6001</text:p>
          </table:table-cell>
          <table:table-cell office:value-type="string" table:number-columns-spanned="2" table:number-rows-spanned="1" table:style-name="ce29">
            <text:p><text:span text:style-name="T5">GUSTAVO MATIAS DE OLIVEIRA PINHEIR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8442" table:style-name="ce28">
            <text:p>48442</text:p>
          </table:table-cell>
          <table:table-cell office:value-type="string" table:number-columns-spanned="2" table:number-rows-spanned="1" table:style-name="ce29">
            <text:p><text:span text:style-name="T5">HELAL FONTENELE ABDEL FATTAH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0542" table:style-name="ce28">
            <text:p>20542</text:p>
          </table:table-cell>
          <table:table-cell office:value-type="string" table:number-columns-spanned="2" table:number-rows-spanned="1" table:style-name="ce29">
            <text:p><text:span text:style-name="T5">HELDER OLIVEIRA DE CARVALH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CONTROLE INTER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64" table:style-name="ce28">
            <text:p>5964</text:p>
          </table:table-cell>
          <table:table-cell office:value-type="string" table:number-columns-spanned="2" table:number-rows-spanned="1" table:style-name="ce29">
            <text:p><text:span text:style-name="T5">HELLEM CRISTINA BARROSO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231" table:style-name="ce28">
            <text:p>49231</text:p>
          </table:table-cell>
          <table:table-cell office:value-type="string" table:number-columns-spanned="2" table:number-rows-spanned="1" table:style-name="ce29">
            <text:p><text:span text:style-name="T5">HENRIQUE DA COSTA GALLO NE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18" table:style-name="ce28">
            <text:p>5918</text:p>
          </table:table-cell>
          <table:table-cell office:value-type="string" table:number-columns-spanned="2" table:number-rows-spanned="1" table:style-name="ce29">
            <text:p><text:span text:style-name="T5">HENRIQUE RODRIGUES DE LIMA NE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ORDENADORIA DE RECURS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741" table:style-name="ce28">
            <text:p>38741</text:p>
          </table:table-cell>
          <table:table-cell office:value-type="string" table:number-columns-spanned="2" table:number-rows-spanned="1" table:style-name="ce29">
            <text:p><text:span text:style-name="T5">HERWAL MEDIN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65" table:style-name="ce28">
            <text:p>5965</text:p>
          </table:table-cell>
          <table:table-cell office:value-type="string" table:number-columns-spanned="2" table:number-rows-spanned="1" table:style-name="ce29">
            <text:p><text:span text:style-name="T5">HIAM ANTOINE FEGHALI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6 PROM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8411" table:style-name="ce28">
            <text:p>8411</text:p>
          </table:table-cell>
          <table:table-cell office:value-type="string" table:number-columns-spanned="2" table:number-rows-spanned="1" table:style-name="ce29">
            <text:p><text:span text:style-name="T5">HILDEBRANDO EVANGELISTA DE BRIT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56881" table:style-name="ce28">
            <text:p>56881</text:p>
          </table:table-cell>
          <table:table-cell office:value-type="string" table:number-columns-spanned="2" table:number-rows-spanned="1" table:style-name="ce29">
            <text:p><text:span text:style-name="T5">HUDISLEY SILVA DE OLIVEIRA GUEDES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981" table:style-name="ce28">
            <text:p>38981</text:p>
          </table:table-cell>
          <table:table-cell office:value-type="string" table:number-columns-spanned="2" table:number-rows-spanned="1" table:style-name="ce29">
            <text:p><text:span text:style-name="T5">HUDSON CASTELO BONFIM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931" table:style-name="ce28">
            <text:p>49931</text:p>
          </table:table-cell>
          <table:table-cell office:value-type="string" table:number-columns-spanned="2" table:number-rows-spanned="1" table:style-name="ce29">
            <text:p><text:span text:style-name="T5">HYCARO MATTOS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432" table:style-name="ce28">
            <text:p>51432</text:p>
          </table:table-cell>
          <table:table-cell office:value-type="string" table:number-columns-spanned="2" table:number-rows-spanned="1" table:style-name="ce29">
            <text:p><text:span text:style-name="T5">IAMILY CRISTIANE NASCIMENTO DE HOLAN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 DE GESTAO DE CONTRATOS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971" table:style-name="ce28">
            <text:p>56971</text:p>
          </table:table-cell>
          <table:table-cell office:value-type="string" table:number-columns-spanned="2" table:number-rows-spanned="1" table:style-name="ce29">
            <text:p><text:span text:style-name="T5">IDA CARMEN DE LIMA ROC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MANCIO LIM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111" table:style-name="ce28">
            <text:p>57111</text:p>
          </table:table-cell>
          <table:table-cell office:value-type="string" table:number-columns-spanned="2" table:number-rows-spanned="1" table:style-name="ce29">
            <text:p><text:span text:style-name="T5">IGOR CASTRO MENDES LE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652" table:style-name="ce28">
            <text:p>42652</text:p>
          </table:table-cell>
          <table:table-cell office:value-type="string" table:number-columns-spanned="2" table:number-rows-spanned="1" table:style-name="ce29">
            <text:p><text:span text:style-name="T5">IGOR IGNACIO DIAS LIN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 DO OBSERVATORIO DE ANALISE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521" table:style-name="ce28">
            <text:p>57521</text:p>
          </table:table-cell>
          <table:table-cell office:value-type="string" table:number-columns-spanned="2" table:number-rows-spanned="1" table:style-name="ce29">
            <text:p><text:span text:style-name="T5">IGOR MARCEL DE OLIVEIRA PINHEI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INFRAESTRUTURA E SEG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72" table:style-name="ce28">
            <text:p>43772</text:p>
          </table:table-cell>
          <table:table-cell office:value-type="string" table:number-columns-spanned="2" table:number-rows-spanned="1" table:style-name="ce29">
            <text:p><text:span text:style-name="T5">ILDON MAXIMIANO PERES NET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0 PROMOTORIA DE JUSTICA CRIMINAL<text:s/>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8621" table:style-name="ce28">
            <text:p>48621</text:p>
          </table:table-cell>
          <table:table-cell office:value-type="string" table:number-columns-spanned="2" table:number-rows-spanned="1" table:style-name="ce29">
            <text:p><text:span text:style-name="T5">INGRID ALINE MARTINS NEPOMUCE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6 PROM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0" table:style-name="ce28">
            <text:p>5820</text:p>
          </table:table-cell>
          <table:table-cell office:value-type="string" table:number-columns-spanned="2" table:number-rows-spanned="1" table:style-name="ce29">
            <text:p><text:span text:style-name="T5">IRACEMA MORENO RODRIGUES PAU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ESA DA SAUDE E PESSOA IDOS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00" table:style-name="ce28">
            <text:p>6000</text:p>
          </table:table-cell>
          <table:table-cell office:value-type="string" table:number-columns-spanned="2" table:number-rows-spanned="1" table:style-name="ce29">
            <text:p><text:span text:style-name="T5">ISAC JUKOVISKY SOARES MEDI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341" table:style-name="ce28">
            <text:p>56341</text:p>
          </table:table-cell>
          <table:table-cell office:value-type="string" table:number-columns-spanned="2" table:number-rows-spanned="1" table:style-name="ce29">
            <text:p><text:span text:style-name="T5">ISAIAS DE PAULO GONCALV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1661" table:style-name="ce28">
            <text:p>31661</text:p>
          </table:table-cell>
          <table:table-cell office:value-type="string" table:number-columns-spanned="2" table:number-rows-spanned="1" table:style-name="ce29">
            <text:p><text:span text:style-name="T5">ITALO CAVALCANTE DE FARIAS PINT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GESTAO COM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131" table:style-name="ce28">
            <text:p>55131</text:p>
          </table:table-cell>
          <table:table-cell office:value-type="string" table:number-columns-spanned="2" table:number-rows-spanned="1" table:style-name="ce29">
            <text:p><text:span text:style-name="T5">ITALO FACUNDO ROLA DE ALMEI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62" table:style-name="ce28">
            <text:p>43762</text:p>
          </table:table-cell>
          <table:table-cell office:value-type="string" table:number-columns-spanned="2" table:number-rows-spanned="1" table:style-name="ce29">
            <text:p><text:span text:style-name="T5">IVERSON RODRIGO MONTEIRO CERQUEIRA BUEN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 ESP DEF DO MEIO AMBIENTE DO JURU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5053.37" table:style-name="ce31">
            <text:p>5.053,3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195.39" table:style-name="ce31">
            <text:p>10.195,39</text:p>
          </table:table-cell>
          <table:table-cell table:number-columns-repeated="16361"/>
        </table:table-row>
        <table:table-row table:style-name="ro5">
          <table:table-cell office:value-type="float" office:value="45001" table:style-name="ce28">
            <text:p>45001</text:p>
          </table:table-cell>
          <table:table-cell office:value-type="string" table:number-columns-spanned="2" table:number-rows-spanned="1" table:style-name="ce29">
            <text:p><text:span text:style-name="T5">IZABELLY MEL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791" table:style-name="ce28">
            <text:p>51791</text:p>
          </table:table-cell>
          <table:table-cell office:value-type="string" table:number-columns-spanned="2" table:number-rows-spanned="1" table:style-name="ce29">
            <text:p><text:span text:style-name="T5">JACQUELINE FRANCA DE OLIVEIRA PANONT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441" table:style-name="ce28">
            <text:p>54441</text:p>
          </table:table-cell>
          <table:table-cell office:value-type="string" table:number-columns-spanned="2" table:number-rows-spanned="1" table:style-name="ce29">
            <text:p><text:span text:style-name="T5">JACSON CAMELO UCHO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ASSIS BRASI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4" table:style-name="ce28">
            <text:p>5994</text:p>
          </table:table-cell>
          <table:table-cell office:value-type="string" table:number-columns-spanned="2" table:number-rows-spanned="1" table:style-name="ce29">
            <text:p><text:span text:style-name="T5">JAIDESSON OLIVEIRA PERES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063" table:style-name="ce28">
            <text:p>45063</text:p>
          </table:table-cell>
          <table:table-cell office:value-type="string" table:number-columns-spanned="2" table:number-rows-spanned="1" table:style-name="ce29">
            <text:p><text:span text:style-name="T5">JAIME JUAN PEREDO CALDERON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RIMINAL DE SENA MADU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631" table:style-name="ce28">
            <text:p>49631</text:p>
          </table:table-cell>
          <table:table-cell office:value-type="string" table:number-columns-spanned="2" table:number-rows-spanned="1" table:style-name="ce29">
            <text:p><text:span text:style-name="T5">JAKELINE BEZERRA PINHEIR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981" table:style-name="ce28">
            <text:p>43981</text:p>
          </table:table-cell>
          <table:table-cell office:value-type="string" table:number-columns-spanned="2" table:number-rows-spanned="1" table:style-name="ce29">
            <text:p><text:span text:style-name="T5">JAKMONE PINHEIRO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PLACIDO DE CASTR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9681" table:style-name="ce28">
            <text:p>29681</text:p>
          </table:table-cell>
          <table:table-cell office:value-type="string" table:number-columns-spanned="2" table:number-rows-spanned="1" table:style-name="ce29">
            <text:p><text:span text:style-name="T5">JAMES KLELIO MUNIZ OSSAMI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COORD DE GESTAO DE CONTRATOS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781" table:style-name="ce28">
            <text:p>52781</text:p>
          </table:table-cell>
          <table:table-cell office:value-type="string" table:number-columns-spanned="2" table:number-rows-spanned="1" table:style-name="ce29">
            <text:p><text:span text:style-name="T5">JANAINA SEN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FEIJ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671" table:style-name="ce28">
            <text:p>51671</text:p>
          </table:table-cell>
          <table:table-cell office:value-type="string" table:number-columns-spanned="2" table:number-rows-spanned="1" table:style-name="ce29">
            <text:p><text:span text:style-name="T5">JANAYRA LIMA DE SOU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8991" table:style-name="ce28">
            <text:p>18991</text:p>
          </table:table-cell>
          <table:table-cell office:value-type="string" table:number-columns-spanned="2" table:number-rows-spanned="1" table:style-name="ce29">
            <text:p><text:span text:style-name="T5">JANIO JERONIMO DA COST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2981" table:style-name="ce28">
            <text:p>32981</text:p>
          </table:table-cell>
          <table:table-cell office:value-type="string" table:number-columns-spanned="2" table:number-rows-spanned="1" table:style-name="ce29">
            <text:p><text:span text:style-name="T5">JAQUELINE SOUSA DE ARAUJ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NAT COORD DO OBSERVATORIO DE ANALISE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711" table:style-name="ce28">
            <text:p>51711</text:p>
          </table:table-cell>
          <table:table-cell office:value-type="string" table:number-columns-spanned="2" table:number-rows-spanned="1" table:style-name="ce29">
            <text:p><text:span text:style-name="T5">JEAN LUIZ OLIVEIR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632" table:style-name="ce28">
            <text:p>43632</text:p>
          </table:table-cell>
          <table:table-cell office:value-type="string" table:number-columns-spanned="2" table:number-rows-spanned="1" table:style-name="ce29">
            <text:p><text:span text:style-name="T5">JEFFERSON DE ALMEI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 EXEC MEDIDAS SOCIOEDUCATIV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091" table:style-name="ce28">
            <text:p>53091</text:p>
          </table:table-cell>
          <table:table-cell office:value-type="string" table:number-columns-spanned="2" table:number-rows-spanned="1" table:style-name="ce29">
            <text:p><text:span text:style-name="T5">JERCILEA FERNANDES FER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491" table:style-name="ce28">
            <text:p>53491</text:p>
          </table:table-cell>
          <table:table-cell office:value-type="string" table:number-columns-spanned="2" table:number-rows-spanned="1" table:style-name="ce29">
            <text:p><text:span text:style-name="T5">JESSICA ARAUJ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86" table:style-name="ce28">
            <text:p>5786</text:p>
          </table:table-cell>
          <table:table-cell office:value-type="string" table:number-columns-spanned="2" table:number-rows-spanned="1" table:style-name="ce29">
            <text:p><text:span text:style-name="T5">JESSICA CAMPOS ALMEIDA PIR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NTROLE INTER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81" table:style-name="ce28">
            <text:p>50481</text:p>
          </table:table-cell>
          <table:table-cell office:value-type="string" table:number-columns-spanned="2" table:number-rows-spanned="1" table:style-name="ce29">
            <text:p><text:span text:style-name="T5">JESSICA FEITOSA FERREI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2 PROCURAD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17" table:style-name="ce28">
            <text:p>58217</text:p>
          </table:table-cell>
          <table:table-cell office:value-type="string" table:number-columns-spanned="2" table:number-rows-spanned="1" table:style-name="ce29">
            <text:p><text:span text:style-name="T5">JESSICA RAYANE MORAI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IVEL DE SENA MADU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171" table:style-name="ce28">
            <text:p>45171</text:p>
          </table:table-cell>
          <table:table-cell office:value-type="string" table:number-columns-spanned="2" table:number-rows-spanned="1" table:style-name="ce29">
            <text:p><text:span text:style-name="T5">JHON LENNON LIM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961" table:style-name="ce28">
            <text:p>49961</text:p>
          </table:table-cell>
          <table:table-cell office:value-type="string" table:number-columns-spanned="2" table:number-rows-spanned="1" table:style-name="ce29">
            <text:p><text:span text:style-name="T5">JHONES SILVA DOS SANT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212" table:style-name="ce28">
            <text:p>51212</text:p>
          </table:table-cell>
          <table:table-cell office:value-type="string" table:number-columns-spanned="2" table:number-rows-spanned="1" table:style-name="ce29">
            <text:p><text:span text:style-name="T5">JIRGLEYANE NUNES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 DO MEIO AMBIENTE E PATRIMONIO HIST.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6621" table:style-name="ce28">
            <text:p>36621</text:p>
          </table:table-cell>
          <table:table-cell office:value-type="string" table:number-columns-spanned="2" table:number-rows-spanned="1" table:style-name="ce29">
            <text:p><text:span text:style-name="T5">JOANA D ARC DIAS MARTIN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2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2021.35" table:style-name="ce31">
            <text:p>2.021,35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7163.37" table:style-name="ce31">
            <text:p>7.163,37</text:p>
          </table:table-cell>
          <table:table-cell table:number-columns-repeated="16361"/>
        </table:table-row>
        <table:table-row table:style-name="ro5">
          <table:table-cell office:value-type="float" office:value="53901" table:style-name="ce28">
            <text:p>53901</text:p>
          </table:table-cell>
          <table:table-cell office:value-type="string" table:number-columns-spanned="2" table:number-rows-spanned="1" table:style-name="ce29">
            <text:p><text:span text:style-name="T5">JOANA FONSECA AGUIA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ESPEC DE COMBATE EVASAO FISC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8" table:style-name="ce28">
            <text:p>5828</text:p>
          </table:table-cell>
          <table:table-cell office:value-type="string" table:number-columns-spanned="2" table:number-rows-spanned="1" table:style-name="ce29">
            <text:p><text:span text:style-name="T5">JOAO AUGUSTO GOM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8501" table:style-name="ce28">
            <text:p>8501</text:p>
          </table:table-cell>
          <table:table-cell office:value-type="string" table:number-columns-spanned="2" table:number-rows-spanned="1" table:style-name="ce29">
            <text:p><text:span text:style-name="T5">JOAO BENICIO DE SOUZ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368.91" table:style-name="ce31">
            <text:p>13.368,91</text:p>
          </table:table-cell>
          <table:table-cell table:number-columns-repeated="16361"/>
        </table:table-row>
        <table:table-row table:style-name="ro5">
          <table:table-cell office:value-type="float" office:value="43311" table:style-name="ce28">
            <text:p>43311</text:p>
          </table:table-cell>
          <table:table-cell office:value-type="string" table:number-columns-spanned="2" table:number-rows-spanned="1" table:style-name="ce29">
            <text:p><text:span text:style-name="T5">JOAO CARLOS FERREIR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2101" table:style-name="ce28">
            <text:p>12101</text:p>
          </table:table-cell>
          <table:table-cell office:value-type="string" table:number-columns-spanned="2" table:number-rows-spanned="1" table:style-name="ce29">
            <text:p><text:span text:style-name="T5">JOAO DA SILVA MENEZ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00" table:style-name="ce31">
            <text:p>3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800" table:style-name="ce31">
            <text:p>3.800,00</text:p>
          </table:table-cell>
          <table:table-cell table:number-columns-repeated="16361"/>
        </table:table-row>
        <table:table-row table:style-name="ro5">
          <table:table-cell office:value-type="float" office:value="7441" table:style-name="ce28">
            <text:p>7441</text:p>
          </table:table-cell>
          <table:table-cell office:value-type="string" table:number-columns-spanned="2" table:number-rows-spanned="1" table:style-name="ce29">
            <text:p><text:span text:style-name="T5">JOAO MARQUES PIRES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7266.63" table:number-columns-spanned="2" table:number-rows-spanned="1" table:style-name="ce32">
            <text:p>27.266,63</text:p>
          </table:table-cell>
          <table:covered-table-cell/>
          <table:table-cell office:value-type="float" office:value="30812.85" table:style-name="ce31">
            <text:p>30.812,85</text:p>
          </table:table-cell>
          <table:table-cell table:number-columns-repeated="16361"/>
        </table:table-row>
        <table:table-row table:style-name="ro5">
          <table:table-cell office:value-type="float" office:value="2301" table:style-name="ce28">
            <text:p>2301</text:p>
          </table:table-cell>
          <table:table-cell office:value-type="string" table:number-columns-spanned="2" table:number-rows-spanned="1" table:style-name="ce29">
            <text:p><text:span text:style-name="T5">JOAO NUNES RIBEIR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FIN DEPARTAMENTO CONTABIL E FINANCEIR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581" table:style-name="ce28">
            <text:p>55581</text:p>
          </table:table-cell>
          <table:table-cell office:value-type="string" table:number-columns-spanned="2" table:number-rows-spanned="1" table:style-name="ce29">
            <text:p><text:span text:style-name="T5">JOAO PEDRO MELO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431" table:style-name="ce28">
            <text:p>55431</text:p>
          </table:table-cell>
          <table:table-cell office:value-type="string" table:number-columns-spanned="2" table:number-rows-spanned="1" table:style-name="ce29">
            <text:p><text:span text:style-name="T5">JOAO PEDRO SINHAZIQUE ARAUJO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8223" table:style-name="ce28">
            <text:p>58223</text:p>
          </table:table-cell>
          <table:table-cell office:value-type="string" table:number-columns-spanned="2" table:number-rows-spanned="1" table:style-name="ce29">
            <text:p><text:span text:style-name="T5">JOAO VICTOR SILV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MANOEL URBA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721" table:style-name="ce28">
            <text:p>49721</text:p>
          </table:table-cell>
          <table:table-cell office:value-type="string" table:number-columns-spanned="2" table:number-rows-spanned="1" table:style-name="ce29">
            <text:p><text:span text:style-name="T5">JONATHAN MESSIAS E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TECNOLOGIA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4291" table:style-name="ce28">
            <text:p>24291</text:p>
          </table:table-cell>
          <table:table-cell office:value-type="string" table:number-columns-spanned="2" table:number-rows-spanned="1" table:style-name="ce29">
            <text:p><text:span text:style-name="T5">JORGE HENRIQUE COSTA DE ANDRAD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EAF CENTRO DE EST APERF FUN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5" table:style-name="ce28">
            <text:p>5955</text:p>
          </table:table-cell>
          <table:table-cell office:value-type="string" table:number-columns-spanned="2" table:number-rows-spanned="1" table:style-name="ce29">
            <text:p><text:span text:style-name="T5">JORGENALDO BARBOS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DE XAPURI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341" table:style-name="ce28">
            <text:p>57341</text:p>
          </table:table-cell>
          <table:table-cell office:value-type="string" table:number-columns-spanned="2" table:number-rows-spanned="1" table:style-name="ce29">
            <text:p><text:span text:style-name="T5">JOSE ALBERTO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INFRAESTRUTURA E SEG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931" table:style-name="ce28">
            <text:p>52931</text:p>
          </table:table-cell>
          <table:table-cell office:value-type="string" table:number-columns-spanned="2" table:number-rows-spanned="1" table:style-name="ce29">
            <text:p><text:span text:style-name="T5">JOSE ALMERON LIMA LEODEGARI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391" table:style-name="ce28">
            <text:p>50391</text:p>
          </table:table-cell>
          <table:table-cell office:value-type="string" table:number-columns-spanned="2" table:number-rows-spanned="1" table:style-name="ce29">
            <text:p><text:span text:style-name="T5">JOSE APARECIDO DE ARAUJO MAI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GP DEPARTAMENTO DE ADM DE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251" table:style-name="ce28">
            <text:p>52251</text:p>
          </table:table-cell>
          <table:table-cell office:value-type="string" table:number-columns-spanned="2" table:number-rows-spanned="1" table:style-name="ce29">
            <text:p><text:span text:style-name="T5">JOSE CARLOS ALVES DAS CHAG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3" table:style-name="ce28">
            <text:p>5993</text:p>
          </table:table-cell>
          <table:table-cell office:value-type="string" table:number-columns-spanned="2" table:number-rows-spanned="1" table:style-name="ce29">
            <text:p><text:span text:style-name="T5">JOSE CARLOS FERNANDES MACH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34" table:style-name="ce28">
            <text:p>5034</text:p>
          </table:table-cell>
          <table:table-cell office:value-type="string" table:number-columns-spanned="2" table:number-rows-spanned="1" table:style-name="ce29">
            <text:p><text:span text:style-name="T5">JOSE CLEUDIVAN DA SILVA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22" table:style-name="ce28">
            <text:p>5922</text:p>
          </table:table-cell>
          <table:table-cell office:value-type="string" table:number-columns-spanned="2" table:number-rows-spanned="1" table:style-name="ce29">
            <text:p><text:span text:style-name="T5">JOSE DO MONTE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052" table:style-name="ce28">
            <text:p>53052</text:p>
          </table:table-cell>
          <table:table-cell office:value-type="string" table:number-columns-spanned="2" table:number-rows-spanned="1" table:style-name="ce29">
            <text:p><text:span text:style-name="T5">JOSE GERSON PINHEIRO DA CRU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231" table:style-name="ce28">
            <text:p>38231</text:p>
          </table:table-cell>
          <table:table-cell office:value-type="string" table:number-columns-spanned="2" table:number-rows-spanned="1" table:style-name="ce29">
            <text:p><text:span text:style-name="T5">JOSE GILSON DA COSTA PI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 DE OPER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3" table:style-name="ce28">
            <text:p>5943</text:p>
          </table:table-cell>
          <table:table-cell office:value-type="string" table:number-columns-spanned="2" table:number-rows-spanned="1" table:style-name="ce29">
            <text:p><text:span text:style-name="T5">JOSE JERONCIO NOGUEIR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501" table:style-name="ce28">
            <text:p>39501</text:p>
          </table:table-cell>
          <table:table-cell office:value-type="string" table:number-columns-spanned="2" table:number-rows-spanned="1" table:style-name="ce29">
            <text:p><text:span text:style-name="T5">JOSE LAZARO ALVES DE CAST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80" table:style-name="ce28">
            <text:p>5880</text:p>
          </table:table-cell>
          <table:table-cell office:value-type="string" table:number-columns-spanned="2" table:number-rows-spanned="1" table:style-name="ce29">
            <text:p><text:span text:style-name="T5">JOSE LOPES DE ABREU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201" table:style-name="ce28">
            <text:p>56201</text:p>
          </table:table-cell>
          <table:table-cell office:value-type="string" table:number-columns-spanned="2" table:number-rows-spanned="1" table:style-name="ce29">
            <text:p><text:span text:style-name="T5">JOSE LUCIVAN NERY DE LIMA</text:span></text:p>
          </table:table-cell>
          <table:covered-table-cell/>
          <table:table-cell office:value-type="string" table:style-name="ce28">
            <text:p><text:span text:style-name="T5">PROMOTOR DE JUST DE ENTRANCIA INICIAL</text:span></text:p>
          </table:table-cell>
          <table:table-cell office:value-type="string" table:style-name="ce28">
            <text:p><text:span text:style-name="T5">PROMOTORIA CRIMINAL DE PLACIDO DE CASTR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762.58" table:style-name="ce31">
            <text:p>762,58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936.6299999999992" table:style-name="ce31">
            <text:p>8.936,63</text:p>
          </table:table-cell>
          <table:table-cell table:number-columns-repeated="16361"/>
        </table:table-row>
        <table:table-row table:style-name="ro5">
          <table:table-cell office:value-type="float" office:value="16351" table:style-name="ce28">
            <text:p>16351</text:p>
          </table:table-cell>
          <table:table-cell office:value-type="string" table:number-columns-spanned="2" table:number-rows-spanned="1" table:style-name="ce29">
            <text:p><text:span text:style-name="T5">JOSE RUY DA SILVEIRA LINO FI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9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8224" table:style-name="ce28">
            <text:p>58224</text:p>
          </table:table-cell>
          <table:table-cell office:value-type="string" table:number-columns-spanned="2" table:number-rows-spanned="1" table:style-name="ce29">
            <text:p><text:span text:style-name="T5">JOSEDI JERONIMO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545.45000000000005" table:style-name="ce31">
            <text:p>545,45</text:p>
          </table:table-cell>
          <table:table-cell office:value-type="float" office:value="173.33" table:style-name="ce31">
            <text:p>173,33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718.78" table:style-name="ce31">
            <text:p>718,78</text:p>
          </table:table-cell>
          <table:table-cell table:number-columns-repeated="16361"/>
        </table:table-row>
        <table:table-row table:style-name="ro5">
          <table:table-cell office:value-type="float" office:value="46061" table:style-name="ce28">
            <text:p>46061</text:p>
          </table:table-cell>
          <table:table-cell office:value-type="string" table:number-columns-spanned="2" table:number-rows-spanned="1" table:style-name="ce29">
            <text:p><text:span text:style-name="T5">JOSENIRA OLIVEIRA DA SILV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471" table:style-name="ce28">
            <text:p>54471</text:p>
          </table:table-cell>
          <table:table-cell office:value-type="string" table:number-columns-spanned="2" table:number-rows-spanned="1" table:style-name="ce29">
            <text:p><text:span text:style-name="T5">JOSIANE SOUZA DA SILVA BAND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982" table:style-name="ce28">
            <text:p>51982</text:p>
          </table:table-cell>
          <table:table-cell office:value-type="string" table:number-columns-spanned="2" table:number-rows-spanned="1" table:style-name="ce29">
            <text:p><text:span text:style-name="T5">JOSUE HAMILTON RODRIGUES DE SOUZA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511" table:style-name="ce28">
            <text:p>55511</text:p>
          </table:table-cell>
          <table:table-cell office:value-type="string" table:number-columns-spanned="2" table:number-rows-spanned="1" table:style-name="ce29">
            <text:p><text:span text:style-name="T5">JOVANA LEITE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3641" table:style-name="ce28">
            <text:p>23641</text:p>
          </table:table-cell>
          <table:table-cell office:value-type="string" table:number-columns-spanned="2" table:number-rows-spanned="1" table:style-name="ce29">
            <text:p><text:span text:style-name="T5">JUBERLANO DO NASCIMENTO MADEIR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NAT DILIGENC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83" table:style-name="ce28">
            <text:p>5783</text:p>
          </table:table-cell>
          <table:table-cell office:value-type="string" table:number-columns-spanned="2" table:number-rows-spanned="1" table:style-name="ce29">
            <text:p><text:span text:style-name="T5">JULEANDRO MARTINS DE OLIVEIRA</text:span></text:p>
          </table:table-cell>
          <table:covered-table-cell/>
          <table:table-cell office:value-type="string" table:style-name="ce28">
            <text:p><text:span text:style-name="T5">PROMOTOR DE JUSTICA SUBSTITUTO</text:span></text:p>
          </table:table-cell>
          <table:table-cell office:value-type="string" table:style-name="ce28">
            <text:p><text:span text:style-name="T5">PROMOTORIA DE JUSTICA CIVEL DE BRASILE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40.44" table:style-name="ce31">
            <text:p>3.040,44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40.44" table:style-name="ce31">
            <text:p>3.040,44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7853.99" table:style-name="ce31">
            <text:p>7.853,99</text:p>
          </table:table-cell>
          <table:table-cell table:number-columns-repeated="16361"/>
        </table:table-row>
        <table:table-row table:style-name="ro5">
          <table:table-cell office:value-type="float" office:value="45231" table:style-name="ce28">
            <text:p>45231</text:p>
          </table:table-cell>
          <table:table-cell office:value-type="string" table:number-columns-spanned="2" table:number-rows-spanned="1" table:style-name="ce29">
            <text:p><text:span text:style-name="T5">JULIA DA SILVA RODRIGUES LEAL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671" table:style-name="ce28">
            <text:p>52671</text:p>
          </table:table-cell>
          <table:table-cell office:value-type="string" table:number-columns-spanned="2" table:number-rows-spanned="1" table:style-name="ce29">
            <text:p><text:span text:style-name="T5">JULIANA BATALHA SALES ME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 PARA ASSUNTOS ADMINISTRATIV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661" table:style-name="ce28">
            <text:p>40661</text:p>
          </table:table-cell>
          <table:table-cell office:value-type="string" table:number-columns-spanned="2" table:number-rows-spanned="1" table:style-name="ce29">
            <text:p><text:span text:style-name="T5">JULIANA DANTAS LIN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892" table:style-name="ce28">
            <text:p>53892</text:p>
          </table:table-cell>
          <table:table-cell office:value-type="string" table:number-columns-spanned="2" table:number-rows-spanned="1" table:style-name="ce29">
            <text:p><text:span text:style-name="T5">JULIANA DO VAL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741" table:style-name="ce28">
            <text:p>54741</text:p>
          </table:table-cell>
          <table:table-cell office:value-type="string" table:number-columns-spanned="2" table:number-rows-spanned="1" table:style-name="ce29">
            <text:p><text:span text:style-name="T5">JULIANA MAXIMIANO HOFF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3 PROMOTORIA CRIMINAL DE CRUZEIRO DO SU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39971" table:style-name="ce28">
            <text:p>39971</text:p>
          </table:table-cell>
          <table:table-cell office:value-type="string" table:number-columns-spanned="2" table:number-rows-spanned="1" table:style-name="ce29">
            <text:p><text:span text:style-name="T5">JULIENE FERREIR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J DEPARTAMENTO DE CERIMON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211" table:style-name="ce28">
            <text:p>56211</text:p>
          </table:table-cell>
          <table:table-cell office:value-type="string" table:number-columns-spanned="2" table:number-rows-spanned="1" table:style-name="ce29">
            <text:p><text:span text:style-name="T5">JULIO CESAR DE MEDEIROS SILV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DE JUSTICA CIVEL DE TARAUAC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23.35" table:style-name="ce31">
            <text:p>1.423,35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9934.2800000000007" table:style-name="ce31">
            <text:p>9.934,28</text:p>
          </table:table-cell>
          <table:table-cell table:number-columns-repeated="16361"/>
        </table:table-row>
        <table:table-row table:style-name="ro5">
          <table:table-cell office:value-type="float" office:value="5935" table:style-name="ce28">
            <text:p>5935</text:p>
          </table:table-cell>
          <table:table-cell office:value-type="string" table:number-columns-spanned="2" table:number-rows-spanned="1" table:style-name="ce29">
            <text:p><text:span text:style-name="T5">JULIO CESAR DOS SANTOS SAMPAI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771" table:style-name="ce28">
            <text:p>46771</text:p>
          </table:table-cell>
          <table:table-cell office:value-type="string" table:number-columns-spanned="2" table:number-rows-spanned="1" table:style-name="ce29">
            <text:p><text:span text:style-name="T5">JULIO MANOEL DOS SANTOS BRASIL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500" table:style-name="ce31">
            <text:p>2.5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500" table:style-name="ce31">
            <text:p>2.500,00</text:p>
          </table:table-cell>
          <table:table-cell table:number-columns-repeated="16361"/>
        </table:table-row>
        <table:table-row table:style-name="ro5">
          <table:table-cell office:value-type="float" office:value="46972" table:style-name="ce28">
            <text:p>46972</text:p>
          </table:table-cell>
          <table:table-cell office:value-type="string" table:number-columns-spanned="2" table:number-rows-spanned="1" table:style-name="ce29">
            <text:p><text:span text:style-name="T5">JURGLEICE BEZERRA LAUREA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891" table:style-name="ce28">
            <text:p>56891</text:p>
          </table:table-cell>
          <table:table-cell office:value-type="string" table:number-columns-spanned="2" table:number-rows-spanned="1" table:style-name="ce29">
            <text:p><text:span text:style-name="T5">KALIL CASTRO SAAB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821" table:style-name="ce28">
            <text:p>50821</text:p>
          </table:table-cell>
          <table:table-cell office:value-type="string" table:number-columns-spanned="2" table:number-rows-spanned="1" table:style-name="ce29">
            <text:p><text:span text:style-name="T5">KAREN CRISTINA DE OLIVEI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9961" table:style-name="ce28">
            <text:p>19961</text:p>
          </table:table-cell>
          <table:table-cell office:value-type="string" table:number-columns-spanned="2" table:number-rows-spanned="1" table:style-name="ce29">
            <text:p><text:span text:style-name="T5">KAREN MONTEIRO DE OLIVEIR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DIADM DEPARTAMENTO DE LICIT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151" table:style-name="ce28">
            <text:p>50151</text:p>
          </table:table-cell>
          <table:table-cell office:value-type="string" table:number-columns-spanned="2" table:number-rows-spanned="1" table:style-name="ce29">
            <text:p><text:span text:style-name="T5">KARINE FRANTIESC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UCLEO PERM DE INCENTIVO A AUTOCOMPOSICAO NAPA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11" table:style-name="ce28">
            <text:p>58211</text:p>
          </table:table-cell>
          <table:table-cell office:value-type="string" table:number-columns-spanned="2" table:number-rows-spanned="1" table:style-name="ce29">
            <text:p><text:span text:style-name="T5">KARYNNE DE CASTRO ROC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7521" table:style-name="ce28">
            <text:p>7521</text:p>
          </table:table-cell>
          <table:table-cell office:value-type="string" table:number-columns-spanned="2" table:number-rows-spanned="1" table:style-name="ce29">
            <text:p><text:span text:style-name="T5">KATIA REJANE DE ARAUJO RODRIGUES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57791" table:style-name="ce28">
            <text:p>57791</text:p>
          </table:table-cell>
          <table:table-cell office:value-type="string" table:number-columns-spanned="2" table:number-rows-spanned="1" table:style-name="ce29">
            <text:p><text:span text:style-name="T5">KEILIANE DE OLIVEIRA PE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EPTO DE APOIO OPERA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651" table:style-name="ce28">
            <text:p>57651</text:p>
          </table:table-cell>
          <table:table-cell office:value-type="string" table:number-columns-spanned="2" table:number-rows-spanned="1" table:style-name="ce29">
            <text:p><text:span text:style-name="T5">KELEN CRISTINA LIMA DE ANDRAD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14" table:style-name="ce28">
            <text:p>5814</text:p>
          </table:table-cell>
          <table:table-cell office:value-type="string" table:number-columns-spanned="2" table:number-rows-spanned="1" table:style-name="ce29">
            <text:p><text:span text:style-name="T5">KEMMIL DE MELO COE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851" table:style-name="ce28">
            <text:p>56851</text:p>
          </table:table-cell>
          <table:table-cell office:value-type="string" table:number-columns-spanned="2" table:number-rows-spanned="1" table:style-name="ce29">
            <text:p><text:span text:style-name="T5">KENEDY MIRANDA FERNANDES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121" table:style-name="ce28">
            <text:p>6121</text:p>
          </table:table-cell>
          <table:table-cell office:value-type="string" table:number-columns-spanned="2" table:number-rows-spanned="1" table:style-name="ce29">
            <text:p><text:span text:style-name="T5">KIMBERLY ANNE SPRINGER SUZUKI BRA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5" table:style-name="ce28">
            <text:p>5995</text:p>
          </table:table-cell>
          <table:table-cell office:value-type="string" table:number-columns-spanned="2" table:number-rows-spanned="1" table:style-name="ce29">
            <text:p><text:span text:style-name="T5">KLEISON JACHSON DA SILVA FROT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2391" table:style-name="ce28">
            <text:p>32391</text:p>
          </table:table-cell>
          <table:table-cell office:value-type="string" table:number-columns-spanned="2" table:number-rows-spanned="1" table:style-name="ce29">
            <text:p><text:span text:style-name="T5">LANA KELLE ARAUJO DO NASCIMENT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CONTROLE INTER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831" table:style-name="ce28">
            <text:p>41831</text:p>
          </table:table-cell>
          <table:table-cell office:value-type="string" table:number-columns-spanned="2" table:number-rows-spanned="1" table:style-name="ce29">
            <text:p><text:span text:style-name="T5">LARA DE OLIVEIRA MARQ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5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432" table:style-name="ce28">
            <text:p>43432</text:p>
          </table:table-cell>
          <table:table-cell office:value-type="string" table:number-columns-spanned="2" table:number-rows-spanned="1" table:style-name="ce29">
            <text:p><text:span text:style-name="T5">LARISSA CRISTINA ARAUJO DE ALMEI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601" table:style-name="ce28">
            <text:p>40601</text:p>
          </table:table-cell>
          <table:table-cell office:value-type="string" table:number-columns-spanned="2" table:number-rows-spanned="1" table:style-name="ce29">
            <text:p><text:span text:style-name="T5">LARISSA CRISTINA PEREIRA DE FREIT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 ESP MEIO AMBIENTE BAIXO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31" table:style-name="ce28">
            <text:p>5831</text:p>
          </table:table-cell>
          <table:table-cell office:value-type="string" table:number-columns-spanned="2" table:number-rows-spanned="1" table:style-name="ce29">
            <text:p><text:span text:style-name="T5">LARISSA RAWANNA DA SILVA ABREU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 ESPEC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942" table:style-name="ce28">
            <text:p>47942</text:p>
          </table:table-cell>
          <table:table-cell office:value-type="string" table:number-columns-spanned="2" table:number-rows-spanned="1" table:style-name="ce29">
            <text:p><text:span text:style-name="T5">LARISSA RIBEIRO BEZER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851" table:style-name="ce28">
            <text:p>49851</text:p>
          </table:table-cell>
          <table:table-cell office:value-type="string" table:number-columns-spanned="2" table:number-rows-spanned="1" table:style-name="ce29">
            <text:p><text:span text:style-name="T5">LARISSA VIRGINIA CAVALCANTI ORANTE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463" table:style-name="ce28">
            <text:p>43463</text:p>
          </table:table-cell>
          <table:table-cell office:value-type="string" table:number-columns-spanned="2" table:number-rows-spanned="1" table:style-name="ce29">
            <text:p><text:span text:style-name="T5">LAURA CAROLINA MOUTA ROCHA CEZAROT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6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02" table:style-name="ce28">
            <text:p>43702</text:p>
          </table:table-cell>
          <table:table-cell office:value-type="string" table:number-columns-spanned="2" table:number-rows-spanned="1" table:style-name="ce29">
            <text:p><text:span text:style-name="T5">LAURA CRISTINA DE ALMEIDA MIRAND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2 PROM JUST ESP DE DEFESA DO PATRIM PUBLIC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7771" table:style-name="ce28">
            <text:p>57771</text:p>
          </table:table-cell>
          <table:table-cell office:value-type="string" table:number-columns-spanned="2" table:number-rows-spanned="1" table:style-name="ce29">
            <text:p><text:span text:style-name="T5">LAURA DENISE JUCA RAM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9451" table:style-name="ce28">
            <text:p>19451</text:p>
          </table:table-cell>
          <table:table-cell office:value-type="string" table:number-columns-spanned="2" table:number-rows-spanned="1" table:style-name="ce29">
            <text:p><text:span text:style-name="T5">LAURA SIMONE NASCIMENTO RODRIGU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SECRETA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7001" table:style-name="ce28">
            <text:p>37001</text:p>
          </table:table-cell>
          <table:table-cell office:value-type="string" table:number-columns-spanned="2" table:number-rows-spanned="1" table:style-name="ce29">
            <text:p><text:span text:style-name="T5">LEANDRO PORTELA STEFFEN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 ESP DIREITOS HUMANOS E CIDADAN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9671" table:style-name="ce28">
            <text:p>49671</text:p>
          </table:table-cell>
          <table:table-cell office:value-type="string" table:number-columns-spanned="2" table:number-rows-spanned="1" table:style-name="ce29">
            <text:p><text:span text:style-name="T5">LENIRA PONTES CUNH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 ESP DE EXEC MEDIDAS SOCIOEDUCATIV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11" table:style-name="ce28">
            <text:p>43811</text:p>
          </table:table-cell>
          <table:table-cell office:value-type="string" table:number-columns-spanned="2" table:number-rows-spanned="1" table:style-name="ce29">
            <text:p><text:span text:style-name="T5">LEONARDO HONORATO SANTO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 ESP DEF DA CRIANCA E ADOLESCENTE CRZ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510.93" table:style-name="ce31">
            <text:p>8.510,93</text:p>
          </table:table-cell>
          <table:table-cell table:number-columns-repeated="16361"/>
        </table:table-row>
        <table:table-row table:style-name="ro5">
          <table:table-cell office:value-type="float" office:value="5008" table:style-name="ce28">
            <text:p>5008</text:p>
          </table:table-cell>
          <table:table-cell office:value-type="string" table:number-columns-spanned="2" table:number-rows-spanned="1" table:style-name="ce29">
            <text:p><text:span text:style-name="T5">LEONARDO MELO CATUN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041" table:style-name="ce28">
            <text:p>52041</text:p>
          </table:table-cell>
          <table:table-cell office:value-type="string" table:number-columns-spanned="2" table:number-rows-spanned="1" table:style-name="ce29">
            <text:p><text:span text:style-name="T5">LEONICE FERNANDES DE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092" table:style-name="ce28">
            <text:p>49092</text:p>
          </table:table-cell>
          <table:table-cell office:value-type="string" table:number-columns-spanned="2" table:number-rows-spanned="1" table:style-name="ce29">
            <text:p><text:span text:style-name="T5">LIDIANA LAMPIER PESSIGATI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9" table:style-name="ce28">
            <text:p>5959</text:p>
          </table:table-cell>
          <table:table-cell office:value-type="string" table:number-columns-spanned="2" table:number-rows-spanned="1" table:style-name="ce29">
            <text:p><text:span text:style-name="T5">LIGIA KEETLY SILVA ALEXANDRI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041" table:style-name="ce28">
            <text:p>47041</text:p>
          </table:table-cell>
          <table:table-cell office:value-type="string" table:number-columns-spanned="2" table:number-rows-spanned="1" table:style-name="ce29">
            <text:p><text:span text:style-name="T5">LILIAN ALVES FIRMINO DA SILVA RIBEI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ESP DE DEF DO CONSUMIDOR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512" table:style-name="ce28">
            <text:p>49512</text:p>
          </table:table-cell>
          <table:table-cell office:value-type="string" table:number-columns-spanned="2" table:number-rows-spanned="1" table:style-name="ce29">
            <text:p><text:span text:style-name="T5">LILIAN BRITO ALBUQUERQUE RIBEIR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9301" table:style-name="ce28">
            <text:p>9301</text:p>
          </table:table-cell>
          <table:table-cell office:value-type="string" table:number-columns-spanned="2" table:number-rows-spanned="1" table:style-name="ce29">
            <text:p><text:span text:style-name="T5">LINA MARIA DAS GRACAS BRASIL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500" table:style-name="ce31">
            <text:p>2.5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500" table:style-name="ce31">
            <text:p>2.500,00</text:p>
          </table:table-cell>
          <table:table-cell table:number-columns-repeated="16361"/>
        </table:table-row>
        <table:table-row table:style-name="ro5">
          <table:table-cell office:value-type="float" office:value="55851" table:style-name="ce28">
            <text:p>55851</text:p>
          </table:table-cell>
          <table:table-cell office:value-type="string" table:number-columns-spanned="2" table:number-rows-spanned="1" table:style-name="ce29">
            <text:p><text:span text:style-name="T5">LIVIA MARIA FIRMINO LEITE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442" table:style-name="ce28">
            <text:p>44442</text:p>
          </table:table-cell>
          <table:table-cell office:value-type="string" table:number-columns-spanned="2" table:number-rows-spanned="1" table:style-name="ce29">
            <text:p><text:span text:style-name="T5">LUANA CUNHA MATSU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972" table:style-name="ce28">
            <text:p>38972</text:p>
          </table:table-cell>
          <table:table-cell office:value-type="string" table:number-columns-spanned="2" table:number-rows-spanned="1" table:style-name="ce29">
            <text:p><text:span text:style-name="T5">LUANA DA COSTA PR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181" table:style-name="ce28">
            <text:p>56181</text:p>
          </table:table-cell>
          <table:table-cell office:value-type="string" table:number-columns-spanned="2" table:number-rows-spanned="1" table:style-name="ce29">
            <text:p><text:span text:style-name="T5">LUANA DINIZ LIRIO MACIEL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DE JUSTICA CRIMINAL DE TARAUAC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5181" table:style-name="ce28">
            <text:p>55181</text:p>
          </table:table-cell>
          <table:table-cell office:value-type="string" table:number-columns-spanned="2" table:number-rows-spanned="1" table:style-name="ce29">
            <text:p><text:span text:style-name="T5">LUARA BEZERRA DA ROC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731" table:style-name="ce28">
            <text:p>51731</text:p>
          </table:table-cell>
          <table:table-cell office:value-type="string" table:number-columns-spanned="2" table:number-rows-spanned="1" table:style-name="ce29">
            <text:p><text:span text:style-name="T5">LUCAS ANDRADE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INFRAESTRUTURA E SEG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85" table:style-name="ce28">
            <text:p>5985</text:p>
          </table:table-cell>
          <table:table-cell office:value-type="string" table:number-columns-spanned="2" table:number-rows-spanned="1" table:style-name="ce29">
            <text:p><text:span text:style-name="T5">LUCAS CARVALHO 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ESP DE DEFESA DO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05" table:style-name="ce28">
            <text:p>6005</text:p>
          </table:table-cell>
          <table:table-cell office:value-type="string" table:number-columns-spanned="2" table:number-rows-spanned="1" table:style-name="ce29">
            <text:p><text:span text:style-name="T5">LUCAS EVILASIO NOBRE TEIXEIRA BARBO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091" table:style-name="ce28">
            <text:p>57091</text:p>
          </table:table-cell>
          <table:table-cell office:value-type="string" table:number-columns-spanned="2" table:number-rows-spanned="1" table:style-name="ce29">
            <text:p><text:span text:style-name="T5">LUCAS OLIVEIRA BOUCHABKI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043" table:style-name="ce28">
            <text:p>54043</text:p>
          </table:table-cell>
          <table:table-cell office:value-type="string" table:number-columns-spanned="2" table:number-rows-spanned="1" table:style-name="ce29">
            <text:p><text:span text:style-name="T5">LUCAS PINHEIRO CAMI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ACRELAND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921" table:style-name="ce28">
            <text:p>54921</text:p>
          </table:table-cell>
          <table:table-cell office:value-type="string" table:number-columns-spanned="2" table:number-rows-spanned="1" table:style-name="ce29">
            <text:p><text:span text:style-name="T5">LUCELIA ALVES MARQUES QUINTEL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782" table:style-name="ce28">
            <text:p>47782</text:p>
          </table:table-cell>
          <table:table-cell office:value-type="string" table:number-columns-spanned="2" table:number-rows-spanned="1" table:style-name="ce29">
            <text:p><text:span text:style-name="T5">LUCIANA DE CARVALHO ROCH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641" table:style-name="ce28">
            <text:p>49641</text:p>
          </table:table-cell>
          <table:table-cell office:value-type="string" table:number-columns-spanned="2" table:number-rows-spanned="1" table:style-name="ce29">
            <text:p><text:span text:style-name="T5">LUCIANA MONTEIRO QUEIROZ DA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121" table:style-name="ce28">
            <text:p>45121</text:p>
          </table:table-cell>
          <table:table-cell office:value-type="string" table:number-columns-spanned="2" table:number-rows-spanned="1" table:style-name="ce29">
            <text:p><text:span text:style-name="T5">LUCIANA VIRGINIA MOREIRA NEPOMUCENO QUINTEL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 DO MEIO AMBIENTE E PATRIMONIO HIST.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141" table:style-name="ce28">
            <text:p>43141</text:p>
          </table:table-cell>
          <table:table-cell office:value-type="string" table:number-columns-spanned="2" table:number-rows-spanned="1" table:style-name="ce29">
            <text:p><text:span text:style-name="T5">LUCIANO AUGUSTO MAIA SALLES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000" table:style-name="ce31">
            <text:p>10.000,00</text:p>
          </table:table-cell>
          <table:table-cell table:number-columns-repeated="16361"/>
        </table:table-row>
        <table:table-row table:style-name="ro5">
          <table:table-cell office:value-type="float" office:value="49491" table:style-name="ce28">
            <text:p>49491</text:p>
          </table:table-cell>
          <table:table-cell office:value-type="string" table:number-columns-spanned="2" table:number-rows-spanned="1" table:style-name="ce29">
            <text:p><text:span text:style-name="T5">LUCIANO FREIRE DE CARVALHO MALAQUI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181" table:style-name="ce28">
            <text:p>44181</text:p>
          </table:table-cell>
          <table:table-cell office:value-type="string" table:number-columns-spanned="2" table:number-rows-spanned="1" table:style-name="ce29">
            <text:p><text:span text:style-name="T5">LUCINETE TEIXEIRA BARBO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001" table:style-name="ce28">
            <text:p>47001</text:p>
          </table:table-cell>
          <table:table-cell office:value-type="string" table:number-columns-spanned="2" table:number-rows-spanned="1" table:style-name="ce29">
            <text:p><text:span text:style-name="T5">LUIS HENRIQUE CORREA ROLIM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CIVEL DE SENA MADUREIR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998" table:style-name="ce28">
            <text:p>5998</text:p>
          </table:table-cell>
          <table:table-cell office:value-type="string" table:number-columns-spanned="2" table:number-rows-spanned="1" table:style-name="ce29">
            <text:p><text:span text:style-name="T5">LUIZ CARLOS DE SOUZA 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861" table:style-name="ce28">
            <text:p>54861</text:p>
          </table:table-cell>
          <table:table-cell office:value-type="string" table:number-columns-spanned="2" table:number-rows-spanned="1" table:style-name="ce29">
            <text:p><text:span text:style-name="T5">LUIZ CARLOS NUN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2012" table:style-name="ce28">
            <text:p>12012</text:p>
          </table:table-cell>
          <table:table-cell office:value-type="string" table:number-columns-spanned="2" table:number-rows-spanned="1" table:style-name="ce29">
            <text:p><text:span text:style-name="T5">LUIZ CARLOS SIMAO PAIV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2552.8" table:number-columns-spanned="2" table:number-rows-spanned="1" table:style-name="ce32">
            <text:p>12.552,80</text:p>
          </table:table-cell>
          <table:covered-table-cell/>
          <table:table-cell office:value-type="float" office:value="12752.8" table:style-name="ce31">
            <text:p>12.752,80</text:p>
          </table:table-cell>
          <table:table-cell table:number-columns-repeated="16361"/>
        </table:table-row>
        <table:table-row table:style-name="ro5">
          <table:table-cell office:value-type="float" office:value="43532" table:style-name="ce28">
            <text:p>43532</text:p>
          </table:table-cell>
          <table:table-cell office:value-type="string" table:number-columns-spanned="2" table:number-rows-spanned="1" table:style-name="ce29">
            <text:p><text:span text:style-name="T5">LUIZ FERNANDO COSTA MACIEL FI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191" table:style-name="ce28">
            <text:p>57191</text:p>
          </table:table-cell>
          <table:table-cell office:value-type="string" table:number-columns-spanned="2" table:number-rows-spanned="1" table:style-name="ce29">
            <text:p><text:span text:style-name="T5">LUIZ GONZAGA DOS SANTOS FILHO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621" table:style-name="ce28">
            <text:p>56621</text:p>
          </table:table-cell>
          <table:table-cell office:value-type="string" table:number-columns-spanned="2" table:number-rows-spanned="1" table:style-name="ce29">
            <text:p><text:span text:style-name="T5">LUIZ HENRIQUE CARVALHO AFONS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UMULATIVA DE MANCIO LIM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131" table:style-name="ce28">
            <text:p>51131</text:p>
          </table:table-cell>
          <table:table-cell office:value-type="string" table:number-columns-spanned="2" table:number-rows-spanned="1" table:style-name="ce29">
            <text:p><text:span text:style-name="T5">LUIZ RENATO BEZERRA FRANCISCO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5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871" table:style-name="ce28">
            <text:p>49871</text:p>
          </table:table-cell>
          <table:table-cell office:value-type="string" table:number-columns-spanned="2" table:number-rows-spanned="1" table:style-name="ce29">
            <text:p><text:span text:style-name="T5">LUZIANE DE SOUZA SANT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 JUST ESP DE DEF DA EDU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01" table:style-name="ce28">
            <text:p>4501</text:p>
          </table:table-cell>
          <table:table-cell office:value-type="string" table:number-columns-spanned="2" table:number-rows-spanned="1" table:style-name="ce29">
            <text:p><text:span text:style-name="T5">MADALENA GONCALVES PEREI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5451" table:style-name="ce28">
            <text:p>55451</text:p>
          </table:table-cell>
          <table:table-cell office:value-type="string" table:number-columns-spanned="2" table:number-rows-spanned="1" table:style-name="ce29">
            <text:p><text:span text:style-name="T5">MANOEL DA SILV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301" table:style-name="ce28">
            <text:p>56301</text:p>
          </table:table-cell>
          <table:table-cell office:value-type="string" table:number-columns-spanned="2" table:number-rows-spanned="1" table:style-name="ce29">
            <text:p><text:span text:style-name="T5">MANOEL FRANCISCO ALVES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421" table:style-name="ce28">
            <text:p>53421</text:p>
          </table:table-cell>
          <table:table-cell office:value-type="string" table:number-columns-spanned="2" table:number-rows-spanned="1" table:style-name="ce29">
            <text:p><text:span text:style-name="T5">MANOEL NASCIMENTO CABRAL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931" table:style-name="ce28">
            <text:p>55931</text:p>
          </table:table-cell>
          <table:table-cell office:value-type="string" table:number-columns-spanned="2" table:number-rows-spanned="1" table:style-name="ce29">
            <text:p><text:span text:style-name="T5">MANUELA CANUTO DE SANTANA FARHAT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CUMULATIVA DE MANCIO LIM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802.76" table:style-name="ce31">
            <text:p>802,76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9313.69" table:style-name="ce31">
            <text:p>9.313,69</text:p>
          </table:table-cell>
          <table:table-cell table:number-columns-repeated="16361"/>
        </table:table-row>
        <table:table-row table:style-name="ro5">
          <table:table-cell office:value-type="float" office:value="2561" table:style-name="ce28">
            <text:p>2561</text:p>
          </table:table-cell>
          <table:table-cell office:value-type="string" table:number-columns-spanned="2" table:number-rows-spanned="1" table:style-name="ce29">
            <text:p><text:span text:style-name="T5">MARA CELIA RAMOS DE MACED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CAOP DE DEFESA DO CONSUMIDOR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842" table:style-name="ce28">
            <text:p>50842</text:p>
          </table:table-cell>
          <table:table-cell office:value-type="string" table:number-columns-spanned="2" table:number-rows-spanned="1" table:style-name="ce29">
            <text:p><text:span text:style-name="T5">MARCEL PORTELA DA COSTA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762" table:style-name="ce28">
            <text:p>45762</text:p>
          </table:table-cell>
          <table:table-cell office:value-type="string" table:number-columns-spanned="2" table:number-rows-spanned="1" table:style-name="ce29">
            <text:p><text:span text:style-name="T5">MARCELA BRAGA DE SOUZA BRILHAN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682" table:style-name="ce28">
            <text:p>43682</text:p>
          </table:table-cell>
          <table:table-cell office:value-type="string" table:number-columns-spanned="2" table:number-rows-spanned="1" table:style-name="ce29">
            <text:p><text:span text:style-name="T5">MARCELA CRISTINA OZORI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5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2081" table:style-name="ce28">
            <text:p>52081</text:p>
          </table:table-cell>
          <table:table-cell office:value-type="string" table:number-columns-spanned="2" table:number-rows-spanned="1" table:style-name="ce29">
            <text:p><text:span text:style-name="T5">MARCELA DA SILVA CARVALHO SANTA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EAF CENTRO DE EST APERF FUN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211" table:style-name="ce28">
            <text:p>45211</text:p>
          </table:table-cell>
          <table:table-cell office:value-type="string" table:number-columns-spanned="2" table:number-rows-spanned="1" table:style-name="ce29">
            <text:p><text:span text:style-name="T5">MARCELLO VICTOR LIMA DE ARAUJO E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ESP DE DEFESA DO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251" table:style-name="ce28">
            <text:p>45251</text:p>
          </table:table-cell>
          <table:table-cell office:value-type="string" table:number-columns-spanned="2" table:number-rows-spanned="1" table:style-name="ce29">
            <text:p><text:span text:style-name="T5">MARCELO DE FREITAS PI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GP DEPARTAMENTO DE GESTAO DE PAGAMENT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143" table:style-name="ce28">
            <text:p>40143</text:p>
          </table:table-cell>
          <table:table-cell office:value-type="string" table:number-columns-spanned="2" table:number-rows-spanned="1" table:style-name="ce29">
            <text:p><text:span text:style-name="T5">MARCELO DE SOUZA GOM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11" table:style-name="ce28">
            <text:p>50411</text:p>
          </table:table-cell>
          <table:table-cell office:value-type="string" table:number-columns-spanned="2" table:number-rows-spanned="1" table:style-name="ce29">
            <text:p><text:span text:style-name="T5">MARCELO FERREIRA DE FREITA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CAOP DE DEF DO MEIO AMBIENTE E PATRIMONIO HIST.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971" table:style-name="ce28">
            <text:p>42971</text:p>
          </table:table-cell>
          <table:table-cell office:value-type="string" table:number-columns-spanned="2" table:number-rows-spanned="1" table:style-name="ce29">
            <text:p><text:span text:style-name="T5">MARCIA BARROZO DE ALMEIDA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 PARA ASSUNTOS ADMINISTRATIV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7792" table:style-name="ce28">
            <text:p>37792</text:p>
          </table:table-cell>
          <table:table-cell office:value-type="string" table:number-columns-spanned="2" table:number-rows-spanned="1" table:style-name="ce29">
            <text:p><text:span text:style-name="T5">MARCIA CRISTHINY COSTA BARBO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J GABINE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9091" table:style-name="ce28">
            <text:p>29091</text:p>
          </table:table-cell>
          <table:table-cell office:value-type="string" table:number-columns-spanned="2" table:number-rows-spanned="1" table:style-name="ce29">
            <text:p><text:span text:style-name="T5">MARCIA CRISTINA DE OLIVEIRA MEIRELES MILANDI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UNIDADE ADMINISTRATIVA DE BRASILE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9501" table:style-name="ce28">
            <text:p>29501</text:p>
          </table:table-cell>
          <table:table-cell office:value-type="string" table:number-columns-spanned="2" table:number-rows-spanned="1" table:style-name="ce29">
            <text:p><text:span text:style-name="T5">MARCIA DA SILVA BARRO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GP DEPARTAMENTO DE ADM DE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831" table:style-name="ce28">
            <text:p>50831</text:p>
          </table:table-cell>
          <table:table-cell office:value-type="string" table:number-columns-spanned="2" table:number-rows-spanned="1" table:style-name="ce29">
            <text:p><text:span text:style-name="T5">MARCIA MACIEL DA COSTA MEDEIR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11" table:style-name="ce28">
            <text:p>5311</text:p>
          </table:table-cell>
          <table:table-cell office:value-type="string" table:number-columns-spanned="2" table:number-rows-spanned="1" table:style-name="ce29">
            <text:p><text:span text:style-name="T5">MARCILENE SALOMAO CARVALHO DE FREITA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30261" table:style-name="ce28">
            <text:p>30261</text:p>
          </table:table-cell>
          <table:table-cell office:value-type="string" table:number-columns-spanned="2" table:number-rows-spanned="1" table:style-name="ce29">
            <text:p><text:span text:style-name="T5">MARCIO ROBERTO RIBEIRO DE LIM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1 PROM ESPEC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921" table:style-name="ce28">
            <text:p>40921</text:p>
          </table:table-cell>
          <table:table-cell office:value-type="string" table:number-columns-spanned="2" table:number-rows-spanned="1" table:style-name="ce29">
            <text:p><text:span text:style-name="T5">MARCO AURELIO RIBEIR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8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1081" table:style-name="ce28">
            <text:p>41081</text:p>
          </table:table-cell>
          <table:table-cell office:value-type="string" table:number-columns-spanned="2" table:number-rows-spanned="1" table:style-name="ce29">
            <text:p><text:span text:style-name="T5">MARCOS ANTONIO GALIN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3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6481" table:style-name="ce28">
            <text:p>56481</text:p>
          </table:table-cell>
          <table:table-cell office:value-type="string" table:number-columns-spanned="2" table:number-rows-spanned="1" table:style-name="ce29">
            <text:p><text:span text:style-name="T5">MARCOS CLEYDER JANSEN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 DO OBSERVATORIO DE ANALISE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2" table:style-name="ce28">
            <text:p>5992</text:p>
          </table:table-cell>
          <table:table-cell office:value-type="string" table:number-columns-spanned="2" table:number-rows-spanned="1" table:style-name="ce29">
            <text:p><text:span text:style-name="T5">MARCOS DOS SANTOS MENDONC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223" table:style-name="ce28">
            <text:p>49223</text:p>
          </table:table-cell>
          <table:table-cell office:value-type="string" table:number-columns-spanned="2" table:number-rows-spanned="1" table:style-name="ce29">
            <text:p><text:span text:style-name="T5">MARCOS FERNANDES LACERD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6" table:style-name="ce28">
            <text:p>5956</text:p>
          </table:table-cell>
          <table:table-cell office:value-type="string" table:number-columns-spanned="2" table:number-rows-spanned="1" table:style-name="ce29">
            <text:p><text:span text:style-name="T5">MARCOS GUITIERRE GUIMARAES BARROS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322" table:style-name="ce28">
            <text:p>52322</text:p>
          </table:table-cell>
          <table:table-cell office:value-type="string" table:number-columns-spanned="2" table:number-rows-spanned="1" table:style-name="ce29">
            <text:p><text:span text:style-name="T5">MARCOS VINICIUS DE LIM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141" table:style-name="ce28">
            <text:p>55141</text:p>
          </table:table-cell>
          <table:table-cell office:value-type="string" table:number-columns-spanned="2" table:number-rows-spanned="1" table:style-name="ce29">
            <text:p><text:span text:style-name="T5">MARCUS AURELIUS HAKOZAKI DE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111" table:style-name="ce28">
            <text:p>55111</text:p>
          </table:table-cell>
          <table:table-cell office:value-type="string" table:number-columns-spanned="2" table:number-rows-spanned="1" table:style-name="ce29">
            <text:p><text:span text:style-name="T5">MARCUS VINICIUS BRANDAO BRANA MUNI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67" table:style-name="ce28">
            <text:p>5867</text:p>
          </table:table-cell>
          <table:table-cell office:value-type="string" table:number-columns-spanned="2" table:number-rows-spanned="1" table:style-name="ce29">
            <text:p><text:span text:style-name="T5">MARIA ANTONIA BRITO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F DA CRIANCA E ADOLESCENTE CR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471" table:style-name="ce28">
            <text:p>6471</text:p>
          </table:table-cell>
          <table:table-cell office:value-type="string" table:number-columns-spanned="2" table:number-rows-spanned="1" table:style-name="ce29">
            <text:p><text:span text:style-name="T5">MARIA AUGUSTA FIGUEIREDO MUBARAC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368.91" table:style-name="ce31">
            <text:p>13.368,91</text:p>
          </table:table-cell>
          <table:table-cell table:number-columns-repeated="16361"/>
        </table:table-row>
        <table:table-row table:style-name="ro5">
          <table:table-cell office:value-type="float" office:value="22591" table:style-name="ce28">
            <text:p>22591</text:p>
          </table:table-cell>
          <table:table-cell office:value-type="string" table:number-columns-spanned="2" table:number-rows-spanned="1" table:style-name="ce29">
            <text:p><text:span text:style-name="T5">MARIA AUGUSTA SARAH LIN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3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1781" table:style-name="ce28">
            <text:p>21781</text:p>
          </table:table-cell>
          <table:table-cell office:value-type="string" table:number-columns-spanned="2" table:number-rows-spanned="1" table:style-name="ce29">
            <text:p><text:span text:style-name="T5">MARIA CELENICE GOMES DE OLIV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GJ SECRETARIA DOS ORGAOS COLEGI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0661" table:style-name="ce28">
            <text:p>10661</text:p>
          </table:table-cell>
          <table:table-cell office:value-type="string" table:number-columns-spanned="2" table:number-rows-spanned="1" table:style-name="ce29">
            <text:p><text:span text:style-name="T5">MARIA DA GLORIA GALVAO NOBRE DANTA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368.91" table:style-name="ce31">
            <text:p>13.368,91</text:p>
          </table:table-cell>
          <table:table-cell table:number-columns-repeated="16361"/>
        </table:table-row>
        <table:table-row table:style-name="ro5">
          <table:table-cell office:value-type="float" office:value="3371" table:style-name="ce28">
            <text:p>3371</text:p>
          </table:table-cell>
          <table:table-cell office:value-type="string" table:number-columns-spanned="2" table:number-rows-spanned="1" table:style-name="ce29">
            <text:p><text:span text:style-name="T5">MARIA DA GLORIA LEAL COST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47481" table:style-name="ce28">
            <text:p>47481</text:p>
          </table:table-cell>
          <table:table-cell office:value-type="string" table:number-columns-spanned="2" table:number-rows-spanned="1" table:style-name="ce29">
            <text:p><text:span text:style-name="T5">MARIA DARCILENE GOMES DO VAL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3 PROMOTORIA DE JUST CRIMINAL <text:s/>VIOL DOM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71" table:style-name="ce28">
            <text:p>4771</text:p>
          </table:table-cell>
          <table:table-cell office:value-type="string" table:number-columns-spanned="2" table:number-rows-spanned="1" table:style-name="ce29">
            <text:p><text:span text:style-name="T5">MARIA DAS GRACAS MELO CORCINI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6991" table:style-name="ce28">
            <text:p>56991</text:p>
          </table:table-cell>
          <table:table-cell office:value-type="string" table:number-columns-spanned="2" table:number-rows-spanned="1" table:style-name="ce29">
            <text:p><text:span text:style-name="T5">MARIA DE JESUS FERNANDES P DOMING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522" table:style-name="ce28">
            <text:p>39522</text:p>
          </table:table-cell>
          <table:table-cell office:value-type="string" table:number-columns-spanned="2" table:number-rows-spanned="1" table:style-name="ce29">
            <text:p><text:span text:style-name="T5">MARIA DE NAZARE GADELHA FERREIRA FERNAND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911" table:style-name="ce28">
            <text:p>1911</text:p>
          </table:table-cell>
          <table:table-cell office:value-type="string" table:number-columns-spanned="2" table:number-rows-spanned="1" table:style-name="ce29">
            <text:p><text:span text:style-name="T5">MARIA DO PERPETUO SOCORRO DANTAS FERR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3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72" table:style-name="ce28">
            <text:p>5072</text:p>
          </table:table-cell>
          <table:table-cell office:value-type="string" table:number-columns-spanned="2" table:number-rows-spanned="1" table:style-name="ce29">
            <text:p><text:span text:style-name="T5">MARIA DO SOCORRO VIEIRA LUCENA DE QUEIRO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282" table:style-name="ce28">
            <text:p>43282</text:p>
          </table:table-cell>
          <table:table-cell office:value-type="string" table:number-columns-spanned="2" table:number-rows-spanned="1" table:style-name="ce29">
            <text:p><text:span text:style-name="T5">MARIA DULCE LEIA MACEDO DE PAUL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 DE GESTAO DE CONTRATOS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41" table:style-name="ce28">
            <text:p>43841</text:p>
          </table:table-cell>
          <table:table-cell office:value-type="string" table:number-columns-spanned="2" table:number-rows-spanned="1" table:style-name="ce29">
            <text:p><text:span text:style-name="T5">MARIA FATIMA RIBEIRO TEIXEIR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ESP DO CONTROLE EXTERNO<text:s/>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6521" table:style-name="ce28">
            <text:p>46521</text:p>
          </table:table-cell>
          <table:table-cell office:value-type="string" table:number-columns-spanned="2" table:number-rows-spanned="1" table:style-name="ce29">
            <text:p><text:span text:style-name="T5">MARIA FERREIRA VI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ADJ ASS JURID DISTRIBUI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751" table:style-name="ce28">
            <text:p>1751</text:p>
          </table:table-cell>
          <table:table-cell office:value-type="string" table:number-columns-spanned="2" table:number-rows-spanned="1" table:style-name="ce29">
            <text:p><text:span text:style-name="T5">MARIA HELENA PEDROZA DE CARVALH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301" table:style-name="ce28">
            <text:p>51301</text:p>
          </table:table-cell>
          <table:table-cell office:value-type="string" table:number-columns-spanned="2" table:number-rows-spanned="1" table:style-name="ce29">
            <text:p><text:span text:style-name="T5">MARIA HELINETINA OLIVEIRA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741" table:style-name="ce28">
            <text:p>57741</text:p>
          </table:table-cell>
          <table:table-cell office:value-type="string" table:number-columns-spanned="2" table:number-rows-spanned="1" table:style-name="ce29">
            <text:p><text:span text:style-name="T5">MARIA ISABEL VIDAL DE CAST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 DE TEC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791" table:style-name="ce28">
            <text:p>46791</text:p>
          </table:table-cell>
          <table:table-cell office:value-type="string" table:number-columns-spanned="2" table:number-rows-spanned="1" table:style-name="ce29">
            <text:p><text:span text:style-name="T5">MARIA JOSE CARVALHO DE PAULA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000" table:style-name="ce31">
            <text:p>10.000,00</text:p>
          </table:table-cell>
          <table:table-cell table:number-columns-repeated="16361"/>
        </table:table-row>
        <table:table-row table:style-name="ro5">
          <table:table-cell office:value-type="float" office:value="6201" table:style-name="ce28">
            <text:p>6201</text:p>
          </table:table-cell>
          <table:table-cell office:value-type="string" table:number-columns-spanned="2" table:number-rows-spanned="1" table:style-name="ce29">
            <text:p><text:span text:style-name="T5">MARIA JOSE CORREIA LIM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00" table:style-name="ce31">
            <text:p>2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3368.91" table:style-name="ce31">
            <text:p>23.368,91</text:p>
          </table:table-cell>
          <table:table-cell table:number-columns-repeated="16361"/>
        </table:table-row>
        <table:table-row table:style-name="ro5">
          <table:table-cell office:value-type="float" office:value="4851" table:style-name="ce28">
            <text:p>4851</text:p>
          </table:table-cell>
          <table:table-cell office:value-type="string" table:number-columns-spanned="2" table:number-rows-spanned="1" table:style-name="ce29">
            <text:p><text:span text:style-name="T5">MARIA JOSE FERNANDES DE OLIV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00" table:style-name="ce31">
            <text:p>3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200" table:style-name="ce31">
            <text:p>3.200,00</text:p>
          </table:table-cell>
          <table:table-cell table:number-columns-repeated="16361"/>
        </table:table-row>
        <table:table-row table:style-name="ro5">
          <table:table-cell office:value-type="float" office:value="47793" table:style-name="ce28">
            <text:p>47793</text:p>
          </table:table-cell>
          <table:table-cell office:value-type="string" table:number-columns-spanned="2" table:number-rows-spanned="1" table:style-name="ce29">
            <text:p><text:span text:style-name="T5">MARIA MADALENA BARBOSA CAVALCAN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ESP DO CONTROLE EXTERN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451" table:style-name="ce28">
            <text:p>3451</text:p>
          </table:table-cell>
          <table:table-cell office:value-type="string" table:number-columns-spanned="2" table:number-rows-spanned="1" table:style-name="ce29">
            <text:p><text:span text:style-name="T5">MARIA MADALENA COELHO DE ARAUJO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821" table:style-name="ce28">
            <text:p>5821</text:p>
          </table:table-cell>
          <table:table-cell office:value-type="string" table:number-columns-spanned="2" table:number-rows-spanned="1" table:style-name="ce29">
            <text:p><text:span text:style-name="T5">MARIA MARQUIZETE FERNANDES ALV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1561" table:style-name="ce28">
            <text:p>51561</text:p>
          </table:table-cell>
          <table:table-cell office:value-type="string" table:number-columns-spanned="2" table:number-rows-spanned="1" table:style-name="ce29">
            <text:p><text:span text:style-name="T5">MARIA MIRIAM GOMES DE MORAES</text:span></text:p>
          </table:table-cell>
          <table:covered-table-cell/>
          <table:table-cell office:value-type="string" table:style-name="ce28">
            <text:p><text:span text:style-name="T5">SEM CARGO DEFINIDO</text:span></text:p>
          </table:table-cell>
          <table:table-cell office:value-type="string" table:style-name="ce28">
            <text:p><text:span text:style-name="T5">PENSIONISTA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9061" table:style-name="ce28">
            <text:p>9061</text:p>
          </table:table-cell>
          <table:table-cell office:value-type="string" table:number-columns-spanned="2" table:number-rows-spanned="1" table:style-name="ce29">
            <text:p><text:span text:style-name="T5">MARIA ZENEIDE LOPES DA SILV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MOTORIA CRIMINAL DE SENA MADUREIR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6971" table:style-name="ce28">
            <text:p>36971</text:p>
          </table:table-cell>
          <table:table-cell office:value-type="string" table:number-columns-spanned="2" table:number-rows-spanned="1" table:style-name="ce29">
            <text:p><text:span text:style-name="T5">MARIANO JEORGE DE SOUSA MEL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10106.74" table:style-name="ce31">
            <text:p>10.106,74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5248.76" table:style-name="ce31">
            <text:p>15.248,76</text:p>
          </table:table-cell>
          <table:table-cell table:number-columns-repeated="16361"/>
        </table:table-row>
        <table:table-row table:style-name="ro5">
          <table:table-cell office:value-type="float" office:value="6391" table:style-name="ce28">
            <text:p>6391</text:p>
          </table:table-cell>
          <table:table-cell office:value-type="string" table:number-columns-spanned="2" table:number-rows-spanned="1" table:style-name="ce29">
            <text:p><text:span text:style-name="T5">MARILDES DO COUTO PINH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5920" table:style-name="ce28">
            <text:p>5920</text:p>
          </table:table-cell>
          <table:table-cell office:value-type="string" table:number-columns-spanned="2" table:number-rows-spanned="1" table:style-name="ce29">
            <text:p><text:span text:style-name="T5">MARINA ARAUJO DE CARVA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IVE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411" table:style-name="ce28">
            <text:p>47411</text:p>
          </table:table-cell>
          <table:table-cell office:value-type="string" table:number-columns-spanned="2" table:number-rows-spanned="1" table:style-name="ce29">
            <text:p><text:span text:style-name="T5">MARINA DA CUNHA FERREIRA MO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PTO DE ARQUIVO MATERIAL E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741" table:style-name="ce28">
            <text:p>50741</text:p>
          </table:table-cell>
          <table:table-cell office:value-type="string" table:number-columns-spanned="2" table:number-rows-spanned="1" table:style-name="ce29">
            <text:p><text:span text:style-name="T5">MARINA DE MELO ARRUD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2471" table:style-name="ce28">
            <text:p>32471</text:p>
          </table:table-cell>
          <table:table-cell office:value-type="string" table:number-columns-spanned="2" table:number-rows-spanned="1" table:style-name="ce29">
            <text:p><text:span text:style-name="T5">MARINHO DA COSTA GALLO JUNIOR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7121" table:style-name="ce28">
            <text:p>27121</text:p>
          </table:table-cell>
          <table:table-cell office:value-type="string" table:number-columns-spanned="2" table:number-rows-spanned="1" table:style-name="ce29">
            <text:p><text:span text:style-name="T5">MARIO JORGE NUNES DE LIM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CURADORIA GERAL ADJ ASS JURID DISTRIBUI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1631" table:style-name="ce28">
            <text:p>11631</text:p>
          </table:table-cell>
          <table:table-cell office:value-type="string" table:number-columns-spanned="2" table:number-rows-spanned="1" table:style-name="ce29">
            <text:p><text:span text:style-name="T5">MARISETE DE CASSIA LIGEIRO MORA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MAC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481" table:style-name="ce28">
            <text:p>44481</text:p>
          </table:table-cell>
          <table:table-cell office:value-type="string" table:number-columns-spanned="2" table:number-rows-spanned="1" table:style-name="ce29">
            <text:p><text:span text:style-name="T5">MARLENE DE SOUZA MON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68" table:style-name="ce28">
            <text:p>5968</text:p>
          </table:table-cell>
          <table:table-cell office:value-type="string" table:number-columns-spanned="2" table:number-rows-spanned="1" table:style-name="ce29">
            <text:p><text:span text:style-name="T5">MARLIZAN DA COSTA MENDONC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352" table:style-name="ce28">
            <text:p>41352</text:p>
          </table:table-cell>
          <table:table-cell office:value-type="string" table:number-columns-spanned="2" table:number-rows-spanned="1" table:style-name="ce29">
            <text:p><text:span text:style-name="T5">MAUREA AUGUSTA SILVA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EPTO DE APOIO OPERA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772" table:style-name="ce28">
            <text:p>38772</text:p>
          </table:table-cell>
          <table:table-cell office:value-type="string" table:number-columns-spanned="2" table:number-rows-spanned="1" table:style-name="ce29">
            <text:p><text:span text:style-name="T5">MAURO DI LISSANDRO CARDOSO MODEST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 PROM ESPEC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822" table:style-name="ce28">
            <text:p>51822</text:p>
          </table:table-cell>
          <table:table-cell office:value-type="string" table:number-columns-spanned="2" table:number-rows-spanned="1" table:style-name="ce29">
            <text:p><text:span text:style-name="T5">MAURO SILVIO MOUR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23" table:style-name="ce28">
            <text:p>5923</text:p>
          </table:table-cell>
          <table:table-cell office:value-type="string" table:number-columns-spanned="2" table:number-rows-spanned="1" table:style-name="ce29">
            <text:p><text:span text:style-name="T5">MAYARA BARBOSA BRASIL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F DO MEIO AMBIENTE DO JURU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811" table:style-name="ce28">
            <text:p>50811</text:p>
          </table:table-cell>
          <table:table-cell office:value-type="string" table:number-columns-spanned="2" table:number-rows-spanned="1" table:style-name="ce29">
            <text:p><text:span text:style-name="T5">MAYARA MAGALHAE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2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102" table:style-name="ce28">
            <text:p>46102</text:p>
          </table:table-cell>
          <table:table-cell office:value-type="string" table:number-columns-spanned="2" table:number-rows-spanned="1" table:style-name="ce29">
            <text:p><text:span text:style-name="T5">MAYARA MUNIZ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091" table:style-name="ce28">
            <text:p>56091</text:p>
          </table:table-cell>
          <table:table-cell office:value-type="string" table:number-columns-spanned="2" table:number-rows-spanned="1" table:style-name="ce29">
            <text:p><text:span text:style-name="T5">MAYKO ANDERSON DA SILVA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CURAD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371" table:style-name="ce28">
            <text:p>43371</text:p>
          </table:table-cell>
          <table:table-cell office:value-type="string" table:number-columns-spanned="2" table:number-rows-spanned="1" table:style-name="ce29">
            <text:p><text:span text:style-name="T5">MAYRA ANNE MORAES PEREIRA BARBOSA LEI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561" table:style-name="ce28">
            <text:p>50561</text:p>
          </table:table-cell>
          <table:table-cell office:value-type="string" table:number-columns-spanned="2" table:number-rows-spanned="1" table:style-name="ce29">
            <text:p><text:span text:style-name="T5">MAYRA DE SOUZA GALDIN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5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3681" table:style-name="ce28">
            <text:p>13681</text:p>
          </table:table-cell>
          <table:table-cell office:value-type="string" table:number-columns-spanned="2" table:number-rows-spanned="1" table:style-name="ce29">
            <text:p><text:span text:style-name="T5">MERI CRISTINA AMARAL GONCALVE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 ESP MEIO AMBIENTE BAIXO ACRE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77.0999999999999" table:style-name="ce31">
            <text:p>1.077,1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6219.12" table:style-name="ce31">
            <text:p>6.219,12</text:p>
          </table:table-cell>
          <table:table-cell table:number-columns-repeated="16361"/>
        </table:table-row>
        <table:table-row table:style-name="ro5">
          <table:table-cell office:value-type="float" office:value="5983" table:style-name="ce28">
            <text:p>5983</text:p>
          </table:table-cell>
          <table:table-cell office:value-type="string" table:number-columns-spanned="2" table:number-rows-spanned="1" table:style-name="ce29">
            <text:p><text:span text:style-name="T5">MILENA DE OLIVEIR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UCLEO PERM DE INCENTIVO A AUTOCOMPOSICAO NAPA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03" table:style-name="ce28">
            <text:p>6003</text:p>
          </table:table-cell>
          <table:table-cell office:value-type="string" table:number-columns-spanned="2" table:number-rows-spanned="1" table:style-name="ce29">
            <text:p><text:span text:style-name="T5">MILQUILENE SOUZA DOS REI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 JUST ESP DE DEFESA DO PATRIM PUBLIC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2161" table:style-name="ce28">
            <text:p>22161</text:p>
          </table:table-cell>
          <table:table-cell office:value-type="string" table:number-columns-spanned="2" table:number-rows-spanned="1" table:style-name="ce29">
            <text:p><text:span text:style-name="T5">MIQUEIAS IBERNON DA SILVA BRAG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851" table:style-name="ce28">
            <text:p>53851</text:p>
          </table:table-cell>
          <table:table-cell office:value-type="string" table:number-columns-spanned="2" table:number-rows-spanned="1" table:style-name="ce29">
            <text:p><text:span text:style-name="T5">MIRLA ROSE DA COSTA MESQUI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GP DEPARTAMENTO DE ADM DE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211" table:style-name="ce28">
            <text:p>2211</text:p>
          </table:table-cell>
          <table:table-cell office:value-type="string" table:number-columns-spanned="2" table:number-rows-spanned="1" table:style-name="ce29">
            <text:p><text:span text:style-name="T5">MIRTES DA SILVA DE OLIV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031" table:style-name="ce28">
            <text:p>55031</text:p>
          </table:table-cell>
          <table:table-cell office:value-type="string" table:number-columns-spanned="2" table:number-rows-spanned="1" table:style-name="ce29">
            <text:p><text:span text:style-name="T5">MISAEL DE LIMA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731" table:style-name="ce28">
            <text:p>57731</text:p>
          </table:table-cell>
          <table:table-cell office:value-type="string" table:number-columns-spanned="2" table:number-rows-spanned="1" table:style-name="ce29">
            <text:p><text:span text:style-name="T5">MISCHELY DA SILVA GOM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UCLEO PERM DE INCENTIVO A AUTOCOMPOSICAO NAPA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291" table:style-name="ce28">
            <text:p>55291</text:p>
          </table:table-cell>
          <table:table-cell office:value-type="string" table:number-columns-spanned="2" table:number-rows-spanned="1" table:style-name="ce29">
            <text:p><text:span text:style-name="T5">MOACIR CUNHA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6401" table:style-name="ce28">
            <text:p>26401</text:p>
          </table:table-cell>
          <table:table-cell office:value-type="string" table:number-columns-spanned="2" table:number-rows-spanned="1" table:style-name="ce29">
            <text:p><text:span text:style-name="T5">MOISES FERREIRA ALENCASTRO 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20" table:style-name="ce28">
            <text:p>58220</text:p>
          </table:table-cell>
          <table:table-cell office:value-type="string" table:number-columns-spanned="2" table:number-rows-spanned="1" table:style-name="ce29">
            <text:p><text:span text:style-name="T5">MONICA CARVALHO FABRI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O CONTROLE EXTERNO ATIV POLI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16" table:style-name="ce28">
            <text:p>5816</text:p>
          </table:table-cell>
          <table:table-cell office:value-type="string" table:number-columns-spanned="2" table:number-rows-spanned="1" table:style-name="ce29">
            <text:p><text:span text:style-name="T5">MONIQUE PEREIRA VOLFF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PLACIDO DE CASTR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311" table:style-name="ce28">
            <text:p>42311</text:p>
          </table:table-cell>
          <table:table-cell office:value-type="string" table:number-columns-spanned="2" table:number-rows-spanned="1" table:style-name="ce29">
            <text:p><text:span text:style-name="T5">MYRLA CRISTINA MAIA ARAN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6781" table:style-name="ce28">
            <text:p>16781</text:p>
          </table:table-cell>
          <table:table-cell office:value-type="string" table:number-columns-spanned="2" table:number-rows-spanned="1" table:style-name="ce29">
            <text:p><text:span text:style-name="T5">MYRNA TEIXEIRA MENDOZ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OTORIA ESP DE DEFESA DO PATRIMONI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1321" table:style-name="ce28">
            <text:p>1321</text:p>
          </table:table-cell>
          <table:table-cell office:value-type="string" table:number-columns-spanned="2" table:number-rows-spanned="1" table:style-name="ce29">
            <text:p><text:span text:style-name="T5">NADJA MARIA DA SILVA COST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49332" table:style-name="ce28">
            <text:p>49332</text:p>
          </table:table-cell>
          <table:table-cell office:value-type="string" table:number-columns-spanned="2" table:number-rows-spanned="1" table:style-name="ce29">
            <text:p><text:span text:style-name="T5">NANSE WILLY LIMA DA SILVA FRANC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18" table:style-name="ce28">
            <text:p>58218</text:p>
          </table:table-cell>
          <table:table-cell office:value-type="string" table:number-columns-spanned="2" table:number-rows-spanned="1" table:style-name="ce29">
            <text:p><text:span text:style-name="T5">NATALIA ADATIVA FERREIRA QUEIRO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141" table:style-name="ce28">
            <text:p>50141</text:p>
          </table:table-cell>
          <table:table-cell office:value-type="string" table:number-columns-spanned="2" table:number-rows-spanned="1" table:style-name="ce29">
            <text:p><text:span text:style-name="T5">NATALIA DANIELLE DE SOUZ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831" table:style-name="ce28">
            <text:p>55831</text:p>
          </table:table-cell>
          <table:table-cell office:value-type="string" table:number-columns-spanned="2" table:number-rows-spanned="1" table:style-name="ce29">
            <text:p><text:span text:style-name="T5">NATALIA MAECAWA TOMI OSHIR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611" table:style-name="ce28">
            <text:p>51611</text:p>
          </table:table-cell>
          <table:table-cell office:value-type="string" table:number-columns-spanned="2" table:number-rows-spanned="1" table:style-name="ce29">
            <text:p><text:span text:style-name="T5">NATALIENE CARNEIRO DE SOUZA GOM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C CENTRO DE ATENDIMENTO AO CIDAD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14" table:style-name="ce28">
            <text:p>58214</text:p>
          </table:table-cell>
          <table:table-cell office:value-type="string" table:number-columns-spanned="2" table:number-rows-spanned="1" table:style-name="ce29">
            <text:p><text:span text:style-name="T5">NATANAEL PIMENTEL ASSUNC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681" table:style-name="ce28">
            <text:p>49681</text:p>
          </table:table-cell>
          <table:table-cell office:value-type="string" table:number-columns-spanned="2" table:number-rows-spanned="1" table:style-name="ce29">
            <text:p><text:span text:style-name="T5">NATASHA DA CUNHA RAM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TECNOLOGIA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941" table:style-name="ce28">
            <text:p>49941</text:p>
          </table:table-cell>
          <table:table-cell office:value-type="string" table:number-columns-spanned="2" table:number-rows-spanned="1" table:style-name="ce29">
            <text:p><text:span text:style-name="T5">NATHALIA ANDRADE DA SILVA LIM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CAOP DE DEF DA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38" table:style-name="ce28">
            <text:p>5938</text:p>
          </table:table-cell>
          <table:table-cell office:value-type="string" table:number-columns-spanned="2" table:number-rows-spanned="1" table:style-name="ce29">
            <text:p><text:span text:style-name="T5">NAYARA SOARES LIMA VIA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TARAUA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2" table:style-name="ce28">
            <text:p>5942</text:p>
          </table:table-cell>
          <table:table-cell office:value-type="string" table:number-columns-spanned="2" table:number-rows-spanned="1" table:style-name="ce29">
            <text:p><text:span text:style-name="T5">NEIVA ARAUJO LUSTO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1511" table:style-name="ce28">
            <text:p>21511</text:p>
          </table:table-cell>
          <table:table-cell office:value-type="string" table:number-columns-spanned="2" table:number-rows-spanned="1" table:style-name="ce29">
            <text:p><text:span text:style-name="T5">NELIO ARAUJO DA SILV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DIRTI COORDENACAO DE SUP AO PROC ELETRONIC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8761" table:style-name="ce28">
            <text:p>38761</text:p>
          </table:table-cell>
          <table:table-cell office:value-type="string" table:number-columns-spanned="2" table:number-rows-spanned="1" table:style-name="ce29">
            <text:p><text:span text:style-name="T5">NELMA ARAUJO MELO DE SIQUEIR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5071" table:style-name="ce28">
            <text:p>55071</text:p>
          </table:table-cell>
          <table:table-cell office:value-type="string" table:number-columns-spanned="2" table:number-rows-spanned="1" table:style-name="ce29">
            <text:p><text:span text:style-name="T5">NEUTON LAMEGO MOREIRA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612" table:style-name="ce28">
            <text:p>42612</text:p>
          </table:table-cell>
          <table:table-cell office:value-type="string" table:number-columns-spanned="2" table:number-rows-spanned="1" table:style-name="ce29">
            <text:p><text:span text:style-name="T5">NICOLLE DAMASCENO CRAVEI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261" table:style-name="ce28">
            <text:p>42261</text:p>
          </table:table-cell>
          <table:table-cell office:value-type="string" table:number-columns-spanned="2" table:number-rows-spanned="1" table:style-name="ce29">
            <text:p><text:span text:style-name="T5">NILCIANE DE SENA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AAAI CHEFIA DE GABINE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1" table:style-name="ce28">
            <text:p>601</text:p>
          </table:table-cell>
          <table:table-cell office:value-type="string" table:number-columns-spanned="2" table:number-rows-spanned="1" table:style-name="ce29">
            <text:p><text:span text:style-name="T5">NILO FIGUEIREDO MAI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21191" table:style-name="ce28">
            <text:p>21191</text:p>
          </table:table-cell>
          <table:table-cell office:value-type="string" table:number-columns-spanned="2" table:number-rows-spanned="1" table:style-name="ce29">
            <text:p><text:span text:style-name="T5">NILZA DE MATOS ISAIAS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DGP DEPARTAMENTO DE ADM DE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1431" table:style-name="ce28">
            <text:p>21431</text:p>
          </table:table-cell>
          <table:table-cell office:value-type="string" table:number-columns-spanned="2" table:number-rows-spanned="1" table:style-name="ce29">
            <text:p><text:span text:style-name="T5">OCICLEI DE LIMA MAMEDE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PROM ESP DE DEF DO MEIO AMBIENTE ALTO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731" table:style-name="ce28">
            <text:p>54731</text:p>
          </table:table-cell>
          <table:table-cell office:value-type="string" table:number-columns-spanned="2" table:number-rows-spanned="1" table:style-name="ce29">
            <text:p><text:span text:style-name="T5">OCIMAR DA SILVA SALES JUNIOR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 PROMOTORIA DE JUSTICA CIVEL DE CRUZEIRO DO SU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4884.92" table:style-name="ce31">
            <text:p>4.884,9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026.94" table:style-name="ce31">
            <text:p>10.026,94</text:p>
          </table:table-cell>
          <table:table-cell table:number-columns-repeated="16361"/>
        </table:table-row>
        <table:table-row table:style-name="ro5">
          <table:table-cell office:value-type="float" office:value="52201" table:style-name="ce28">
            <text:p>52201</text:p>
          </table:table-cell>
          <table:table-cell office:value-type="string" table:number-columns-spanned="2" table:number-rows-spanned="1" table:style-name="ce29">
            <text:p><text:span text:style-name="T5">OLAVO LOPES DE ABREU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09" table:style-name="ce28">
            <text:p>6009</text:p>
          </table:table-cell>
          <table:table-cell office:value-type="string" table:number-columns-spanned="2" table:number-rows-spanned="1" table:style-name="ce29">
            <text:p><text:span text:style-name="T5">ORIONE DOS SANTOS DAMASCE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93" table:style-name="ce28">
            <text:p>5793</text:p>
          </table:table-cell>
          <table:table-cell office:value-type="string" table:number-columns-spanned="2" table:number-rows-spanned="1" table:style-name="ce29">
            <text:p><text:span text:style-name="T5">ORLANDO ROCHA DA CONCEIC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UNIDADE ADMINISTRATIVA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891" table:style-name="ce28">
            <text:p>54891</text:p>
          </table:table-cell>
          <table:table-cell office:value-type="string" table:number-columns-spanned="2" table:number-rows-spanned="1" table:style-name="ce29">
            <text:p><text:span text:style-name="T5">ORLANDO RODRIGUES BATI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1151" table:style-name="ce28">
            <text:p>31151</text:p>
          </table:table-cell>
          <table:table-cell office:value-type="string" table:number-columns-spanned="2" table:number-rows-spanned="1" table:style-name="ce29">
            <text:p><text:span text:style-name="T5">OROZINO VILAS BOAS BENEVID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FIN DEPARTAMENTO CONTABIL E FINANCEIR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3301" table:style-name="ce28">
            <text:p>23301</text:p>
          </table:table-cell>
          <table:table-cell office:value-type="string" table:number-columns-spanned="2" table:number-rows-spanned="1" table:style-name="ce29">
            <text:p><text:span text:style-name="T5">OSMILDE SOUZA DE OLIV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NAT COORD DE OPER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1041" table:style-name="ce28">
            <text:p>11041</text:p>
          </table:table-cell>
          <table:table-cell office:value-type="string" table:number-columns-spanned="2" table:number-rows-spanned="1" table:style-name="ce29">
            <text:p><text:span text:style-name="T5">OSWALDO D ALBUQUERQUE LIMA NET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4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47992" table:style-name="ce28">
            <text:p>47992</text:p>
          </table:table-cell>
          <table:table-cell office:value-type="string" table:number-columns-spanned="2" table:number-rows-spanned="1" table:style-name="ce29">
            <text:p><text:span text:style-name="T5">OTILIA MARINHO DE AMORIM NE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142" table:style-name="ce28">
            <text:p>44142</text:p>
          </table:table-cell>
          <table:table-cell office:value-type="string" table:number-columns-spanned="2" table:number-rows-spanned="1" table:style-name="ce29">
            <text:p><text:span text:style-name="T5">PATRICIA ALVAREZ DE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IREITOS HUMANOS E CIDADAN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671" table:style-name="ce28">
            <text:p>50671</text:p>
          </table:table-cell>
          <table:table-cell office:value-type="string" table:number-columns-spanned="2" table:number-rows-spanned="1" table:style-name="ce29">
            <text:p><text:span text:style-name="T5">PATRICIA DA SILVA ANDRADE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CEAF CENTRO DE EST APERF FUN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601" table:style-name="ce28">
            <text:p>56601</text:p>
          </table:table-cell>
          <table:table-cell office:value-type="string" table:number-columns-spanned="2" table:number-rows-spanned="1" table:style-name="ce29">
            <text:p><text:span text:style-name="T5">PATRICIA DA SILVA DAS NEV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551" table:style-name="ce28">
            <text:p>6551</text:p>
          </table:table-cell>
          <table:table-cell office:value-type="string" table:number-columns-spanned="2" table:number-rows-spanned="1" table:style-name="ce29">
            <text:p><text:span text:style-name="T5">PATRICIA DE AMORIM REG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3 PROCURAD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46332" table:style-name="ce28">
            <text:p>46332</text:p>
          </table:table-cell>
          <table:table-cell office:value-type="string" table:number-columns-spanned="2" table:number-rows-spanned="1" table:style-name="ce29">
            <text:p><text:span text:style-name="T5">PATRICIA DE SOUZA CASTE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M ESP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51" table:style-name="ce28">
            <text:p>43851</text:p>
          </table:table-cell>
          <table:table-cell office:value-type="string" table:number-columns-spanned="2" table:number-rows-spanned="1" table:style-name="ce29">
            <text:p><text:span text:style-name="T5">PATRICIA PAULA DOS SANTOS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3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19531" table:style-name="ce28">
            <text:p>19531</text:p>
          </table:table-cell>
          <table:table-cell office:value-type="string" table:number-columns-spanned="2" table:number-rows-spanned="1" table:style-name="ce29">
            <text:p><text:span text:style-name="T5">PATRICK DE FREITAS ALV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TI DEPTO DE INOVACAO TECNOLO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811" table:style-name="ce28">
            <text:p>57811</text:p>
          </table:table-cell>
          <table:table-cell office:value-type="string" table:number-columns-spanned="2" table:number-rows-spanned="1" table:style-name="ce29">
            <text:p><text:span text:style-name="T5">PAULIANE MEZABARBA SANCHES</text:span></text:p>
          </table:table-cell>
          <table:covered-table-cell/>
          <table:table-cell office:value-type="string" table:style-name="ce28">
            <text:p><text:span text:style-name="T5">PROMOTOR DE JUSTICA SUBSTITUTO</text:span></text:p>
          </table:table-cell>
          <table:table-cell office:value-type="string" table:style-name="ce28">
            <text:p><text:span text:style-name="T5">PROMOTORIA DE JUSTICA CRIMINAL DE BRASILE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40.44" table:style-name="ce31">
            <text:p>3.040,44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4813.55" table:style-name="ce31">
            <text:p>4.813,55</text:p>
          </table:table-cell>
          <table:table-cell table:number-columns-repeated="16361"/>
        </table:table-row>
        <table:table-row table:style-name="ro5">
          <table:table-cell office:value-type="float" office:value="29921" table:style-name="ce28">
            <text:p>29921</text:p>
          </table:table-cell>
          <table:table-cell office:value-type="string" table:number-columns-spanned="2" table:number-rows-spanned="1" table:style-name="ce29">
            <text:p><text:span text:style-name="T5">PAULO CESAR DE ABREU MEL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1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911" table:style-name="ce28">
            <text:p>49911</text:p>
          </table:table-cell>
          <table:table-cell office:value-type="string" table:number-columns-spanned="2" table:number-rows-spanned="1" table:style-name="ce29">
            <text:p><text:span text:style-name="T5">PAULO HENRIQUE DA SILVA SOUZ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 PROM ESP MEIO AMBIENTE BAIXO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8301" table:style-name="ce28">
            <text:p>18301</text:p>
          </table:table-cell>
          <table:table-cell office:value-type="string" table:number-columns-spanned="2" table:number-rows-spanned="1" table:style-name="ce29">
            <text:p><text:span text:style-name="T5">PAULO LOBO DOS SANTO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SECRETARIA DE ESTADO DE FAZEN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31" table:style-name="ce28">
            <text:p>50431</text:p>
          </table:table-cell>
          <table:table-cell office:value-type="string" table:number-columns-spanned="2" table:number-rows-spanned="1" table:style-name="ce29">
            <text:p><text:span text:style-name="T5">PAULO ROBERTO MONCKS GARCI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9331" table:style-name="ce28">
            <text:p>29331</text:p>
          </table:table-cell>
          <table:table-cell office:value-type="string" table:number-columns-spanned="2" table:number-rows-spanned="1" table:style-name="ce29">
            <text:p><text:span text:style-name="T5">PAULO ROBERTO SIMAO BARBOS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432" table:style-name="ce28">
            <text:p>53432</text:p>
          </table:table-cell>
          <table:table-cell office:value-type="string" table:number-columns-spanned="2" table:number-rows-spanned="1" table:style-name="ce29">
            <text:p><text:span text:style-name="T5">PEDRO NERY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9881" table:style-name="ce28">
            <text:p>19881</text:p>
          </table:table-cell>
          <table:table-cell office:value-type="string" table:number-columns-spanned="2" table:number-rows-spanned="1" table:style-name="ce29">
            <text:p><text:span text:style-name="T5">PEGGY CLEMENTE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TRIBUNAL REGIONAL ELEITORAL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2751" table:style-name="ce28">
            <text:p>22751</text:p>
          </table:table-cell>
          <table:table-cell office:value-type="string" table:number-columns-spanned="2" table:number-rows-spanned="1" table:style-name="ce29">
            <text:p><text:span text:style-name="T5">PLINIO FABRICIO RIBEIRO DA ROCH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CONTROLE INTER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15" table:style-name="ce28">
            <text:p>5915</text:p>
          </table:table-cell>
          <table:table-cell office:value-type="string" table:number-columns-spanned="2" table:number-rows-spanned="1" table:style-name="ce29">
            <text:p><text:span text:style-name="T5">POLIANA DE REZENDE SIL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DE XAPURI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4" table:style-name="ce28">
            <text:p>5954</text:p>
          </table:table-cell>
          <table:table-cell office:value-type="string" table:number-columns-spanned="2" table:number-rows-spanned="1" table:style-name="ce29">
            <text:p><text:span text:style-name="T5">POLLYANA DE MELO MACIEL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941" table:style-name="ce28">
            <text:p>44941</text:p>
          </table:table-cell>
          <table:table-cell office:value-type="string" table:number-columns-spanned="2" table:number-rows-spanned="1" table:style-name="ce29">
            <text:p><text:span text:style-name="T5">PRISCILA MESQUITA DE CASTRO BEZER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2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341" table:style-name="ce28">
            <text:p>54341</text:p>
          </table:table-cell>
          <table:table-cell office:value-type="string" table:number-columns-spanned="2" table:number-rows-spanned="1" table:style-name="ce29">
            <text:p><text:span text:style-name="T5">RACHEL PESSOA CARDOSO MAI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63" table:style-name="ce28">
            <text:p>5963</text:p>
          </table:table-cell>
          <table:table-cell office:value-type="string" table:number-columns-spanned="2" table:number-rows-spanned="1" table:style-name="ce29">
            <text:p><text:span text:style-name="T5">RAFAEL CHALUB BANDEIRA BEZER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112" table:style-name="ce28">
            <text:p>49112</text:p>
          </table:table-cell>
          <table:table-cell office:value-type="string" table:number-columns-spanned="2" table:number-rows-spanned="1" table:style-name="ce29">
            <text:p><text:span text:style-name="T5">RAFAEL DANTAS PADR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BUJARI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07" table:style-name="ce28">
            <text:p>5807</text:p>
          </table:table-cell>
          <table:table-cell office:value-type="string" table:number-columns-spanned="2" table:number-rows-spanned="1" table:style-name="ce29">
            <text:p><text:span text:style-name="T5">RAFAEL HERMIZIO DE SOUZA REG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8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762" table:style-name="ce28">
            <text:p>49762</text:p>
          </table:table-cell>
          <table:table-cell office:value-type="string" table:number-columns-spanned="2" table:number-rows-spanned="1" table:style-name="ce29">
            <text:p><text:span text:style-name="T5">RAFAEL MACIEL DA SILV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DE JUSTICA CRIMINAL DE FEIJ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809" table:style-name="ce28">
            <text:p>5809</text:p>
          </table:table-cell>
          <table:table-cell office:value-type="string" table:number-columns-spanned="2" table:number-rows-spanned="1" table:style-name="ce29">
            <text:p><text:span text:style-name="T5">RAFAEL SILVA VAL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COMB ORGANIZACOES CRIMINOSAS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04" table:style-name="ce28">
            <text:p>5804</text:p>
          </table:table-cell>
          <table:table-cell office:value-type="string" table:number-columns-spanned="2" table:number-rows-spanned="1" table:style-name="ce29">
            <text:p><text:span text:style-name="T5">RAFAELA MACIEL FERREIRA MEDICI AGUIA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AS PROC E PROM CRIMINAI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541" table:style-name="ce28">
            <text:p>57541</text:p>
          </table:table-cell>
          <table:table-cell office:value-type="string" table:number-columns-spanned="2" table:number-rows-spanned="1" table:style-name="ce29">
            <text:p><text:span text:style-name="T5">RAFAELE JUSTINO DE MOU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0 PROMOTORIA DE JUSTICA CRIMINAL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001" table:style-name="ce28">
            <text:p>57001</text:p>
          </table:table-cell>
          <table:table-cell office:value-type="string" table:number-columns-spanned="2" table:number-rows-spanned="1" table:style-name="ce29">
            <text:p><text:span text:style-name="T5">RAFAIELLY DE SOUZA FELISBER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 PARA ASSUNTOS ADMINISTRATIV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2892" table:style-name="ce28">
            <text:p>42892</text:p>
          </table:table-cell>
          <table:table-cell office:value-type="string" table:number-columns-spanned="2" table:number-rows-spanned="1" table:style-name="ce29">
            <text:p><text:span text:style-name="T5">RAIMUNDO DOS SANTO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DILIGENC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551" table:style-name="ce28">
            <text:p>51551</text:p>
          </table:table-cell>
          <table:table-cell office:value-type="string" table:number-columns-spanned="2" table:number-rows-spanned="1" table:style-name="ce29">
            <text:p><text:span text:style-name="T5">RAIMUNDO MEND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8251" table:style-name="ce28">
            <text:p>8251</text:p>
          </table:table-cell>
          <table:table-cell office:value-type="string" table:number-columns-spanned="2" table:number-rows-spanned="1" table:style-name="ce29">
            <text:p><text:span text:style-name="T5">RAIMUNDO NASCIMENTO DE CARVALHO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5971" table:style-name="ce28">
            <text:p>5971</text:p>
          </table:table-cell>
          <table:table-cell office:value-type="string" table:number-columns-spanned="2" table:number-rows-spanned="1" table:style-name="ce29">
            <text:p><text:span text:style-name="T5">RAIMUNDO NONATO BARBOS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081" table:style-name="ce28">
            <text:p>53081</text:p>
          </table:table-cell>
          <table:table-cell office:value-type="string" table:number-columns-spanned="2" table:number-rows-spanned="1" table:style-name="ce29">
            <text:p><text:span text:style-name="T5">RAIMUNDO NONATO SILV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91" table:style-name="ce28">
            <text:p>4691</text:p>
          </table:table-cell>
          <table:table-cell office:value-type="string" table:number-columns-spanned="2" table:number-rows-spanned="1" table:style-name="ce29">
            <text:p><text:span text:style-name="T5">RAIMUNDO PAULO ELIAS DA ROCH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NAT COORD DE OPERACOE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00" table:style-name="ce31">
            <text:p>3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800" table:style-name="ce31">
            <text:p>3.800,00</text:p>
          </table:table-cell>
          <table:table-cell table:number-columns-repeated="16361"/>
        </table:table-row>
        <table:table-row table:style-name="ro5">
          <table:table-cell office:value-type="float" office:value="30001" table:style-name="ce28">
            <text:p>30001</text:p>
          </table:table-cell>
          <table:table-cell office:value-type="string" table:number-columns-spanned="2" table:number-rows-spanned="1" table:style-name="ce29">
            <text:p><text:span text:style-name="T5">RAISSA MAIA ARANH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16" table:style-name="ce28">
            <text:p>58216</text:p>
          </table:table-cell>
          <table:table-cell office:value-type="string" table:number-columns-spanned="2" table:number-rows-spanned="1" table:style-name="ce29">
            <text:p><text:span text:style-name="T5">RALISSA GANUM DA CUNH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791" table:style-name="ce28">
            <text:p>50791</text:p>
          </table:table-cell>
          <table:table-cell office:value-type="string" table:number-columns-spanned="2" table:number-rows-spanned="1" table:style-name="ce29">
            <text:p><text:span text:style-name="T5">RAQUEL ADRIANNE REZENDE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 JUST ESP DE DEF DA EDU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161" table:style-name="ce28">
            <text:p>54161</text:p>
          </table:table-cell>
          <table:table-cell office:value-type="string" table:number-columns-spanned="2" table:number-rows-spanned="1" table:style-name="ce29">
            <text:p><text:span text:style-name="T5">RAQUEL HANAN DE ALBUQUERQU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FEIJ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57" table:style-name="ce28">
            <text:p>5857</text:p>
          </table:table-cell>
          <table:table-cell office:value-type="string" table:number-columns-spanned="2" table:number-rows-spanned="1" table:style-name="ce29">
            <text:p><text:span text:style-name="T5">RAUL LUIZ DE SOUZA LUZ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601" table:style-name="ce28">
            <text:p>46601</text:p>
          </table:table-cell>
          <table:table-cell office:value-type="string" table:number-columns-spanned="2" table:number-rows-spanned="1" table:style-name="ce29">
            <text:p><text:span text:style-name="T5">RAYANE ARAUJO DE MACE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25" table:style-name="ce28">
            <text:p>5925</text:p>
          </table:table-cell>
          <table:table-cell office:value-type="string" table:number-columns-spanned="2" table:number-rows-spanned="1" table:style-name="ce29">
            <text:p><text:span text:style-name="T5">REGINALDO DANTAS CAMPIN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5692" table:style-name="ce28">
            <text:p>25692</text:p>
          </table:table-cell>
          <table:table-cell office:value-type="string" table:number-columns-spanned="2" table:number-rows-spanned="1" table:style-name="ce29">
            <text:p><text:span text:style-name="T5">REGINALDO LUIS PEREIRA PRAT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FINANC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8931" table:style-name="ce28">
            <text:p>48931</text:p>
          </table:table-cell>
          <table:table-cell office:value-type="string" table:number-columns-spanned="2" table:number-rows-spanned="1" table:style-name="ce29">
            <text:p><text:span text:style-name="T5">REJANE MARIA ALEXANDRE LUCE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401" table:style-name="ce28">
            <text:p>1401</text:p>
          </table:table-cell>
          <table:table-cell office:value-type="string" table:number-columns-spanned="2" table:number-rows-spanned="1" table:style-name="ce29">
            <text:p><text:span text:style-name="T5">RIBAMAR DE JESUS NUNES GOM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MOTORIA DE JUSTICA CIVEL DE XAPURI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3921" table:style-name="ce28">
            <text:p>13921</text:p>
          </table:table-cell>
          <table:table-cell office:value-type="string" table:number-columns-spanned="2" table:number-rows-spanned="1" table:style-name="ce29">
            <text:p><text:span text:style-name="T5">RICARDO COELHO DE CARVA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 JUST ESP DE DEF DA EDUCACAO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5053.37" table:style-name="ce31">
            <text:p>5.053,3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195.39" table:style-name="ce31">
            <text:p>10.195,39</text:p>
          </table:table-cell>
          <table:table-cell table:number-columns-repeated="16361"/>
        </table:table-row>
        <table:table-row table:style-name="ro5">
          <table:table-cell office:value-type="float" office:value="48122" table:style-name="ce28">
            <text:p>48122</text:p>
          </table:table-cell>
          <table:table-cell office:value-type="string" table:number-columns-spanned="2" table:number-rows-spanned="1" table:style-name="ce29">
            <text:p><text:span text:style-name="T5">RICARDO EMERSON JARDIM RODRIG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 ESP DE HABITACAO E URBANISM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131" table:style-name="ce28">
            <text:p>2131</text:p>
          </table:table-cell>
          <table:table-cell office:value-type="string" table:number-columns-spanned="2" table:number-rows-spanned="1" table:style-name="ce29">
            <text:p><text:span text:style-name="T5">RISOLEIDE MARTINS DE OLIV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221" table:style-name="ce28">
            <text:p>58221</text:p>
          </table:table-cell>
          <table:table-cell office:value-type="string" table:number-columns-spanned="2" table:number-rows-spanned="1" table:style-name="ce29">
            <text:p><text:span text:style-name="T5">RITA DE CASSIA ABRANTES MEND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ESP DE DEFESA DO PATRIMONI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932" table:style-name="ce28">
            <text:p>45932</text:p>
          </table:table-cell>
          <table:table-cell office:value-type="string" table:number-columns-spanned="2" table:number-rows-spanned="1" table:style-name="ce29">
            <text:p><text:span text:style-name="T5">RITA DE CASSIA LOUREIRO CARVALHO FERNAND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7601" table:style-name="ce28">
            <text:p>7601</text:p>
          </table:table-cell>
          <table:table-cell office:value-type="string" table:number-columns-spanned="2" table:number-rows-spanned="1" table:style-name="ce29">
            <text:p><text:span text:style-name="T5">RITA DE CASSIA NOGUEIRA LIM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2 PROCURADORIA DE JUSTICA ESPECIALIZAD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500" table:style-name="ce31">
            <text:p>1.5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6819.33" table:style-name="ce31">
            <text:p>6.819,33</text:p>
          </table:table-cell>
          <table:table-cell table:number-columns-repeated="16361"/>
        </table:table-row>
        <table:table-row table:style-name="ro5">
          <table:table-cell office:value-type="float" office:value="21271" table:style-name="ce28">
            <text:p>21271</text:p>
          </table:table-cell>
          <table:table-cell office:value-type="string" table:number-columns-spanned="2" table:number-rows-spanned="1" table:style-name="ce29">
            <text:p><text:span text:style-name="T5">RITA DE SOUZA MACHAD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CAOP DE DEF DA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52.1" table:style-name="ce31">
            <text:p>152,1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952.1" table:style-name="ce31">
            <text:p>952,10</text:p>
          </table:table-cell>
          <table:table-cell table:number-columns-repeated="16361"/>
        </table:table-row>
        <table:table-row table:style-name="ro5">
          <table:table-cell office:value-type="float" office:value="46581" table:style-name="ce28">
            <text:p>46581</text:p>
          </table:table-cell>
          <table:table-cell office:value-type="string" table:number-columns-spanned="2" table:number-rows-spanned="1" table:style-name="ce29">
            <text:p><text:span text:style-name="T5">ROBERTA CRISTINA VALLE D ALBUQUERQUE LIM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6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69" table:style-name="ce28">
            <text:p>4469</text:p>
          </table:table-cell>
          <table:table-cell office:value-type="string" table:number-columns-spanned="2" table:number-rows-spanned="1" table:style-name="ce29">
            <text:p><text:span text:style-name="T5">ROBERTO DA SILVA GUED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41" table:style-name="ce28">
            <text:p>5741</text:p>
          </table:table-cell>
          <table:table-cell office:value-type="string" table:number-columns-spanned="2" table:number-rows-spanned="1" table:style-name="ce29">
            <text:p><text:span text:style-name="T5">ROBERTO OLIMPIO FELISBERT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54241" table:style-name="ce28">
            <text:p>54241</text:p>
          </table:table-cell>
          <table:table-cell office:value-type="string" table:number-columns-spanned="2" table:number-rows-spanned="1" table:style-name="ce29">
            <text:p><text:span text:style-name="T5">ROBERTO ROMANHO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TECNOLOGIA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6" table:style-name="ce28">
            <text:p>5946</text:p>
          </table:table-cell>
          <table:table-cell office:value-type="string" table:number-columns-spanned="2" table:number-rows-spanned="1" table:style-name="ce29">
            <text:p><text:span text:style-name="T5">ROBERTO ROMANHOLO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1741" table:style-name="ce28">
            <text:p>31741</text:p>
          </table:table-cell>
          <table:table-cell office:value-type="string" table:number-columns-spanned="2" table:number-rows-spanned="1" table:style-name="ce29">
            <text:p><text:span text:style-name="T5">ROBISON RIBEIRO ROCH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GP DEPARTAMENTO DE GESTAO DE PAGAMENT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5781" table:style-name="ce28">
            <text:p>45781</text:p>
          </table:table-cell>
          <table:table-cell office:value-type="string" table:number-columns-spanned="2" table:number-rows-spanned="1" table:style-name="ce29">
            <text:p><text:span text:style-name="T5">ROBSON BUSSONS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GP DEPARTAMENTO DE GESTAO DE PAGAMENT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542" table:style-name="ce28">
            <text:p>41542</text:p>
          </table:table-cell>
          <table:table-cell office:value-type="string" table:number-columns-spanned="2" table:number-rows-spanned="1" table:style-name="ce29">
            <text:p><text:span text:style-name="T5">RODOLFO AUGUSTO COSTA DE ALBUQUERQU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CURADORIA DE JUSTICA ESPECIALIZAD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6381" table:style-name="ce28">
            <text:p>36381</text:p>
          </table:table-cell>
          <table:table-cell office:value-type="string" table:number-columns-spanned="2" table:number-rows-spanned="1" table:style-name="ce29">
            <text:p><text:span text:style-name="T5">RODRIGO CURTI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SECRETARIA GERAL DO MPAC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1221" table:style-name="ce28">
            <text:p>51221</text:p>
          </table:table-cell>
          <table:table-cell office:value-type="string" table:number-columns-spanned="2" table:number-rows-spanned="1" table:style-name="ce29">
            <text:p><text:span text:style-name="T5">RODRIGO DE OLIVEIR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SISTEMAS DE BANCO DE D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911" table:style-name="ce28">
            <text:p>43911</text:p>
          </table:table-cell>
          <table:table-cell office:value-type="string" table:number-columns-spanned="2" table:number-rows-spanned="1" table:style-name="ce29">
            <text:p><text:span text:style-name="T5">RODRIGO FONTOURA DE CARVA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CUMULATIVA DE EPITACIOLAND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510.93" table:style-name="ce31">
            <text:p>8.510,93</text:p>
          </table:table-cell>
          <table:table-cell table:number-columns-repeated="16361"/>
        </table:table-row>
        <table:table-row table:style-name="ro5">
          <table:table-cell office:value-type="float" office:value="48822" table:style-name="ce28">
            <text:p>48822</text:p>
          </table:table-cell>
          <table:table-cell office:value-type="string" table:number-columns-spanned="2" table:number-rows-spanned="1" table:style-name="ce29">
            <text:p><text:span text:style-name="T5">RODRIGO SOUZA AMORIM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2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281" table:style-name="ce28">
            <text:p>55281</text:p>
          </table:table-cell>
          <table:table-cell office:value-type="string" table:number-columns-spanned="2" table:number-rows-spanned="1" table:style-name="ce29">
            <text:p><text:span text:style-name="T5">ROGERIO LOPES PE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EAF CENTRO DE EST APERF FUN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7191" table:style-name="ce28">
            <text:p>37191</text:p>
          </table:table-cell>
          <table:table-cell office:value-type="string" table:number-columns-spanned="2" table:number-rows-spanned="1" table:style-name="ce29">
            <text:p><text:span text:style-name="T5">ROGERIO VOLTOLINI MUNOZ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7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1684.46" table:style-name="ce31">
            <text:p>1.684,46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6826.48" table:style-name="ce31">
            <text:p>6.826,48</text:p>
          </table:table-cell>
          <table:table-cell table:number-columns-repeated="16361"/>
        </table:table-row>
        <table:table-row table:style-name="ro5">
          <table:table-cell office:value-type="float" office:value="46171" table:style-name="ce28">
            <text:p>46171</text:p>
          </table:table-cell>
          <table:table-cell office:value-type="string" table:number-columns-spanned="2" table:number-rows-spanned="1" table:style-name="ce29">
            <text:p><text:span text:style-name="T5">ROMARIO CELIO BARBOSA GONCALV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781" table:style-name="ce28">
            <text:p>55781</text:p>
          </table:table-cell>
          <table:table-cell office:value-type="string" table:number-columns-spanned="2" table:number-rows-spanned="1" table:style-name="ce29">
            <text:p><text:span text:style-name="T5">ROMARIO GOMES PESSO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OUVIDORIA GERAL DO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622" table:style-name="ce28">
            <text:p>53622</text:p>
          </table:table-cell>
          <table:table-cell office:value-type="string" table:number-columns-spanned="2" table:number-rows-spanned="1" table:style-name="ce29">
            <text:p><text:span text:style-name="T5">ROMARIO MARQUES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6431" table:style-name="ce28">
            <text:p>16431</text:p>
          </table:table-cell>
          <table:table-cell office:value-type="string" table:number-columns-spanned="2" table:number-rows-spanned="1" table:style-name="ce29">
            <text:p><text:span text:style-name="T5">ROMEU CORDEIRO BARBOSA FI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9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5053.37" table:style-name="ce31">
            <text:p>5.053,3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691.07" table:style-name="ce31">
            <text:p>1.691,0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1886.46" table:style-name="ce31">
            <text:p>11.886,46</text:p>
          </table:table-cell>
          <table:table-cell table:number-columns-repeated="16361"/>
        </table:table-row>
        <table:table-row table:style-name="ro5">
          <table:table-cell office:value-type="float" office:value="30501" table:style-name="ce28">
            <text:p>30501</text:p>
          </table:table-cell>
          <table:table-cell office:value-type="string" table:number-columns-spanned="2" table:number-rows-spanned="1" table:style-name="ce29">
            <text:p><text:span text:style-name="T5">RONNEY SILVA DE ARAUJ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133" table:style-name="ce28">
            <text:p>39133</text:p>
          </table:table-cell>
          <table:table-cell office:value-type="string" table:number-columns-spanned="2" table:number-rows-spanned="1" table:style-name="ce29">
            <text:p><text:span text:style-name="T5">ROSA MARTINS FRANCA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591" table:style-name="ce28">
            <text:p>49591</text:p>
          </table:table-cell>
          <table:table-cell office:value-type="string" table:number-columns-spanned="2" table:number-rows-spanned="1" table:style-name="ce29">
            <text:p><text:span text:style-name="T5">ROSALINA MICHELLE PINHEIRO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611" table:style-name="ce28">
            <text:p>53611</text:p>
          </table:table-cell>
          <table:table-cell office:value-type="string" table:number-columns-spanned="2" table:number-rows-spanned="1" table:style-name="ce29">
            <text:p><text:span text:style-name="T5">ROSALVO GUIMARAES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872" table:style-name="ce28">
            <text:p>46872</text:p>
          </table:table-cell>
          <table:table-cell office:value-type="string" table:number-columns-spanned="2" table:number-rows-spanned="1" table:style-name="ce29">
            <text:p><text:span text:style-name="T5">ROSANGELA MARIA DE PADU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26" table:style-name="ce28">
            <text:p>5926</text:p>
          </table:table-cell>
          <table:table-cell office:value-type="string" table:number-columns-spanned="2" table:number-rows-spanned="1" table:style-name="ce29">
            <text:p><text:span text:style-name="T5">ROSE AMORIM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F DA CRIANCA E ADOLESCENTE CR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2401" table:style-name="ce28">
            <text:p>22401</text:p>
          </table:table-cell>
          <table:table-cell office:value-type="string" table:number-columns-spanned="2" table:number-rows-spanned="1" table:style-name="ce29">
            <text:p><text:span text:style-name="T5">ROSENILSON DA SILVA FERREIR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PROMOTORIA ESPEC DE COMBATE EVASAO FISC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7041" table:style-name="ce28">
            <text:p>27041</text:p>
          </table:table-cell>
          <table:table-cell office:value-type="string" table:number-columns-spanned="2" table:number-rows-spanned="1" table:style-name="ce29">
            <text:p><text:span text:style-name="T5">ROSIANE PEREIRA MANCHINI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GJ DEPARTAMENTO DE CERIMON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9" table:style-name="ce28">
            <text:p>5999</text:p>
          </table:table-cell>
          <table:table-cell office:value-type="string" table:number-columns-spanned="2" table:number-rows-spanned="1" table:style-name="ce29">
            <text:p><text:span text:style-name="T5">ROSIMEIRE DE FATIMA RIBEI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88" table:style-name="ce28">
            <text:p>5988</text:p>
          </table:table-cell>
          <table:table-cell office:value-type="string" table:number-columns-spanned="2" table:number-rows-spanned="1" table:style-name="ce29">
            <text:p><text:span text:style-name="T5">RUBBY DA SILVA RODRIG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V CENTRO DE ATENDIMENTO A VITIMA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0771" table:style-name="ce28">
            <text:p>30771</text:p>
          </table:table-cell>
          <table:table-cell office:value-type="string" table:number-columns-spanned="2" table:number-rows-spanned="1" table:style-name="ce29">
            <text:p><text:span text:style-name="T5">RUTH LUCIMAR GOM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COM COORDENACAO DE MEMORI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8131" table:style-name="ce28">
            <text:p>18131</text:p>
          </table:table-cell>
          <table:table-cell office:value-type="string" table:number-columns-spanned="2" table:number-rows-spanned="1" table:style-name="ce29">
            <text:p><text:span text:style-name="T5">SAINT CLAIR CIDREIRA JUNIOR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6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801" table:style-name="ce28">
            <text:p>6801</text:p>
          </table:table-cell>
          <table:table-cell office:value-type="string" table:number-columns-spanned="2" table:number-rows-spanned="1" table:style-name="ce29">
            <text:p><text:span text:style-name="T5">SAMMY BARBOSA LOPES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19.33" table:style-name="ce31">
            <text:p>5.319,33</text:p>
          </table:table-cell>
          <table:table-cell table:number-columns-repeated="16361"/>
        </table:table-row>
        <table:table-row table:style-name="ro5">
          <table:table-cell office:value-type="float" office:value="1161" table:style-name="ce28">
            <text:p>1161</text:p>
          </table:table-cell>
          <table:table-cell office:value-type="string" table:number-columns-spanned="2" table:number-rows-spanned="1" table:style-name="ce29">
            <text:p><text:span text:style-name="T5">SAMUEL MARTINS EVANGELIST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80000" table:style-name="ce31">
            <text:p>8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00" table:style-name="ce31">
            <text:p>80.000,00</text:p>
          </table:table-cell>
          <table:table-cell table:number-columns-repeated="16361"/>
        </table:table-row>
        <table:table-row table:style-name="ro5">
          <table:table-cell office:value-type="float" office:value="46591" table:style-name="ce28">
            <text:p>46591</text:p>
          </table:table-cell>
          <table:table-cell office:value-type="string" table:number-columns-spanned="2" table:number-rows-spanned="1" table:style-name="ce29">
            <text:p><text:span text:style-name="T5">SAMYLLE ANDRADE MACH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0621" table:style-name="ce28">
            <text:p>20621</text:p>
          </table:table-cell>
          <table:table-cell office:value-type="string" table:number-columns-spanned="2" table:number-rows-spanned="1" table:style-name="ce29">
            <text:p><text:span text:style-name="T5">SANDRA SOARES DA SILVA CRISOSTOM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M ESP DE EXEC MEDIDAS SOCIOEDUCATIV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8601" table:style-name="ce28">
            <text:p>28601</text:p>
          </table:table-cell>
          <table:table-cell office:value-type="string" table:number-columns-spanned="2" table:number-rows-spanned="1" table:style-name="ce29">
            <text:p><text:span text:style-name="T5">SANDRO WALDEMAR DA SILVA CALDE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451" table:style-name="ce28">
            <text:p>53451</text:p>
          </table:table-cell>
          <table:table-cell office:value-type="string" table:number-columns-spanned="2" table:number-rows-spanned="1" table:style-name="ce29">
            <text:p><text:span text:style-name="T5">SANTIAGO DO NASCIMENTO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3131" table:style-name="ce28">
            <text:p>23131</text:p>
          </table:table-cell>
          <table:table-cell office:value-type="string" table:number-columns-spanned="2" table:number-rows-spanned="1" table:style-name="ce29">
            <text:p><text:span text:style-name="T5">SARA DANIELA CARDOSO DE FREITA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1 PROM ESPEC DE DEF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19" table:style-name="ce28">
            <text:p>5819</text:p>
          </table:table-cell>
          <table:table-cell office:value-type="string" table:number-columns-spanned="2" table:number-rows-spanned="1" table:style-name="ce29">
            <text:p><text:span text:style-name="T5">SARA SOUZA LODI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CRIMINAL DE SENADOR GUIOMARD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601" table:style-name="ce28">
            <text:p>57601</text:p>
          </table:table-cell>
          <table:table-cell office:value-type="string" table:number-columns-spanned="2" table:number-rows-spanned="1" table:style-name="ce29">
            <text:p><text:span text:style-name="T5">SARAH ADRIANA RIBEIRO DA CRUZ FURT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9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021" table:style-name="ce28">
            <text:p>51021</text:p>
          </table:table-cell>
          <table:table-cell office:value-type="string" table:number-columns-spanned="2" table:number-rows-spanned="1" table:style-name="ce29">
            <text:p><text:span text:style-name="T5">SAYONARA COST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941" table:style-name="ce28">
            <text:p>50941</text:p>
          </table:table-cell>
          <table:table-cell office:value-type="string" table:number-columns-spanned="2" table:number-rows-spanned="1" table:style-name="ce29">
            <text:p><text:span text:style-name="T5">SEBASTIANA FERREIRA LOP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591" table:style-name="ce28">
            <text:p>54591</text:p>
          </table:table-cell>
          <table:table-cell office:value-type="string" table:number-columns-spanned="2" table:number-rows-spanned="1" table:style-name="ce29">
            <text:p><text:span text:style-name="T5">SELMA GOMES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NTROLE INTERN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471" table:style-name="ce28">
            <text:p>55471</text:p>
          </table:table-cell>
          <table:table-cell office:value-type="string" table:number-columns-spanned="2" table:number-rows-spanned="1" table:style-name="ce29">
            <text:p><text:span text:style-name="T5">SERGIO LUIZ DE BRITTO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INFRAESTRUTURA E SEG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41" table:style-name="ce28">
            <text:p>50441</text:p>
          </table:table-cell>
          <table:table-cell office:value-type="string" table:number-columns-spanned="2" table:number-rows-spanned="1" table:style-name="ce29">
            <text:p><text:span text:style-name="T5">SHANTI CORREIA D ANGI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9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6511" table:style-name="ce28">
            <text:p>16511</text:p>
          </table:table-cell>
          <table:table-cell office:value-type="string" table:number-columns-spanned="2" table:number-rows-spanned="1" table:style-name="ce29">
            <text:p><text:span text:style-name="T5">SIBERMAN MADEIRA DE HOLANDA FI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4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26661" table:style-name="ce28">
            <text:p>26661</text:p>
          </table:table-cell>
          <table:table-cell office:value-type="string" table:number-columns-spanned="2" table:number-rows-spanned="1" table:style-name="ce29">
            <text:p><text:span text:style-name="T5">SILVANIA DA SILVA FERREIR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GJ GABINE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511" table:style-name="ce28">
            <text:p>56511</text:p>
          </table:table-cell>
          <table:table-cell office:value-type="string" table:number-columns-spanned="2" table:number-rows-spanned="1" table:style-name="ce29">
            <text:p><text:span text:style-name="T5">SILVANILA DE OLIVEIRA QUEIROZ DIA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2321" table:style-name="ce28">
            <text:p>22321</text:p>
          </table:table-cell>
          <table:table-cell office:value-type="string" table:number-columns-spanned="2" table:number-rows-spanned="1" table:style-name="ce29">
            <text:p><text:span text:style-name="T5">SINETE GOMES MAGALHAES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41" table:style-name="ce28">
            <text:p>5841</text:p>
          </table:table-cell>
          <table:table-cell office:value-type="string" table:number-columns-spanned="2" table:number-rows-spanned="1" table:style-name="ce29">
            <text:p><text:span text:style-name="T5">SOFIA DA CRUZ MACHAD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UCLEO PERM DE INCENTIVO A AUTOCOMPOSICAO NAPAZ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721" table:style-name="ce28">
            <text:p>50721</text:p>
          </table:table-cell>
          <table:table-cell office:value-type="string" table:number-columns-spanned="2" table:number-rows-spanned="1" table:style-name="ce29">
            <text:p><text:span text:style-name="T5">SOLANGE DA SILVA SOUZ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OTORIA DE JUSTICA CIVEL DE TARAUA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611" table:style-name="ce28">
            <text:p>57611</text:p>
          </table:table-cell>
          <table:table-cell office:value-type="string" table:number-columns-spanned="2" table:number-rows-spanned="1" table:style-name="ce29">
            <text:p><text:span text:style-name="T5">SOLANGE MARIA CHALUB BANDEIRA TEIX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7" table:style-name="ce28">
            <text:p>5997</text:p>
          </table:table-cell>
          <table:table-cell office:value-type="string" table:number-columns-spanned="2" table:number-rows-spanned="1" table:style-name="ce29">
            <text:p><text:span text:style-name="T5">STAEL MAIA MOU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08" table:style-name="ce28">
            <text:p>5808</text:p>
          </table:table-cell>
          <table:table-cell office:value-type="string" table:number-columns-spanned="2" table:number-rows-spanned="1" table:style-name="ce29">
            <text:p><text:span text:style-name="T5">SUELEN CRISTINA CANDIDA PE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IREITOS HUMANOS E CIDADAN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251" table:style-name="ce28">
            <text:p>43251</text:p>
          </table:table-cell>
          <table:table-cell office:value-type="string" table:number-columns-spanned="2" table:number-rows-spanned="1" table:style-name="ce29">
            <text:p><text:span text:style-name="T5">SUSANNE MOURA DE MORAIS BENICI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INETE DRA GILCELY EVANGELIST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5541" table:style-name="ce28">
            <text:p>15541</text:p>
          </table:table-cell>
          <table:table-cell office:value-type="string" table:number-columns-spanned="2" table:number-rows-spanned="1" table:style-name="ce29">
            <text:p><text:span text:style-name="T5">SUSYE ALMEIDA D ALBUQUERQUE LIM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841" table:style-name="ce28">
            <text:p>55841</text:p>
          </table:table-cell>
          <table:table-cell office:value-type="string" table:number-columns-spanned="2" table:number-rows-spanned="1" table:style-name="ce29">
            <text:p><text:span text:style-name="T5">SUZANA BARBOSA MELO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7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8" table:style-name="ce28">
            <text:p>5948</text:p>
          </table:table-cell>
          <table:table-cell office:value-type="string" table:number-columns-spanned="2" table:number-rows-spanned="1" table:style-name="ce29">
            <text:p><text:span text:style-name="T5">TAINAN PEREIRA E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6 PROM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681" table:style-name="ce28">
            <text:p>44681</text:p>
          </table:table-cell>
          <table:table-cell office:value-type="string" table:number-columns-spanned="2" table:number-rows-spanned="1" table:style-name="ce29">
            <text:p><text:span text:style-name="T5">TAIS COST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5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600" table:style-name="ce31">
            <text:p>600,00</text:p>
          </table:table-cell>
          <table:table-cell table:number-columns-repeated="16361"/>
        </table:table-row>
        <table:table-row table:style-name="ro5">
          <table:table-cell office:value-type="float" office:value="16601" table:style-name="ce28">
            <text:p>16601</text:p>
          </table:table-cell>
          <table:table-cell office:value-type="string" table:number-columns-spanned="2" table:number-rows-spanned="1" table:style-name="ce29">
            <text:p><text:span text:style-name="T5">TALES FONSECA TRANIN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4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5053.37" table:style-name="ce31">
            <text:p>5.053,3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195.39" table:style-name="ce31">
            <text:p>10.195,39</text:p>
          </table:table-cell>
          <table:table-cell table:number-columns-repeated="16361"/>
        </table:table-row>
        <table:table-row table:style-name="ro5">
          <table:table-cell office:value-type="float" office:value="5811" table:style-name="ce28">
            <text:p>5811</text:p>
          </table:table-cell>
          <table:table-cell office:value-type="string" table:number-columns-spanned="2" table:number-rows-spanned="1" table:style-name="ce29">
            <text:p><text:span text:style-name="T5">TALES SARKIS CARNEI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COORD DE TEC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01" table:style-name="ce28">
            <text:p>50401</text:p>
          </table:table-cell>
          <table:table-cell office:value-type="string" table:number-columns-spanned="2" table:number-rows-spanned="1" table:style-name="ce29">
            <text:p><text:span text:style-name="T5">TALLINI ROBERTA MASCARELLO DE OLIVEIR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OTORIA ESPEC DE DEFESA DA SAUD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511" table:style-name="ce28">
            <text:p>50511</text:p>
          </table:table-cell>
          <table:table-cell office:value-type="string" table:number-columns-spanned="2" table:number-rows-spanned="1" table:style-name="ce29">
            <text:p><text:span text:style-name="T5">TAMIRIS THERESA SANTOS BANDEIRA NERY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8192" table:style-name="ce28">
            <text:p>48192</text:p>
          </table:table-cell>
          <table:table-cell office:value-type="string" table:number-columns-spanned="2" table:number-rows-spanned="1" table:style-name="ce29">
            <text:p><text:span text:style-name="T5">TASSIA CRISTINA FELIX DE MELL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IVE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571" table:style-name="ce28">
            <text:p>50571</text:p>
          </table:table-cell>
          <table:table-cell office:value-type="string" table:number-columns-spanned="2" table:number-rows-spanned="1" table:style-name="ce29">
            <text:p><text:span text:style-name="T5">TATIANE BRANDAO VILELA DA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942" table:style-name="ce28">
            <text:p>46942</text:p>
          </table:table-cell>
          <table:table-cell office:value-type="string" table:number-columns-spanned="2" table:number-rows-spanned="1" table:style-name="ce29">
            <text:p><text:span text:style-name="T5">TATIANE MIRUSKA NERI SAMPAI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CRIMINAL DE CRUZEIRO DO SU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771" table:style-name="ce28">
            <text:p>40771</text:p>
          </table:table-cell>
          <table:table-cell office:value-type="string" table:number-columns-spanned="2" table:number-rows-spanned="1" table:style-name="ce29">
            <text:p><text:span text:style-name="T5">TAYNAH PONTES FARI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ASSESSORIA JURIDICA VIRTU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91" table:style-name="ce28">
            <text:p>43891</text:p>
          </table:table-cell>
          <table:table-cell office:value-type="string" table:number-columns-spanned="2" table:number-rows-spanned="1" table:style-name="ce29">
            <text:p><text:span text:style-name="T5">TEOTONIO RODRIGUES SOARES JUNIOR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5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931" table:style-name="ce28">
            <text:p>4931</text:p>
          </table:table-cell>
          <table:table-cell office:value-type="string" table:number-columns-spanned="2" table:number-rows-spanned="1" table:style-name="ce29">
            <text:p><text:span text:style-name="T5">TEREZINHA APARECIDA ZANONI DA CUNHA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FINANC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000" table:style-name="ce31">
            <text:p>3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500" table:style-name="ce31">
            <text:p>1.5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300" table:style-name="ce31">
            <text:p>5.300,00</text:p>
          </table:table-cell>
          <table:table-cell table:number-columns-repeated="16361"/>
        </table:table-row>
        <table:table-row table:style-name="ro5">
          <table:table-cell office:value-type="float" office:value="45351" table:style-name="ce28">
            <text:p>45351</text:p>
          </table:table-cell>
          <table:table-cell office:value-type="string" table:number-columns-spanned="2" table:number-rows-spanned="1" table:style-name="ce29">
            <text:p><text:span text:style-name="T5">THAINA ARAGAO MORE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RIMINAL DE TARAUA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031" table:style-name="ce28">
            <text:p>56031</text:p>
          </table:table-cell>
          <table:table-cell office:value-type="string" table:number-columns-spanned="2" table:number-rows-spanned="1" table:style-name="ce29">
            <text:p><text:span text:style-name="T5">THAISSA RIBEIRO ALBRES KISPERGHE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601" table:style-name="ce28">
            <text:p>49601</text:p>
          </table:table-cell>
          <table:table-cell office:value-type="string" table:number-columns-spanned="2" table:number-rows-spanned="1" table:style-name="ce29">
            <text:p><text:span text:style-name="T5">THALITA ADRIANA FERREIRA DE SOUS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MOTORIA ESPEC DE DEFESA DA SAUD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751" table:style-name="ce28">
            <text:p>54751</text:p>
          </table:table-cell>
          <table:table-cell office:value-type="string" table:number-columns-spanned="2" table:number-rows-spanned="1" table:style-name="ce29">
            <text:p><text:span text:style-name="T5">THALLES FERREIRA COST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CRIMINAL DE SENA MADUREIR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2400.35" table:style-name="ce31">
            <text:p>2.400,35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0911.28" table:style-name="ce31">
            <text:p>10.911,28</text:p>
          </table:table-cell>
          <table:table-cell table:number-columns-repeated="16361"/>
        </table:table-row>
        <table:table-row table:style-name="ro5">
          <table:table-cell office:value-type="float" office:value="55171" table:style-name="ce28">
            <text:p>55171</text:p>
          </table:table-cell>
          <table:table-cell office:value-type="string" table:number-columns-spanned="2" table:number-rows-spanned="1" table:style-name="ce29">
            <text:p><text:span text:style-name="T5">THAYNARA VITORIO NOBREGA BALBI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JUST ESP DE DEF DA EDU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42" table:style-name="ce28">
            <text:p>5042</text:p>
          </table:table-cell>
          <table:table-cell office:value-type="string" table:number-columns-spanned="2" table:number-rows-spanned="1" table:style-name="ce29">
            <text:p><text:span text:style-name="T5">THIAGO DA SILVA CAMP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551" table:style-name="ce28">
            <text:p>52551</text:p>
          </table:table-cell>
          <table:table-cell office:value-type="string" table:number-columns-spanned="2" table:number-rows-spanned="1" table:style-name="ce29">
            <text:p><text:span text:style-name="T5">THIAGO FIALHO LIMA DOS SANTOS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191" table:style-name="ce28">
            <text:p>56191</text:p>
          </table:table-cell>
          <table:table-cell office:value-type="string" table:number-columns-spanned="2" table:number-rows-spanned="1" table:style-name="ce29">
            <text:p><text:span text:style-name="T5">THIAGO MARQUES SALOMAO</text:span></text:p>
          </table:table-cell>
          <table:covered-table-cell/>
          <table:table-cell office:value-type="string" table:style-name="ce28">
            <text:p><text:span text:style-name="T5">PROMOTOR DE JUST DE ENTRANCIA INICIAL</text:span></text:p>
          </table:table-cell>
          <table:table-cell office:value-type="string" table:style-name="ce28">
            <text:p><text:span text:style-name="T5">PROMOTORIA DE JUSTICA CRIMINAL DE XAPURI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693.4" table:style-name="ce31">
            <text:p>693,4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867.4500000000007" table:style-name="ce31">
            <text:p>8.867,45</text:p>
          </table:table-cell>
          <table:table-cell table:number-columns-repeated="16361"/>
        </table:table-row>
        <table:table-row table:style-name="ro5">
          <table:table-cell office:value-type="float" office:value="5921" table:style-name="ce28">
            <text:p>5921</text:p>
          </table:table-cell>
          <table:table-cell office:value-type="string" table:number-columns-spanned="2" table:number-rows-spanned="1" table:style-name="ce29">
            <text:p><text:span text:style-name="T5">THIAGO SAMPAIO LEITA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CURAD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7421" table:style-name="ce28">
            <text:p>47421</text:p>
          </table:table-cell>
          <table:table-cell office:value-type="string" table:number-columns-spanned="2" table:number-rows-spanned="1" table:style-name="ce29">
            <text:p><text:span text:style-name="T5">TIAGO BEZERRA FRO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DEPTO DE ARQUITETURA E ENGENHAR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161" table:style-name="ce28">
            <text:p>49161</text:p>
          </table:table-cell>
          <table:table-cell office:value-type="string" table:number-columns-spanned="2" table:number-rows-spanned="1" table:style-name="ce29">
            <text:p><text:span text:style-name="T5">TIAGO DA SILVA TEL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701" table:style-name="ce28">
            <text:p>49701</text:p>
          </table:table-cell>
          <table:table-cell office:value-type="string" table:number-columns-spanned="2" table:number-rows-spanned="1" table:style-name="ce29">
            <text:p><text:span text:style-name="T5">TITO FRANCO DE OLIVEIRA LIMA NET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TECNOLOGIA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4271" table:style-name="ce28">
            <text:p>54271</text:p>
          </table:table-cell>
          <table:table-cell office:value-type="string" table:number-columns-spanned="2" table:number-rows-spanned="1" table:style-name="ce29">
            <text:p><text:span text:style-name="T5">TULIO ALEXANDRE RODRIGUES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941" table:style-name="ce28">
            <text:p>941</text:p>
          </table:table-cell>
          <table:table-cell office:value-type="string" table:number-columns-spanned="2" table:number-rows-spanned="1" table:style-name="ce29">
            <text:p><text:span text:style-name="T5">UBIRAJARA BRAGA DE ALBUQUERQUE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1 PROCURADORIA DE JUSTICA ESPECIALIZAD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800" table:style-name="ce31">
            <text:p>14.8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119.330000000002" table:style-name="ce31">
            <text:p>20.119,33</text:p>
          </table:table-cell>
          <table:table-cell table:number-columns-repeated="16361"/>
        </table:table-row>
        <table:table-row table:style-name="ro5">
          <table:table-cell office:value-type="float" office:value="51352" table:style-name="ce28">
            <text:p>51352</text:p>
          </table:table-cell>
          <table:table-cell office:value-type="string" table:number-columns-spanned="2" table:number-rows-spanned="1" table:style-name="ce29">
            <text:p><text:span text:style-name="T5">UDSON MORAES PACIFIC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BRASILE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02" table:style-name="ce28">
            <text:p>5802</text:p>
          </table:table-cell>
          <table:table-cell office:value-type="string" table:number-columns-spanned="2" table:number-rows-spanned="1" table:style-name="ce29">
            <text:p><text:span text:style-name="T5">UILLAME SILV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221" table:style-name="ce28">
            <text:p>49221</text:p>
          </table:table-cell>
          <table:table-cell office:value-type="string" table:number-columns-spanned="2" table:number-rows-spanned="1" table:style-name="ce29">
            <text:p><text:span text:style-name="T5">ULISSES LIMA GUIMARA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COM COORDENACAO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2461" table:style-name="ce28">
            <text:p>52461</text:p>
          </table:table-cell>
          <table:table-cell office:value-type="string" table:number-columns-spanned="2" table:number-rows-spanned="1" table:style-name="ce29">
            <text:p><text:span text:style-name="T5">VALDERNILSON DE ANDRADE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1172" table:style-name="ce28">
            <text:p>41172</text:p>
          </table:table-cell>
          <table:table-cell office:value-type="string" table:number-columns-spanned="2" table:number-rows-spanned="1" table:style-name="ce29">
            <text:p><text:span text:style-name="T5">VALDIRENE COELHO BATI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4 PROMOTORIA DE JUSTICA CIVE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2831" table:style-name="ce28">
            <text:p>22831</text:p>
          </table:table-cell>
          <table:table-cell office:value-type="string" table:number-columns-spanned="2" table:number-rows-spanned="1" table:style-name="ce29">
            <text:p><text:span text:style-name="T5">VALDISMAR FONTES DE CASTR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1821" table:style-name="ce28">
            <text:p>31821</text:p>
          </table:table-cell>
          <table:table-cell office:value-type="string" table:number-columns-spanned="2" table:number-rows-spanned="1" table:style-name="ce29">
            <text:p><text:span text:style-name="T5">VALERIA NERI DE ARRUD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482" table:style-name="ce28">
            <text:p>39482</text:p>
          </table:table-cell>
          <table:table-cell office:value-type="string" table:number-columns-spanned="2" table:number-rows-spanned="1" table:style-name="ce29">
            <text:p><text:span text:style-name="T5">VALMIR BEZERRA MIRAND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C GERAL ADJUNTA PARA ASSUNTOS JURIDIC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41" table:style-name="ce28">
            <text:p>4341</text:p>
          </table:table-cell>
          <table:table-cell office:value-type="string" table:number-columns-spanned="2" table:number-rows-spanned="1" table:style-name="ce29">
            <text:p><text:span text:style-name="T5">VALMIR DE SOUZA RIBEIR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A DISPOSICAO DA ASSE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141" table:style-name="ce28">
            <text:p>53141</text:p>
          </table:table-cell>
          <table:table-cell office:value-type="string" table:number-columns-spanned="2" table:number-rows-spanned="1" table:style-name="ce29">
            <text:p><text:span text:style-name="T5">VALTER BATISTA DA SILV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1" table:style-name="ce28">
            <text:p>431</text:p>
          </table:table-cell>
          <table:table-cell office:value-type="string" table:number-columns-spanned="2" table:number-rows-spanned="1" table:style-name="ce29">
            <text:p><text:span text:style-name="T5">VANDA DENIR MILANI NOGUEIR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3546.22" table:style-name="ce31">
            <text:p>3.546,22</text:p>
          </table:table-cell>
          <table:table-cell table:number-columns-repeated="16361"/>
        </table:table-row>
        <table:table-row table:style-name="ro5">
          <table:table-cell office:value-type="float" office:value="5845" table:style-name="ce28">
            <text:p>5845</text:p>
          </table:table-cell>
          <table:table-cell office:value-type="string" table:number-columns-spanned="2" table:number-rows-spanned="1" table:style-name="ce29">
            <text:p><text:span text:style-name="T5">VANDA MENDES DE ARAUJ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ERA NUCLEO APOIO E ATEND PSICOSSOCI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6271" table:style-name="ce28">
            <text:p>56271</text:p>
          </table:table-cell>
          <table:table-cell office:value-type="string" table:number-columns-spanned="2" table:number-rows-spanned="1" table:style-name="ce29">
            <text:p><text:span text:style-name="T5">VANDERLEI BATISTA CERQUEIRA</text:span></text:p>
          </table:table-cell>
          <table:covered-table-cell/>
          <table:table-cell office:value-type="string" table:style-name="ce28">
            <text:p><text:span text:style-name="T5">PROMOTOR DE JUST DE ENTRANCIA INICIAL</text:span></text:p>
          </table:table-cell>
          <table:table-cell office:value-type="string" table:style-name="ce28">
            <text:p><text:span text:style-name="T5">PROMOTORIA CUMULATIVA DE ACRELANDI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762.58" table:style-name="ce31">
            <text:p>762,58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200.47" table:style-name="ce31">
            <text:p>3.200,47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936.6299999999992" table:style-name="ce31">
            <text:p>8.936,63</text:p>
          </table:table-cell>
          <table:table-cell table:number-columns-repeated="16361"/>
        </table:table-row>
        <table:table-row table:style-name="ro5">
          <table:table-cell office:value-type="float" office:value="46151" table:style-name="ce28">
            <text:p>46151</text:p>
          </table:table-cell>
          <table:table-cell office:value-type="string" table:number-columns-spanned="2" table:number-rows-spanned="1" table:style-name="ce29">
            <text:p><text:span text:style-name="T5">VANDERLEI SILVA DE MOU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DILIGENC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081" table:style-name="ce28">
            <text:p>46081</text:p>
          </table:table-cell>
          <table:table-cell office:value-type="string" table:number-columns-spanned="2" table:number-rows-spanned="1" table:style-name="ce29">
            <text:p><text:span text:style-name="T5">VANDERLEYA ALVES ARANT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 DA CRIANCA E ADOLESCENT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871" table:style-name="ce28">
            <text:p>43871</text:p>
          </table:table-cell>
          <table:table-cell office:value-type="string" table:number-columns-spanned="2" table:number-rows-spanned="1" table:style-name="ce29">
            <text:p><text:span text:style-name="T5">VANESSA DE MACEDO MUNIZ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 ESP DE EXEC MEDIDAS SOCIOEDUCATIVAS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854" table:style-name="ce28">
            <text:p>5854</text:p>
          </table:table-cell>
          <table:table-cell office:value-type="string" table:number-columns-spanned="2" table:number-rows-spanned="1" table:style-name="ce29">
            <text:p><text:span text:style-name="T5">VANESSA PESSOA LOB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IVEL DE PLACIDO DE CASTR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941" table:style-name="ce28">
            <text:p>51941</text:p>
          </table:table-cell>
          <table:table-cell office:value-type="string" table:number-columns-spanned="2" table:number-rows-spanned="1" table:style-name="ce29">
            <text:p><text:span text:style-name="T5">VANGELA MARIA LIMA DO NASCIMENT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AOP DE DEF DO MEIO AMBIENTE E PATRIMONIO HIST.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523" table:style-name="ce28">
            <text:p>43523</text:p>
          </table:table-cell>
          <table:table-cell office:value-type="string" table:number-columns-spanned="2" table:number-rows-spanned="1" table:style-name="ce29">
            <text:p><text:span text:style-name="T5">VANGLEILSA OLIVEIRA DE SOUZ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DE JUSTICA CUMULATIVA DE FEIJ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0111" table:style-name="ce28">
            <text:p>20111</text:p>
          </table:table-cell>
          <table:table-cell office:value-type="string" table:number-columns-spanned="2" table:number-rows-spanned="1" table:style-name="ce29">
            <text:p><text:span text:style-name="T5">VANILDA DA SILVA BEZERRA ARRUD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DIRETORIA DE ADMINISTR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381" table:style-name="ce28">
            <text:p>40381</text:p>
          </table:table-cell>
          <table:table-cell office:value-type="string" table:number-columns-spanned="2" table:number-rows-spanned="1" table:style-name="ce29">
            <text:p><text:span text:style-name="T5">VERA LUCIA VIDAL BRANDAO COND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GP DEPARTAMENTO DE ADM DE PESSOA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6952" table:style-name="ce28">
            <text:p>46952</text:p>
          </table:table-cell>
          <table:table-cell office:value-type="string" table:number-columns-spanned="2" table:number-rows-spanned="1" table:style-name="ce29">
            <text:p><text:span text:style-name="T5">VERA REGINA DE OLIVEIRA SANTAN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PLANEJAMENTO E GESTAO ESTRATEG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0901" table:style-name="ce28">
            <text:p>10901</text:p>
          </table:table-cell>
          <table:table-cell office:value-type="string" table:number-columns-spanned="2" table:number-rows-spanned="1" table:style-name="ce29">
            <text:p><text:span text:style-name="T5">VERILSA MARGARETH CAMPOS DELGAD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919.84" table:style-name="ce31">
            <text:p>2.919,84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2919.84" table:style-name="ce31">
            <text:p>12.919,84</text:p>
          </table:table-cell>
          <table:table-cell table:number-columns-repeated="16361"/>
        </table:table-row>
        <table:table-row table:style-name="ro5">
          <table:table-cell office:value-type="float" office:value="6041" table:style-name="ce28">
            <text:p>6041</text:p>
          </table:table-cell>
          <table:table-cell office:value-type="string" table:number-columns-spanned="2" table:number-rows-spanned="1" table:style-name="ce29">
            <text:p><text:span text:style-name="T5">VERILTON ROMERO CAMPOS DELGADO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200" table:style-name="ce31">
            <text:p>200,00</text:p>
          </table:table-cell>
          <table:table-cell table:number-columns-repeated="16361"/>
        </table:table-row>
        <table:table-row table:style-name="ro5">
          <table:table-cell office:value-type="float" office:value="49361" table:style-name="ce28">
            <text:p>49361</text:p>
          </table:table-cell>
          <table:table-cell office:value-type="string" table:number-columns-spanned="2" table:number-rows-spanned="1" table:style-name="ce29">
            <text:p><text:span text:style-name="T5">VERONICA SOUZA CORDEI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6004" table:style-name="ce28">
            <text:p>6004</text:p>
          </table:table-cell>
          <table:table-cell office:value-type="string" table:number-columns-spanned="2" table:number-rows-spanned="1" table:style-name="ce29">
            <text:p><text:span text:style-name="T5">VICTOR AUGUSTO SILVA RODRIGU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3 PROMOTORIA DE JUST CRIMINAL <text:s/>VIOL DOM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101" table:style-name="ce28">
            <text:p>53101</text:p>
          </table:table-cell>
          <table:table-cell office:value-type="string" table:number-columns-spanned="2" table:number-rows-spanned="1" table:style-name="ce29">
            <text:p><text:span text:style-name="T5">VILSON DA SILVA LEI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6701" table:style-name="ce28">
            <text:p>36701</text:p>
          </table:table-cell>
          <table:table-cell office:value-type="string" table:number-columns-spanned="2" table:number-rows-spanned="1" table:style-name="ce29">
            <text:p><text:span text:style-name="T5">VINICIUS MENANDRO EVANGELISTA DE SOUZ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 ESP DE DEFESA DA PESSOA IDOSA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4022" table:style-name="ce28">
            <text:p>54022</text:p>
          </table:table-cell>
          <table:table-cell office:value-type="string" table:number-columns-spanned="2" table:number-rows-spanned="1" table:style-name="ce29">
            <text:p><text:span text:style-name="T5">VINICIUS MESQUITA SOUZA MO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 ESP DE HABITACAO E URBANISM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441" table:style-name="ce28">
            <text:p>51441</text:p>
          </table:table-cell>
          <table:table-cell office:value-type="string" table:number-columns-spanned="2" table:number-rows-spanned="1" table:style-name="ce29">
            <text:p><text:span text:style-name="T5">VITOR MESQUITA DE CASTR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ESPEC DE DEFESA DA SAUD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21001" table:style-name="ce28">
            <text:p>21001</text:p>
          </table:table-cell>
          <table:table-cell office:value-type="string" table:number-columns-spanned="2" table:number-rows-spanned="1" table:style-name="ce29">
            <text:p><text:span text:style-name="T5">VIVIANE ASSUNCAO DE ANDRADE</text:span></text:p>
          </table:table-cell>
          <table:covered-table-cell/>
          <table:table-cell office:value-type="string" table:style-name="ce28">
            <text:p><text:span text:style-name="T5">TECNICO</text:span></text:p>
          </table:table-cell>
          <table:table-cell office:value-type="string" table:style-name="ce28">
            <text:p><text:span text:style-name="T5">PROMOTORIA DE JUSTICA CIVEL DE SENADOR GUIOMARD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9971" table:style-name="ce28">
            <text:p>49971</text:p>
          </table:table-cell>
          <table:table-cell office:value-type="string" table:number-columns-spanned="2" table:number-rows-spanned="1" table:style-name="ce29">
            <text:p><text:span text:style-name="T5">WAGNER DE MOURA FRANCISCO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NAT COORDENACAO TECNICA CIENTIF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0121" table:style-name="ce28">
            <text:p>40121</text:p>
          </table:table-cell>
          <table:table-cell office:value-type="string" table:number-columns-spanned="2" table:number-rows-spanned="1" table:style-name="ce29">
            <text:p><text:span text:style-name="T5">WALDILENE SOARES QUEIROZ DA COST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NUCLEO DE APOIO TEC ESPECIALIZAD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3411" table:style-name="ce28">
            <text:p>13411</text:p>
          </table:table-cell>
          <table:table-cell office:value-type="string" table:number-columns-spanned="2" table:number-rows-spanned="1" table:style-name="ce29">
            <text:p><text:span text:style-name="T5">WALDIRENE OLIVEIRA DA CRUZ LIMA CORDEIRO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PROCURADORIA GERAL DE JU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800" table:style-name="ce31">
            <text:p>14.8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4800" table:style-name="ce31">
            <text:p>14.800,00</text:p>
          </table:table-cell>
          <table:table-cell table:number-columns-repeated="16361"/>
        </table:table-row>
        <table:table-row table:style-name="ro5">
          <table:table-cell office:value-type="float" office:value="55271" table:style-name="ce28">
            <text:p>55271</text:p>
          </table:table-cell>
          <table:table-cell office:value-type="string" table:number-columns-spanned="2" table:number-rows-spanned="1" table:style-name="ce29">
            <text:p><text:span text:style-name="T5">WALLISON SANTOS FERR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TI COORD DE SISTEMAS DE BANCO DE DAD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7631" table:style-name="ce28">
            <text:p>57631</text:p>
          </table:table-cell>
          <table:table-cell office:value-type="string" table:number-columns-spanned="2" table:number-rows-spanned="1" table:style-name="ce29">
            <text:p><text:span text:style-name="T5">WALNIZIA RODRIGUES CAVALCAN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EAF CENTRO DE EST APERF FUN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51" table:style-name="ce28">
            <text:p>351</text:p>
          </table:table-cell>
          <table:table-cell office:value-type="string" table:number-columns-spanned="2" table:number-rows-spanned="1" table:style-name="ce29">
            <text:p><text:span text:style-name="T5">WALTER LIMAO MONTILH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3546.22" table:style-name="ce31">
            <text:p>13.546,22</text:p>
          </table:table-cell>
          <table:table-cell table:number-columns-repeated="16361"/>
        </table:table-row>
        <table:table-row table:style-name="ro5">
          <table:table-cell office:value-type="float" office:value="43672" table:style-name="ce28">
            <text:p>43672</text:p>
          </table:table-cell>
          <table:table-cell office:value-type="string" table:number-columns-spanned="2" table:number-rows-spanned="1" table:style-name="ce29">
            <text:p><text:span text:style-name="T5">WALTER TEIXEIRA FILH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PROMOTORIA CRIMINAL DE SENADOR GUIOMARD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5812" table:style-name="ce28">
            <text:p>5812</text:p>
          </table:table-cell>
          <table:table-cell office:value-type="string" table:number-columns-spanned="2" table:number-rows-spanned="1" table:style-name="ce29">
            <text:p><text:span text:style-name="T5">WALYSON LIMA DE OLIVEI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NAT DILIGENCI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58" table:style-name="ce28">
            <text:p>5958</text:p>
          </table:table-cell>
          <table:table-cell office:value-type="string" table:number-columns-spanned="2" table:number-rows-spanned="1" table:style-name="ce29">
            <text:p><text:span text:style-name="T5">WANDERSON VITOR DA SILV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791" table:style-name="ce28">
            <text:p>43791</text:p>
          </table:table-cell>
          <table:table-cell office:value-type="string" table:number-columns-spanned="2" table:number-rows-spanned="1" table:style-name="ce29">
            <text:p><text:span text:style-name="T5">WASHINGTON NILTON MEDEIROS MOREIRA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12 PROMOTORIA DE JUSTICA CRIMINA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41621" table:style-name="ce28">
            <text:p>41621</text:p>
          </table:table-cell>
          <table:table-cell office:value-type="string" table:number-columns-spanned="2" table:number-rows-spanned="1" table:style-name="ce29">
            <text:p><text:span text:style-name="T5">WATILA SHIRLEY SOUZA CAMP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 ESP DE DEF DO MEIO AMBIENTE ALTO ACR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39592" table:style-name="ce28">
            <text:p>39592</text:p>
          </table:table-cell>
          <table:table-cell office:value-type="string" table:number-columns-spanned="2" table:number-rows-spanned="1" table:style-name="ce29">
            <text:p><text:span text:style-name="T5">WELLINGTON THOMAZINI COELHO FILH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0012" table:style-name="ce28">
            <text:p>50012</text:p>
          </table:table-cell>
          <table:table-cell office:value-type="string" table:number-columns-spanned="2" table:number-rows-spanned="1" table:style-name="ce29">
            <text:p><text:span text:style-name="T5">WENDEL DA SILVA JUSTA</text:span></text:p>
          </table:table-cell>
          <table:covered-table-cell/>
          <table:table-cell office:value-type="string" table:style-name="ce28">
            <text:p><text:span text:style-name="T5">INTEG DO QUADRO DE OUTRO ORGAO</text:span></text:p>
          </table:table-cell>
          <table:table-cell office:value-type="string" table:style-name="ce28">
            <text:p><text:span text:style-name="T5">GAECO GRUPO DE ATUACAO ESP DE REP AO CRIME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3901" table:style-name="ce28">
            <text:p>43901</text:p>
          </table:table-cell>
          <table:table-cell office:value-type="string" table:number-columns-spanned="2" table:number-rows-spanned="1" table:style-name="ce29">
            <text:p><text:span text:style-name="T5">WENDY TAKAO HAMANO</text:span></text:p>
          </table:table-cell>
          <table:covered-table-cell/>
          <table:table-cell office:value-type="string" table:style-name="ce28">
            <text:p><text:span text:style-name="T5">PROMOTOR DE JUST DE ENTRANCIA FINAL</text:span></text:p>
          </table:table-cell>
          <table:table-cell office:value-type="string" table:style-name="ce28">
            <text:p><text:span text:style-name="T5">6 PROMOTORIA DE JUSTICA CIVEL</text:span></text:p>
          </table:table-cell>
          <table:table-cell office:value-type="float" office:value="1773.11" table:style-name="ce31">
            <text:p>1.773,1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368.91" table:style-name="ce31">
            <text:p>3.368,91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5142.0200000000004" table:style-name="ce31">
            <text:p>5.142,02</text:p>
          </table:table-cell>
          <table:table-cell table:number-columns-repeated="16361"/>
        </table:table-row>
        <table:table-row table:style-name="ro5">
          <table:table-cell office:value-type="float" office:value="32041" table:style-name="ce28">
            <text:p>32041</text:p>
          </table:table-cell>
          <table:table-cell office:value-type="string" table:number-columns-spanned="2" table:number-rows-spanned="1" table:style-name="ce29">
            <text:p><text:span text:style-name="T5">WERUSCHKA HARIANAH BRAGA MORENO DE OLIVEIRA</text:span></text:p>
          </table:table-cell>
          <table:covered-table-cell/>
          <table:table-cell office:value-type="string" table:style-name="ce28">
            <text:p><text:span text:style-name="T5">AUXILIAR</text:span></text:p>
          </table:table-cell>
          <table:table-cell office:value-type="string" table:style-name="ce28">
            <text:p><text:span text:style-name="T5">1 PROM ESP DE HABITACAO E URBANISM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803" table:style-name="ce28">
            <text:p>5803</text:p>
          </table:table-cell>
          <table:table-cell office:value-type="string" table:number-columns-spanned="2" table:number-rows-spanned="1" table:style-name="ce29">
            <text:p><text:span text:style-name="T5">WILKE MOREIRA RUFI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1 PROMOT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1861" table:style-name="ce28">
            <text:p>51861</text:p>
          </table:table-cell>
          <table:table-cell office:value-type="string" table:number-columns-spanned="2" table:number-rows-spanned="1" table:style-name="ce29">
            <text:p><text:span text:style-name="T5">WILLAN GUTIERREZ DEROMEDES JUNIO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FIN DEPARTAMENTO DE CONTROLE E CUSTOS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45" table:style-name="ce28">
            <text:p>5945</text:p>
          </table:table-cell>
          <table:table-cell office:value-type="string" table:number-columns-spanned="2" table:number-rows-spanned="1" table:style-name="ce29">
            <text:p><text:span text:style-name="T5">WILLIAM VIECILI FABIANO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RETORIA DE COMUNIC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1241" table:style-name="ce28">
            <text:p>1241</text:p>
          </table:table-cell>
          <table:table-cell office:value-type="string" table:number-columns-spanned="2" table:number-rows-spanned="1" table:style-name="ce29">
            <text:p><text:span text:style-name="T5">WILLIAMS JOAO SILVA</text:span></text:p>
          </table:table-cell>
          <table:covered-table-cell/>
          <table:table-cell office:value-type="string" table:style-name="ce28">
            <text:p><text:span text:style-name="T5">PROCURADOR DE JUSTICA</text:span></text:p>
          </table:table-cell>
          <table:table-cell office:value-type="string" table:style-name="ce28">
            <text:p><text:span text:style-name="T5">INATIVOS MPAC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3546.22" table:style-name="ce31">
            <text:p>3.546,22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4800" table:style-name="ce31">
            <text:p>14.8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18346.22" table:style-name="ce31">
            <text:p>18.346,22</text:p>
          </table:table-cell>
          <table:table-cell table:number-columns-repeated="16361"/>
        </table:table-row>
        <table:table-row table:style-name="ro5">
          <table:table-cell office:value-type="float" office:value="49741" table:style-name="ce28">
            <text:p>49741</text:p>
          </table:table-cell>
          <table:table-cell office:value-type="string" table:number-columns-spanned="2" table:number-rows-spanned="1" table:style-name="ce29">
            <text:p><text:span text:style-name="T5">WILMA DAYELI CAMPOS DA SILVA</text:span></text:p>
          </table:table-cell>
          <table:covered-table-cell/>
          <table:table-cell office:value-type="string" table:style-name="ce28">
            <text:p><text:span text:style-name="T5">ANALISTA</text:span></text:p>
          </table:table-cell>
          <table:table-cell office:value-type="string" table:style-name="ce28">
            <text:p><text:span text:style-name="T5">DIRETORIA DE TECNOLOGIA DA INFORMACAO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553" table:style-name="ce28">
            <text:p>44553</text:p>
          </table:table-cell>
          <table:table-cell office:value-type="string" table:number-columns-spanned="2" table:number-rows-spanned="1" table:style-name="ce29">
            <text:p><text:span text:style-name="T5">WIRAMAR CABRAL DE MOURA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DIADM COORDENACAO DE GESTAO E LOGISTICA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3861" table:style-name="ce28">
            <text:p>53861</text:p>
          </table:table-cell>
          <table:table-cell office:value-type="string" table:number-columns-spanned="2" table:number-rows-spanned="1" table:style-name="ce29">
            <text:p><text:span text:style-name="T5">WYRLA PAZ DAS NEVE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CORREGEDORIA GER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5321" table:style-name="ce28">
            <text:p>55321</text:p>
          </table:table-cell>
          <table:table-cell office:value-type="string" table:number-columns-spanned="2" table:number-rows-spanned="1" table:style-name="ce29">
            <text:p><text:span text:style-name="T5">YASMIM ABREU AGUIAR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3 PROCURADORIA DE JUSTICA CRIMI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5990" table:style-name="ce28">
            <text:p>5990</text:p>
          </table:table-cell>
          <table:table-cell office:value-type="string" table:number-columns-spanned="2" table:number-rows-spanned="1" table:style-name="ce29">
            <text:p><text:span text:style-name="T5">ZACARIAS CAVALCANTE DOS SANTOS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GAB MILITAR DE SEGURANCA INSTITUCIONAL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5">
          <table:table-cell office:value-type="float" office:value="44192" table:style-name="ce28">
            <text:p>44192</text:p>
          </table:table-cell>
          <table:table-cell office:value-type="string" table:number-columns-spanned="2" table:number-rows-spanned="1" table:style-name="ce29">
            <text:p><text:span text:style-name="T5">ZILDOMAR SILVA LEITE</text:span></text:p>
          </table:table-cell>
          <table:covered-table-cell/>
          <table:table-cell office:value-type="string" table:style-name="ce28">
            <text:p><text:span text:style-name="T5">CARGO EM COMISSAO</text:span></text:p>
          </table:table-cell>
          <table:table-cell office:value-type="string" table:style-name="ce28">
            <text:p><text:span text:style-name="T5">PROMOTORIA JUDICIAL CUMULATIVA DE MANCIO<text:s/></text:span></text:p>
          </table:table-cell>
          <table:table-cell office:value-type="float" office:value="0" table:style-name="ce31">
            <text:p>0,00</text:p>
          </table:table-cell>
          <table:table-cell office:value-type="float" office:value="600" table:style-name="ce31">
            <text:p>600,00</text:p>
          </table:table-cell>
          <table:table-cell office:value-type="float" office:value="200" table:style-name="ce31">
            <text:p>20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number-columns-spanned="2" table:number-rows-spanned="1" table:style-name="ce32">
            <text:p>0,00</text:p>
          </table:table-cell>
          <table:covered-table-cell/>
          <table:table-cell office:value-type="float" office:value="800" table:style-name="ce31">
            <text:p>800,00</text:p>
          </table:table-cell>
          <table:table-cell table:number-columns-repeated="16361"/>
        </table:table-row>
        <table:table-row table:style-name="ro6">
          <table:table-cell office:value-type="string" table:number-columns-spanned="5" table:number-rows-spanned="1" table:style-name="ce35">
            <text:p><text:span text:style-name="T4">TOTAL:</text:span></text:p>
          </table:table-cell>
          <table:covered-table-cell table:number-columns-repeated="4"/>
          <table:table-cell office:value-type="float" office:value="141848.79999999999" table:style-name="ce3">
            <text:p>141.848,80</text:p>
          </table:table-cell>
          <table:table-cell office:value-type="float" office:value="361745.45" table:style-name="ce3">
            <text:p>361.745,45</text:p>
          </table:table-cell>
          <table:table-cell office:value-type="float" office:value="120373.33" table:style-name="ce3">
            <text:p>120.373,33</text:p>
          </table:table-cell>
          <table:table-cell office:value-type="float" office:value="800" table:style-name="ce3">
            <text:p>800,00</text:p>
          </table:table-cell>
          <table:table-cell office:value-type="float" office:value="2600" table:style-name="ce3">
            <text:p>2.600,00</text:p>
          </table:table-cell>
          <table:table-cell office:value-type="float" office:value="335358.56" table:style-name="ce3">
            <text:p>335.358,56</text:p>
          </table:table-cell>
          <table:table-cell office:value-type="float" office:value="81751.53" table:style-name="ce3">
            <text:p>81.751,53</text:p>
          </table:table-cell>
          <table:table-cell office:value-type="float" office:value="12000" table:style-name="ce3">
            <text:p>12.000,00</text:p>
          </table:table-cell>
          <table:table-cell office:value-type="float" office:value="293.33" table:style-name="ce3">
            <text:p>293,33</text:p>
          </table:table-cell>
          <table:table-cell office:value-type="float" office:value="13005.36" table:style-name="ce3">
            <text:p>13.005,36</text:p>
          </table:table-cell>
          <table:table-cell office:value-type="float" office:value="9295.26" table:style-name="ce3">
            <text:p>9.295,26</text:p>
          </table:table-cell>
          <table:table-cell office:value-type="float" office:value="8730.4599999999991" table:style-name="ce3">
            <text:p>8.730,46</text:p>
          </table:table-cell>
          <table:table-cell office:value-type="float" office:value="350077.1" table:style-name="ce3">
            <text:p>350.077,10</text:p>
          </table:table-cell>
          <table:table-cell office:value-type="float" office:value="1433.96" table:style-name="ce3">
            <text:p>1.433,96</text:p>
          </table:table-cell>
          <table:table-cell office:value-type="float" office:value="39256.25" table:style-name="ce3">
            <text:p>39.256,25</text:p>
          </table:table-cell>
          <table:table-cell office:value-type="float" office:value="39819.43" table:number-columns-spanned="2" table:number-rows-spanned="1" table:style-name="ce36">
            <text:p>39.819,43</text:p>
          </table:table-cell>
          <table:covered-table-cell/>
          <table:table-cell office:value-type="float" office:value="1518388.82" table:style-name="ce3">
            <text:p>1.518.388,82</text:p>
          </table:table-cell>
          <table:table-cell table:number-columns-repeated="16361"/>
        </table:table-row>
        <table:table-row table:style-name="ro6">
          <table:table-cell office:value-type="string" table:number-columns-spanned="23" table:number-rows-spanned="1" table:style-name="ce4">
            <text:p><text:span text:style-name="T3">Data da última atualização: Julho de 2021</text:span></text:p>
          </table:table-cell>
          <table:covered-table-cell table:number-columns-repeated="22"/>
          <table:table-cell table:number-columns-repeated="16361"/>
        </table:table-row>
        <table:table-row table:style-name="ro6">
          <table:table-cell office:value-type="string" table:number-columns-spanned="23" table:number-rows-spanned="1" table:style-name="ce6">
            <text:p><text:span text:style-name="T3">¹Auxílio-alimentação, Auxílio-transporte, Auxílio-Moradia, Ajuda de Custo e outras dessa natureza, exceto diárias, que serão divulgadas no Portal da Transparência, discriminada de forma individualizada.</text:span></text:p>
          </table:table-cell>
          <table:covered-table-cell table:number-columns-repeated="22"/>
          <table:table-cell table:number-columns-repeated="16361"/>
        </table:table-row>
        <table:table-row table:style-name="ro6">
          <table:table-cell office:value-type="string" table:number-columns-spanned="23" table:number-rows-spanned="1" table:style-name="ce6">
            <text:p><text:span text:style-name="T3">²Valores pagos a título de Adicional de Insalubridade ou de Periculosidade, Adicional Noturno, Serviço Extraordinário, Substituição de Função, Cumulaçoes.</text:span></text:p>
          </table:table-cell>
          <table:covered-table-cell table:number-columns-repeated="22"/>
          <table:table-cell table:number-columns-repeated="16361"/>
        </table:table-row>
        <table:table-row table:style-name="ro6">
          <table:table-cell office:value-type="string" table:number-columns-spanned="23" table:number-rows-spanned="1" table:style-name="ce6">
            <text:p><text:span text:style-name="T3">³Valor total pago, excluindo-se eventuais descontos.</text:span></text:p>
          </table:table-cell>
          <table:covered-table-cell table:number-columns-repeated="22"/>
          <table:table-cell table:number-columns-repeated="16361"/>
        </table:table-row>
        <table:table-row table:number-rows-repeated="104783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/>
    <dc:creator/>
    <meta:creation-date>2021-08-13T15:07:37Z</meta:creation-date>
    <dc:date>2021-08-13T15:45:38Z</dc:date>
  </office:meta>
</office:document-meta>
</file>